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Sans" svg:font-family="Nimbus Sans" style:font-family-generic="swiss" style:font-pitch="variable"/>
    <style:font-face style:name="Segoe UI Emoji" svg:font-family="Segoe UI Emoji" style:font-family-generic="swiss" style:font-pitch="variable" svg:panose-1="2 11 5 2 4 2 4 2 2 3"/>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2" style:master-page-name="MP0" style:family="paragraph">
      <style:paragraph-properties fo:break-before="page"/>
    </style:style>
    <style:style style:name="T2" style:parent-style-name="Fonteparág.padrão" style:family="text">
      <style:text-properties style:font-name="Nimbus Sans"/>
    </style:style>
    <style:style style:name="P3" style:parent-style-name="Textbody" style:family="paragraph">
      <style:text-properties style:font-name="Nimbus Sans"/>
    </style:style>
    <style:style style:name="P4" style:parent-style-name="Textbody" style:family="paragraph">
      <style:text-properties style:font-name="Nimbus Sans"/>
    </style:style>
    <style:style style:name="P5" style:parent-style-name="Título3" style:family="paragraph">
      <style:text-properties style:font-name="Nimbus Sans"/>
    </style:style>
    <style:style style:name="P6" style:parent-style-name="Textbody" style:family="paragraph">
      <style:paragraph-properties fo:text-align="center"/>
      <style:text-properties style:font-name="Nimbus Sans" fo:font-size="22pt" style:font-size-asian="22pt" style:font-size-complex="22pt"/>
    </style:style>
    <style:style style:name="P7" style:parent-style-name="Textbody" style:family="paragraph">
      <style:text-properties style:font-name="Nimbus Sans"/>
    </style:style>
    <style:style style:name="P8" style:parent-style-name="Título3" style:family="paragraph">
      <style:text-properties style:font-name="Nimbus Sans"/>
    </style:style>
    <style:style style:name="P9" style:parent-style-name="Textbody" style:family="paragraph">
      <style:text-properties style:font-name="Nimbus Sans"/>
    </style:style>
    <style:style style:name="P10" style:parent-style-name="Textbody" style:family="paragraph">
      <style:text-properties style:font-name="Nimbus Sans"/>
    </style:style>
    <style:style style:name="P11" style:parent-style-name="Textbody" style:family="paragraph">
      <style:text-properties style:font-name="Nimbus Sans"/>
    </style:style>
    <style:style style:name="P12" style:parent-style-name="Textbody" style:family="paragraph">
      <style:text-properties style:font-name="Nimbus Sans"/>
    </style:style>
    <style:style style:name="P13" style:parent-style-name="Textbody" style:family="paragraph">
      <style:text-properties style:font-name="Nimbus Sans"/>
    </style:style>
    <style:style style:name="P14" style:parent-style-name="Textbody" style:family="paragraph">
      <style:text-properties style:font-name="Nimbus Sans"/>
    </style:style>
    <style:style style:name="P15" style:parent-style-name="Textbody" style:family="paragraph">
      <style:text-properties style:font-name="Nimbus Sans"/>
    </style:style>
    <style:style style:name="P16" style:parent-style-name="Textbody" style:family="paragraph">
      <style:text-properties style:font-name="Nimbus Sans"/>
    </style:style>
    <style:style style:name="P17" style:parent-style-name="Textbody" style:family="paragraph">
      <style:text-properties style:font-name="Nimbus Sans"/>
    </style:style>
    <style:style style:name="P18" style:parent-style-name="Textbody" style:family="paragraph">
      <style:text-properties style:font-name="Nimbus Sans"/>
    </style:style>
    <style:style style:name="P19" style:parent-style-name="Textbody" style:family="paragraph">
      <style:text-properties style:font-name="Nimbus Sans"/>
    </style:style>
    <style:style style:name="P20" style:parent-style-name="Textbody" style:family="paragraph"/>
    <style:style style:name="T21" style:parent-style-name="Fonteparág.padrão" style:family="text">
      <style:text-properties style:font-name="Nimbus Sans"/>
    </style:style>
    <style:style style:name="T22" style:parent-style-name="Fonteparág.padrão" style:family="text">
      <style:text-properties style:font-name="Nimbus Sans"/>
    </style:style>
    <style:style style:name="T23" style:parent-style-name="Fonteparág.padrão" style:family="text">
      <style:text-properties style:font-name="Nimbus Sans"/>
    </style:style>
    <style:style style:name="T24" style:parent-style-name="StrongEmphasis" style:family="text">
      <style:text-properties style:font-name="Nimbus Sans"/>
    </style:style>
    <style:style style:name="P25" style:parent-style-name="Título3" style:family="paragraph">
      <style:text-properties style:font-name="Nimbus Sans"/>
    </style:style>
    <style:style style:name="P26" style:parent-style-name="Título3" style:family="paragraph">
      <style:text-properties style:font-name="Nimbus Sans" fo:font-weight="normal" style:font-weight-asian="normal" style:font-weight-complex="normal"/>
    </style:style>
    <style:style style:name="P27" style:parent-style-name="Título3" style:family="paragraph">
      <style:text-properties style:font-name="Nimbus Sans" fo:font-weight="normal" style:font-weight-asian="normal" style:font-weight-complex="normal"/>
    </style:style>
    <style:style style:name="P28" style:parent-style-name="Título3" style:family="paragraph">
      <style:text-properties style:font-name="Nimbus Sans" fo:font-weight="normal" style:font-weight-asian="normal" style:font-weight-complex="normal"/>
    </style:style>
    <style:style style:name="P29" style:parent-style-name="Título3" style:family="paragraph">
      <style:text-properties style:font-name="Nimbus Sans" fo:font-weight="normal" style:font-weight-asian="normal" style:font-weight-complex="normal"/>
    </style:style>
    <style:style style:name="P30" style:parent-style-name="Título3" style:family="paragraph">
      <style:text-properties style:font-name="Nimbus Sans" fo:font-weight="normal" style:font-weight-asian="normal" style:font-weight-complex="normal"/>
    </style:style>
    <style:style style:name="P31" style:parent-style-name="Título3" style:family="paragraph">
      <style:text-properties style:font-name="Nimbus Sans" fo:font-weight="normal" style:font-weight-asian="normal" style:font-weight-complex="normal"/>
    </style:style>
    <style:style style:name="P32" style:parent-style-name="Título3" style:family="paragraph"/>
    <style:style style:name="T33" style:parent-style-name="StrongEmphasis" style:family="text">
      <style:text-properties style:font-name="Nimbus Sans"/>
    </style:style>
    <style:style style:name="P34" style:parent-style-name="Título3" style:family="paragraph"/>
    <style:style style:name="T35" style:parent-style-name="StrongEmphasis" style:family="text">
      <style:text-properties style:font-name="Nimbus Sans"/>
    </style:style>
    <style:style style:name="P36" style:parent-style-name="Título3" style:family="paragraph"/>
    <style:style style:name="T37" style:parent-style-name="StrongEmphasis" style:family="text">
      <style:text-properties style:font-name="Nimbus Sans"/>
    </style:style>
    <style:style style:name="P38" style:parent-style-name="Título3" style:family="paragraph"/>
    <style:style style:name="T39" style:parent-style-name="StrongEmphasis" style:family="text">
      <style:text-properties style:font-name="Nimbus Sans"/>
    </style:style>
    <style:style style:name="P40" style:parent-style-name="Título3" style:family="paragraph"/>
    <style:style style:name="T41" style:parent-style-name="StrongEmphasis" style:family="text">
      <style:text-properties style:font-name="Nimbus Sans"/>
    </style:style>
    <style:style style:name="P42" style:parent-style-name="Textbody" style:family="paragraph">
      <style:text-properties style:font-name="Nimbus Sans"/>
    </style:style>
    <style:style style:name="P43" style:parent-style-name="Título3" style:family="paragraph">
      <style:text-properties style:font-name="Nimbus Sans"/>
    </style:style>
    <style:style style:name="P44" style:parent-style-name="Título3" style:family="paragraph">
      <style:text-properties style:font-name="Nimbus Sans"/>
    </style:style>
    <style:style style:name="P45" style:parent-style-name="Textbody" style:family="paragraph">
      <style:text-properties style:font-name="Nimbus Sans"/>
    </style:style>
    <style:style style:name="P46" style:parent-style-name="Textbody" style:family="paragraph">
      <style:paragraph-properties fo:margin-bottom="0in"/>
    </style:style>
    <style:style style:name="T47" style:parent-style-name="StrongEmphasis" style:family="text">
      <style:text-properties style:font-name="Nimbus Sans"/>
    </style:style>
    <style:style style:name="T48" style:parent-style-name="Fonteparág.padrão" style:family="text">
      <style:text-properties style:font-name="Nimbus Sans"/>
    </style:style>
    <style:style style:name="T49" style:parent-style-name="Fonteparág.padrão" style:family="text">
      <style:text-properties style:font-name="Nimbus Sans"/>
    </style:style>
    <style:style style:name="T50" style:parent-style-name="SourceText" style:family="text">
      <style:text-properties style:font-name="Nimbus Sans"/>
    </style:style>
    <style:style style:name="P51" style:parent-style-name="Textbody" style:family="paragraph"/>
    <style:style style:name="T52" style:parent-style-name="StrongEmphasis" style:family="text">
      <style:text-properties style:font-name="Nimbus Sans"/>
    </style:style>
    <style:style style:name="T53" style:parent-style-name="Fonteparág.padrão" style:family="text">
      <style:text-properties style:font-name="Nimbus Sans"/>
    </style:style>
    <style:style style:name="T54" style:parent-style-name="Fonteparág.padrão" style:family="text">
      <style:text-properties style:font-name="Nimbus Sans"/>
    </style:style>
    <style:style style:name="T55" style:parent-style-name="SourceText" style:family="text">
      <style:text-properties style:font-name="Nimbus Sans"/>
    </style:style>
    <style:style style:name="P56" style:parent-style-name="Título3" style:family="paragraph">
      <style:text-properties style:font-name="Nimbus Sans"/>
    </style:style>
    <style:style style:name="P57" style:parent-style-name="Textbody" style:family="paragraph">
      <style:paragraph-properties fo:margin-bottom="0in"/>
    </style:style>
    <style:style style:name="T58" style:parent-style-name="StrongEmphasis" style:family="text">
      <style:text-properties style:font-name="Nimbus Sans"/>
    </style:style>
    <style:style style:name="T59" style:parent-style-name="Fonteparág.padrão" style:family="text">
      <style:text-properties style:font-name="Nimbus Sans"/>
    </style:style>
    <style:style style:name="T60" style:parent-style-name="Fonteparág.padrão" style:family="text">
      <style:text-properties style:font-name="Nimbus Sans"/>
    </style:style>
    <style:style style:name="T61" style:parent-style-name="SourceText" style:family="text">
      <style:text-properties style:font-name="Nimbus Sans"/>
    </style:style>
    <style:style style:name="P62" style:parent-style-name="Textbody" style:family="paragraph"/>
    <style:style style:name="T63" style:parent-style-name="StrongEmphasis" style:family="text">
      <style:text-properties style:font-name="Nimbus Sans"/>
    </style:style>
    <style:style style:name="T64" style:parent-style-name="Fonteparág.padrão" style:family="text">
      <style:text-properties style:font-name="Nimbus Sans"/>
    </style:style>
    <style:style style:name="T65" style:parent-style-name="Fonteparág.padrão" style:family="text">
      <style:text-properties style:font-name="Nimbus Sans"/>
    </style:style>
    <style:style style:name="T66" style:parent-style-name="SourceText" style:family="text">
      <style:text-properties style:font-name="Nimbus Sans"/>
    </style:style>
    <style:style style:name="P67" style:parent-style-name="Textbody" style:family="paragraph">
      <style:text-properties style:font-name="Nimbus Sans"/>
    </style:style>
    <style:style style:name="P68" style:parent-style-name="Título3" style:family="paragraph">
      <style:text-properties style:font-name="Nimbus Sans"/>
    </style:style>
    <style:style style:name="P69" style:parent-style-name="Textbody" style:family="paragraph">
      <style:paragraph-properties fo:margin-bottom="0in"/>
    </style:style>
    <style:style style:name="T70" style:parent-style-name="StrongEmphasis" style:family="text">
      <style:text-properties style:font-name="Nimbus Sans"/>
    </style:style>
    <style:style style:name="T71" style:parent-style-name="Fonteparág.padrão" style:family="text">
      <style:text-properties style:font-name="Nimbus Sans"/>
    </style:style>
    <style:style style:name="T72" style:parent-style-name="Fonteparág.padrão" style:family="text">
      <style:text-properties style:font-name="Nimbus Sans"/>
    </style:style>
    <style:style style:name="T73" style:parent-style-name="SourceText" style:family="text">
      <style:text-properties style:font-name="Nimbus Sans"/>
    </style:style>
    <style:style style:name="P74" style:parent-style-name="Textbody" style:family="paragraph"/>
    <style:style style:name="T75" style:parent-style-name="StrongEmphasis" style:family="text">
      <style:text-properties style:font-name="Nimbus Sans"/>
    </style:style>
    <style:style style:name="T76" style:parent-style-name="Fonteparág.padrão" style:family="text">
      <style:text-properties style:font-name="Nimbus Sans"/>
    </style:style>
    <style:style style:name="T77" style:parent-style-name="Fonteparág.padrão" style:family="text">
      <style:text-properties style:font-name="Nimbus Sans"/>
    </style:style>
    <style:style style:name="T78" style:parent-style-name="SourceText" style:family="text">
      <style:text-properties style:font-name="Nimbus Sans"/>
    </style:style>
    <style:style style:name="P79" style:parent-style-name="Título3" style:family="paragraph">
      <style:text-properties style:font-name="Nimbus Sans"/>
    </style:style>
    <style:style style:name="P80" style:parent-style-name="Textbody" style:family="paragraph">
      <style:paragraph-properties fo:margin-bottom="0in"/>
    </style:style>
    <style:style style:name="T81" style:parent-style-name="StrongEmphasis" style:family="text">
      <style:text-properties style:font-name="Nimbus Sans"/>
    </style:style>
    <style:style style:name="T82" style:parent-style-name="Fonteparág.padrão" style:family="text">
      <style:text-properties style:font-name="Nimbus Sans"/>
    </style:style>
    <style:style style:name="T83" style:parent-style-name="Fonteparág.padrão" style:family="text">
      <style:text-properties style:font-name="Nimbus Sans"/>
    </style:style>
    <style:style style:name="T84" style:parent-style-name="SourceText" style:family="text">
      <style:text-properties style:font-name="Nimbus Sans"/>
    </style:style>
    <style:style style:name="T85" style:parent-style-name="Fonteparág.padrão" style:family="text">
      <style:text-properties style:font-name="Nimbus Sans"/>
    </style:style>
    <style:style style:name="T86" style:parent-style-name="SourceText" style:family="text">
      <style:text-properties style:font-name="Nimbus Sans"/>
    </style:style>
    <style:style style:name="P87" style:parent-style-name="Textbody" style:family="paragraph"/>
    <style:style style:name="T88" style:parent-style-name="StrongEmphasis" style:family="text">
      <style:text-properties style:font-name="Nimbus Sans"/>
    </style:style>
    <style:style style:name="T89" style:parent-style-name="Fonteparág.padrão" style:family="text">
      <style:text-properties style:font-name="Nimbus Sans"/>
    </style:style>
    <style:style style:name="T90" style:parent-style-name="Fonteparág.padrão" style:family="text">
      <style:text-properties style:font-name="Nimbus Sans"/>
    </style:style>
    <style:style style:name="T91" style:parent-style-name="SourceText" style:family="text">
      <style:text-properties style:font-name="Nimbus Sans"/>
    </style:style>
    <style:style style:name="T92" style:parent-style-name="Fonteparág.padrão" style:family="text">
      <style:text-properties style:font-name="Nimbus Sans"/>
    </style:style>
    <style:style style:name="T93" style:parent-style-name="SourceText" style:family="text">
      <style:text-properties style:font-name="Nimbus Sans"/>
    </style:style>
    <style:style style:name="T94" style:parent-style-name="Fonteparág.padrão" style:family="text">
      <style:text-properties style:font-name="Nimbus Sans"/>
    </style:style>
    <style:style style:name="P95" style:parent-style-name="Título3" style:family="paragraph">
      <style:text-properties style:font-name="Nimbus Sans"/>
    </style:style>
    <style:style style:name="P96" style:parent-style-name="Textbody" style:family="paragraph">
      <style:paragraph-properties fo:margin-bottom="0in"/>
    </style:style>
    <style:style style:name="T97" style:parent-style-name="StrongEmphasis" style:family="text">
      <style:text-properties style:font-name="Nimbus Sans"/>
    </style:style>
    <style:style style:name="T98" style:parent-style-name="Fonteparág.padrão" style:family="text">
      <style:text-properties style:font-name="Nimbus Sans"/>
    </style:style>
    <style:style style:name="T99" style:parent-style-name="Fonteparág.padrão" style:family="text">
      <style:text-properties style:font-name="Nimbus Sans"/>
    </style:style>
    <style:style style:name="T100" style:parent-style-name="SourceText" style:family="text">
      <style:text-properties style:font-name="Nimbus Sans"/>
    </style:style>
    <style:style style:name="T101" style:parent-style-name="Fonteparág.padrão" style:family="text">
      <style:text-properties style:font-name="Nimbus Sans"/>
    </style:style>
    <style:style style:name="T102" style:parent-style-name="SourceText" style:family="text">
      <style:text-properties style:font-name="Nimbus Sans"/>
    </style:style>
    <style:style style:name="T103" style:parent-style-name="Fonteparág.padrão" style:family="text">
      <style:text-properties style:font-name="Nimbus Sans"/>
    </style:style>
    <style:style style:name="T104" style:parent-style-name="SourceText" style:family="text">
      <style:text-properties style:font-name="Nimbus Sans"/>
    </style:style>
    <style:style style:name="P105" style:parent-style-name="Textbody" style:family="paragraph"/>
    <style:style style:name="T106" style:parent-style-name="StrongEmphasis" style:family="text">
      <style:text-properties style:font-name="Nimbus Sans"/>
    </style:style>
    <style:style style:name="T107" style:parent-style-name="Fonteparág.padrão" style:family="text">
      <style:text-properties style:font-name="Nimbus Sans"/>
    </style:style>
    <style:style style:name="T108" style:parent-style-name="Fonteparág.padrão" style:family="text">
      <style:text-properties style:font-name="Nimbus Sans"/>
    </style:style>
    <style:style style:name="T109" style:parent-style-name="SourceText" style:family="text">
      <style:text-properties style:font-name="Nimbus Sans"/>
    </style:style>
    <style:style style:name="P110" style:parent-style-name="Textbody" style:family="paragraph">
      <style:text-properties style:font-name="Nimbus Sans"/>
    </style:style>
    <style:style style:name="P111" style:parent-style-name="Textbody" style:family="paragraph">
      <style:text-properties style:font-name="Nimbus Sans"/>
    </style:style>
    <style:style style:name="P112" style:parent-style-name="Título3" style:family="paragraph">
      <style:text-properties style:font-name="Nimbus Sans"/>
    </style:style>
    <style:style style:name="P113" style:parent-style-name="Textbody" style:family="paragraph">
      <style:paragraph-properties fo:margin-bottom="0in"/>
    </style:style>
    <style:style style:name="T114" style:parent-style-name="StrongEmphasis" style:family="text">
      <style:text-properties style:font-name="Nimbus Sans"/>
    </style:style>
    <style:style style:name="T115" style:parent-style-name="Fonteparág.padrão" style:family="text">
      <style:text-properties style:font-name="Nimbus Sans"/>
    </style:style>
    <style:style style:name="P116" style:parent-style-name="Textbody" style:family="paragraph">
      <style:paragraph-properties fo:margin-bottom="0in"/>
    </style:style>
    <style:style style:name="T117" style:parent-style-name="StrongEmphasis" style:family="text">
      <style:text-properties style:font-name="Nimbus Sans"/>
    </style:style>
    <style:style style:name="T118" style:parent-style-name="Fonteparág.padrão" style:family="text">
      <style:text-properties style:font-name="Nimbus Sans"/>
    </style:style>
    <style:style style:name="T119" style:parent-style-name="Fonteparág.padrão" style:family="text">
      <style:text-properties style:font-name="Nimbus Sans"/>
    </style:style>
    <style:style style:name="P120" style:parent-style-name="Textbody" style:family="paragraph"/>
    <style:style style:name="T121" style:parent-style-name="StrongEmphasis" style:family="text">
      <style:text-properties style:font-name="Nimbus Sans"/>
    </style:style>
    <style:style style:name="T122" style:parent-style-name="Fonteparág.padrão" style:family="text">
      <style:text-properties style:font-name="Nimbus Sans"/>
    </style:style>
    <style:style style:name="T123" style:parent-style-name="Fonteparág.padrão" style:family="text">
      <style:text-properties style:font-name="Nimbus Sans"/>
    </style:style>
    <style:style style:name="P124" style:parent-style-name="Título3" style:family="paragraph">
      <style:text-properties style:font-name="Nimbus Sans"/>
    </style:style>
    <style:style style:name="P125" style:parent-style-name="Textbody" style:family="paragraph">
      <style:paragraph-properties fo:margin-bottom="0in"/>
    </style:style>
    <style:style style:name="T126" style:parent-style-name="StrongEmphasis" style:family="text">
      <style:text-properties style:font-name="Nimbus Sans"/>
    </style:style>
    <style:style style:name="T127" style:parent-style-name="Fonteparág.padrão" style:family="text">
      <style:text-properties style:font-name="Nimbus Sans"/>
    </style:style>
    <style:style style:name="P128" style:parent-style-name="Textbody" style:family="paragraph">
      <style:paragraph-properties fo:margin-bottom="0in"/>
    </style:style>
    <style:style style:name="T129" style:parent-style-name="StrongEmphasis" style:family="text">
      <style:text-properties style:font-name="Nimbus Sans"/>
    </style:style>
    <style:style style:name="T130" style:parent-style-name="Fonteparág.padrão" style:family="text">
      <style:text-properties style:font-name="Nimbus Sans"/>
    </style:style>
    <style:style style:name="T131" style:parent-style-name="Fonteparág.padrão" style:family="text">
      <style:text-properties style:font-name="Nimbus Sans"/>
    </style:style>
    <style:style style:name="P132" style:parent-style-name="Textbody" style:family="paragraph"/>
    <style:style style:name="T133" style:parent-style-name="StrongEmphasis" style:family="text">
      <style:text-properties style:font-name="Nimbus Sans"/>
    </style:style>
    <style:style style:name="T134" style:parent-style-name="Fonteparág.padrão" style:family="text">
      <style:text-properties style:font-name="Nimbus Sans"/>
    </style:style>
    <style:style style:name="T135" style:parent-style-name="Fonteparág.padrão" style:family="text">
      <style:text-properties style:font-name="Nimbus Sans"/>
    </style:style>
    <style:style style:name="T136" style:parent-style-name="Fonteparág.padrão" style:family="text">
      <style:text-properties style:font-name="Nimbus Sans"/>
    </style:style>
    <style:style style:name="T137" style:parent-style-name="SourceText" style:family="text">
      <style:text-properties style:font-name="Nimbus Sans"/>
    </style:style>
    <style:style style:name="T138" style:parent-style-name="Fonteparág.padrão" style:family="text">
      <style:text-properties style:font-name="Nimbus Sans"/>
    </style:style>
    <style:style style:name="T139" style:parent-style-name="SourceText" style:family="text">
      <style:text-properties style:font-name="Nimbus Sans"/>
    </style:style>
    <style:style style:name="T140" style:parent-style-name="Fonteparág.padrão" style:family="text">
      <style:text-properties style:font-name="Nimbus Sans"/>
    </style:style>
    <style:style style:name="P141" style:parent-style-name="Título3" style:family="paragraph">
      <style:text-properties style:font-name="Nimbus Sans"/>
    </style:style>
    <style:style style:name="P142" style:parent-style-name="Textbody" style:family="paragraph">
      <style:paragraph-properties fo:margin-bottom="0in"/>
    </style:style>
    <style:style style:name="T143" style:parent-style-name="StrongEmphasis" style:family="text">
      <style:text-properties style:font-name="Nimbus Sans"/>
    </style:style>
    <style:style style:name="T144" style:parent-style-name="Fonteparág.padrão" style:family="text">
      <style:text-properties style:font-name="Nimbus Sans"/>
    </style:style>
    <style:style style:name="T145" style:parent-style-name="Fonteparág.padrão" style:family="text">
      <style:text-properties style:font-name="Nimbus Sans"/>
    </style:style>
    <style:style style:name="P146" style:parent-style-name="Textbody" style:family="paragraph"/>
    <style:style style:name="T147" style:parent-style-name="StrongEmphasis" style:family="text">
      <style:text-properties style:font-name="Nimbus Sans"/>
    </style:style>
    <style:style style:name="T148" style:parent-style-name="Fonteparág.padrão" style:family="text">
      <style:text-properties style:font-name="Nimbus Sans"/>
    </style:style>
    <style:style style:name="T149" style:parent-style-name="Fonteparág.padrão" style:family="text">
      <style:text-properties style:font-name="Nimbus Sans"/>
    </style:style>
    <style:style style:name="P150" style:parent-style-name="Textbody" style:family="paragraph">
      <style:text-properties style:font-name="Nimbus Sans"/>
    </style:style>
    <style:style style:name="P151" style:parent-style-name="Textbody" style:family="paragraph">
      <style:text-properties style:font-name="Nimbus Sans"/>
    </style:style>
    <style:style style:name="P152" style:parent-style-name="Título3" style:family="paragraph">
      <style:text-properties style:font-name="Nimbus Sans"/>
    </style:style>
    <style:style style:name="P153" style:parent-style-name="Textbody" style:family="paragraph">
      <style:paragraph-properties fo:margin-bottom="0in"/>
    </style:style>
    <style:style style:name="T154" style:parent-style-name="StrongEmphasis" style:family="text">
      <style:text-properties style:font-name="Nimbus Sans"/>
    </style:style>
    <style:style style:name="T155" style:parent-style-name="Fonteparág.padrão" style:family="text">
      <style:text-properties style:font-name="Nimbus Sans"/>
    </style:style>
    <style:style style:name="T156" style:parent-style-name="Fonteparág.padrão" style:family="text">
      <style:text-properties style:font-name="Nimbus Sans"/>
    </style:style>
    <style:style style:name="P157" style:parent-style-name="Textbody" style:family="paragraph">
      <style:paragraph-properties fo:margin-bottom="0in"/>
    </style:style>
    <style:style style:name="T158" style:parent-style-name="StrongEmphasis" style:family="text">
      <style:text-properties style:font-name="Nimbus Sans"/>
    </style:style>
    <style:style style:name="T159" style:parent-style-name="Fonteparág.padrão" style:family="text">
      <style:text-properties style:font-name="Nimbus Sans"/>
    </style:style>
    <style:style style:name="T160" style:parent-style-name="Fonteparág.padrão" style:family="text">
      <style:text-properties style:font-name="Nimbus Sans"/>
    </style:style>
    <style:style style:name="P161" style:parent-style-name="Textbody" style:family="paragraph">
      <style:paragraph-properties fo:margin-bottom="0in"/>
    </style:style>
    <style:style style:name="T162" style:parent-style-name="StrongEmphasis" style:family="text">
      <style:text-properties style:font-name="Nimbus Sans"/>
    </style:style>
    <style:style style:name="T163" style:parent-style-name="Fonteparág.padrão" style:family="text">
      <style:text-properties style:font-name="Nimbus Sans"/>
    </style:style>
    <style:style style:name="T164" style:parent-style-name="Fonteparág.padrão" style:family="text">
      <style:text-properties style:font-name="Nimbus Sans"/>
    </style:style>
    <style:style style:name="P165" style:parent-style-name="Textbody" style:family="paragraph"/>
    <style:style style:name="T166" style:parent-style-name="StrongEmphasis" style:family="text">
      <style:text-properties style:font-name="Nimbus Sans"/>
    </style:style>
    <style:style style:name="T167" style:parent-style-name="Fonteparág.padrão" style:family="text">
      <style:text-properties style:font-name="Nimbus Sans"/>
    </style:style>
    <style:style style:name="T168" style:parent-style-name="Fonteparág.padrão" style:family="text">
      <style:text-properties style:font-name="Nimbus Sans"/>
    </style:style>
    <style:style style:name="P169" style:parent-style-name="Título3" style:family="paragraph">
      <style:text-properties style:font-name="Nimbus Sans"/>
    </style:style>
    <style:style style:name="P170" style:parent-style-name="Textbody" style:family="paragraph">
      <style:paragraph-properties fo:margin-bottom="0in"/>
    </style:style>
    <style:style style:name="T171" style:parent-style-name="StrongEmphasis" style:family="text">
      <style:text-properties style:font-name="Nimbus Sans"/>
    </style:style>
    <style:style style:name="T172" style:parent-style-name="Fonteparág.padrão" style:family="text">
      <style:text-properties style:font-name="Nimbus Sans"/>
    </style:style>
    <style:style style:name="T173" style:parent-style-name="Fonteparág.padrão" style:family="text">
      <style:text-properties style:font-name="Nimbus Sans"/>
    </style:style>
    <style:style style:name="P174" style:parent-style-name="Textbody" style:family="paragraph"/>
    <style:style style:name="T175" style:parent-style-name="StrongEmphasis" style:family="text">
      <style:text-properties style:font-name="Nimbus Sans"/>
    </style:style>
    <style:style style:name="T176" style:parent-style-name="Fonteparág.padrão" style:family="text">
      <style:text-properties style:font-name="Nimbus Sans"/>
    </style:style>
    <style:style style:name="T177" style:parent-style-name="Fonteparág.padrão" style:family="text">
      <style:text-properties style:font-name="Nimbus Sans"/>
    </style:style>
    <style:style style:name="P178" style:parent-style-name="Título3" style:family="paragraph">
      <style:text-properties style:font-name="Nimbus Sans"/>
    </style:style>
    <style:style style:name="P179" style:parent-style-name="Textbody" style:family="paragraph">
      <style:paragraph-properties fo:margin-bottom="0in"/>
    </style:style>
    <style:style style:name="T180" style:parent-style-name="StrongEmphasis" style:family="text">
      <style:text-properties style:font-name="Nimbus Sans"/>
    </style:style>
    <style:style style:name="T181" style:parent-style-name="Fonteparág.padrão" style:family="text">
      <style:text-properties style:font-name="Nimbus Sans"/>
    </style:style>
    <style:style style:name="T182" style:parent-style-name="Fonteparág.padrão" style:family="text">
      <style:text-properties style:font-name="Nimbus Sans"/>
    </style:style>
    <style:style style:name="P183" style:parent-style-name="Textbody" style:family="paragraph"/>
    <style:style style:name="T184" style:parent-style-name="StrongEmphasis" style:family="text">
      <style:text-properties style:font-name="Nimbus Sans"/>
    </style:style>
    <style:style style:name="T185" style:parent-style-name="Fonteparág.padrão" style:family="text">
      <style:text-properties style:font-name="Nimbus Sans"/>
    </style:style>
    <style:style style:name="T186" style:parent-style-name="Fonteparág.padrão" style:family="text">
      <style:text-properties style:font-name="Nimbus Sans"/>
    </style:style>
    <style:style style:name="P187" style:parent-style-name="Textbody" style:family="paragraph">
      <style:text-properties style:font-name="Nimbus Sans"/>
    </style:style>
    <style:style style:name="P188" style:parent-style-name="Textbody" style:family="paragraph">
      <style:text-properties style:font-name="Nimbus Sans"/>
    </style:style>
    <style:style style:name="P189" style:parent-style-name="Título3" style:family="paragraph">
      <style:paragraph-properties fo:text-align="center"/>
      <style:text-properties style:font-name="Nimbus Sans" fo:font-size="33pt" style:font-size-asian="33pt" style:font-size-complex="160pt"/>
    </style:style>
    <style:style style:name="P190" style:parent-style-name="Título3" style:family="paragraph">
      <style:text-properties style:font-name="Nimbus Sans"/>
    </style:style>
    <style:style style:name="P191" style:parent-style-name="Textbody" style:family="paragraph">
      <style:text-properties style:font-name="Nimbus Sans"/>
    </style:style>
    <style:style style:name="P192" style:parent-style-name="Título3" style:family="paragraph">
      <style:text-properties style:font-name="Nimbus Sans"/>
    </style:style>
    <style:style style:name="P193" style:parent-style-name="Textbody" style:family="paragraph"/>
    <style:style style:name="T194" style:parent-style-name="StrongEmphasis" style:family="text">
      <style:text-properties style:font-name="Nimbus Sans"/>
    </style:style>
    <style:style style:name="T195" style:parent-style-name="Fonteparág.padrão" style:family="text">
      <style:text-properties style:font-name="Nimbus Sans"/>
    </style:style>
    <style:style style:name="T196" style:parent-style-name="Fonteparág.padrão" style:family="text">
      <style:text-properties style:font-name="Nimbus Sans"/>
    </style:style>
    <style:style style:name="P197" style:parent-style-name="Textbody" style:family="paragraph">
      <style:paragraph-properties fo:margin-bottom="0in"/>
    </style:style>
    <style:style style:name="T198" style:parent-style-name="StrongEmphasis" style:family="text">
      <style:text-properties style:font-name="Nimbus Sans"/>
    </style:style>
    <style:style style:name="T199" style:parent-style-name="Fonteparág.padrão" style:family="text">
      <style:text-properties style:font-name="Nimbus Sans"/>
    </style:style>
    <style:style style:name="T200" style:parent-style-name="Fonteparág.padrão" style:family="text">
      <style:text-properties style:font-name="Nimbus Sans"/>
    </style:style>
    <style:style style:name="P201" style:parent-style-name="Textbody" style:family="paragraph">
      <style:paragraph-properties fo:margin-bottom="0in"/>
    </style:style>
    <style:style style:name="T202" style:parent-style-name="StrongEmphasis" style:family="text">
      <style:text-properties style:font-name="Nimbus Sans"/>
    </style:style>
    <style:style style:name="T203" style:parent-style-name="Fonteparág.padrão" style:family="text">
      <style:text-properties style:font-name="Nimbus Sans"/>
    </style:style>
    <style:style style:name="T204" style:parent-style-name="Fonteparág.padrão" style:family="text">
      <style:text-properties style:font-name="Nimbus Sans"/>
    </style:style>
    <style:style style:name="P205" style:parent-style-name="Textbody" style:family="paragraph">
      <style:paragraph-properties fo:margin-bottom="0in"/>
    </style:style>
    <style:style style:name="T206" style:parent-style-name="StrongEmphasis" style:family="text">
      <style:text-properties style:font-name="Nimbus Sans"/>
    </style:style>
    <style:style style:name="T207" style:parent-style-name="Fonteparág.padrão" style:family="text">
      <style:text-properties style:font-name="Nimbus Sans"/>
    </style:style>
    <style:style style:name="T208" style:parent-style-name="Fonteparág.padrão" style:family="text">
      <style:text-properties style:font-name="Nimbus Sans"/>
    </style:style>
    <style:style style:name="P209" style:parent-style-name="Textbody" style:family="paragraph">
      <style:paragraph-properties fo:margin-bottom="0in"/>
    </style:style>
    <style:style style:name="T210" style:parent-style-name="StrongEmphasis" style:family="text">
      <style:text-properties style:font-name="Nimbus Sans"/>
    </style:style>
    <style:style style:name="T211" style:parent-style-name="Fonteparág.padrão" style:family="text">
      <style:text-properties style:font-name="Nimbus Sans"/>
    </style:style>
    <style:style style:name="T212" style:parent-style-name="Fonteparág.padrão" style:family="text">
      <style:text-properties style:font-name="Nimbus Sans"/>
    </style:style>
    <style:style style:name="P213" style:parent-style-name="Textbody" style:family="paragraph">
      <style:paragraph-properties fo:margin-bottom="0in"/>
    </style:style>
    <style:style style:name="T214" style:parent-style-name="StrongEmphasis" style:family="text">
      <style:text-properties style:font-name="Nimbus Sans"/>
    </style:style>
    <style:style style:name="T215" style:parent-style-name="Fonteparág.padrão" style:family="text">
      <style:text-properties style:font-name="Nimbus Sans"/>
    </style:style>
    <style:style style:name="T216" style:parent-style-name="Fonteparág.padrão" style:family="text">
      <style:text-properties style:font-name="Nimbus Sans"/>
    </style:style>
    <style:style style:name="P217" style:parent-style-name="Textbody" style:family="paragraph"/>
    <style:style style:name="T218" style:parent-style-name="StrongEmphasis" style:family="text">
      <style:text-properties style:font-name="Nimbus Sans"/>
    </style:style>
    <style:style style:name="T219" style:parent-style-name="Fonteparág.padrão" style:family="text">
      <style:text-properties style:font-name="Nimbus Sans"/>
    </style:style>
    <style:style style:name="T220" style:parent-style-name="Fonteparág.padrão" style:family="text">
      <style:text-properties style:font-name="Nimbus Sans"/>
    </style:style>
    <style:style style:name="P221" style:parent-style-name="Título3" style:family="paragraph">
      <style:text-properties style:font-name="Nimbus Sans"/>
    </style:style>
    <style:style style:name="P222" style:parent-style-name="Título3" style:family="paragraph">
      <style:text-properties style:font-name="Nimbus Sans"/>
    </style:style>
    <style:style style:name="P223" style:parent-style-name="Textbody" style:family="paragraph">
      <style:paragraph-properties fo:margin-bottom="0in"/>
    </style:style>
    <style:style style:name="T224" style:parent-style-name="StrongEmphasis" style:family="text">
      <style:text-properties style:font-name="Nimbus Sans"/>
    </style:style>
    <style:style style:name="T225" style:parent-style-name="StrongEmphasis" style:family="text">
      <style:text-properties style:font-name="Nimbus Sans"/>
    </style:style>
    <style:style style:name="T226" style:parent-style-name="Fonteparág.padrão" style:family="text">
      <style:text-properties style:font-name="Nimbus Sans"/>
    </style:style>
    <style:style style:name="P227" style:parent-style-name="Textbody" style:family="paragraph">
      <style:paragraph-properties fo:margin-bottom="0in"/>
    </style:style>
    <style:style style:name="T228" style:parent-style-name="SourceText" style:family="text">
      <style:text-properties style:font-name="Nimbus Sans"/>
    </style:style>
    <style:style style:name="T229" style:parent-style-name="Fonteparág.padrão" style:family="text">
      <style:text-properties style:font-name="Nimbus Sans"/>
    </style:style>
    <style:style style:name="T230" style:parent-style-name="Fonteparág.padrão" style:family="text">
      <style:text-properties style:font-name="Nimbus Sans"/>
    </style:style>
    <style:style style:name="P231" style:parent-style-name="Textbody" style:family="paragraph">
      <style:paragraph-properties fo:margin-bottom="0in"/>
    </style:style>
    <style:style style:name="T232" style:parent-style-name="StrongEmphasis" style:family="text">
      <style:text-properties style:font-name="Nimbus Sans"/>
    </style:style>
    <style:style style:name="T233" style:parent-style-name="StrongEmphasis" style:family="text">
      <style:text-properties style:font-name="Nimbus Sans"/>
    </style:style>
    <style:style style:name="T234" style:parent-style-name="Fonteparág.padrão" style:family="text">
      <style:text-properties style:font-name="Nimbus Sans"/>
    </style:style>
    <style:style style:name="P235" style:parent-style-name="Textbody" style:family="paragraph">
      <style:paragraph-properties fo:margin-bottom="0in"/>
    </style:style>
    <style:style style:name="T236" style:parent-style-name="SourceText" style:family="text">
      <style:text-properties style:font-name="Nimbus Sans"/>
    </style:style>
    <style:style style:name="T237" style:parent-style-name="Fonteparág.padrão" style:family="text">
      <style:text-properties style:font-name="Nimbus Sans"/>
    </style:style>
    <style:style style:name="T238" style:parent-style-name="Fonteparág.padrão" style:family="text">
      <style:text-properties style:font-name="Nimbus Sans"/>
    </style:style>
    <style:style style:name="P239" style:parent-style-name="Textbody" style:family="paragraph">
      <style:paragraph-properties fo:margin-bottom="0in"/>
    </style:style>
    <style:style style:name="T240" style:parent-style-name="SourceText" style:family="text">
      <style:text-properties style:font-name="Nimbus Sans"/>
    </style:style>
    <style:style style:name="T241" style:parent-style-name="Fonteparág.padrão" style:family="text">
      <style:text-properties style:font-name="Nimbus Sans"/>
    </style:style>
    <style:style style:name="T242" style:parent-style-name="Fonteparág.padrão" style:family="text">
      <style:text-properties style:font-name="Nimbus Sans"/>
    </style:style>
    <style:style style:name="P243" style:parent-style-name="Textbody" style:family="paragraph">
      <style:paragraph-properties fo:margin-bottom="0in"/>
    </style:style>
    <style:style style:name="T244" style:parent-style-name="Fonteparág.padrão" style:family="text">
      <style:text-properties style:font-name="Nimbus Sans"/>
    </style:style>
    <style:style style:name="T245" style:parent-style-name="Fonteparág.padrão" style:family="text">
      <style:text-properties style:font-name="Nimbus Sans"/>
    </style:style>
    <style:style style:name="T246" style:parent-style-name="Fonteparág.padrão" style:family="text">
      <style:text-properties style:font-name="Nimbus Sans"/>
    </style:style>
    <style:style style:name="P247" style:parent-style-name="Textbody" style:family="paragraph"/>
    <style:style style:name="T248" style:parent-style-name="StrongEmphasis" style:family="text">
      <style:text-properties style:font-name="Nimbus Sans"/>
    </style:style>
    <style:style style:name="T249" style:parent-style-name="StrongEmphasis" style:family="text">
      <style:text-properties style:font-name="Nimbus Sans"/>
    </style:style>
    <style:style style:name="T250" style:parent-style-name="Fonteparág.padrão" style:family="text">
      <style:text-properties style:font-name="Nimbus Sans"/>
    </style:style>
    <style:style style:name="T251" style:parent-style-name="Fonteparág.padrão" style:family="text">
      <style:text-properties style:font-name="Nimbus Sans" fo:font-weight="bold" style:font-weight-asian="bold" style:font-weight-complex="bold" fo:font-size="14pt" style:font-size-asian="14pt" style:font-size-complex="14pt"/>
    </style:style>
    <style:style style:name="P252" style:parent-style-name="Textbody" style:family="paragraph"/>
    <style:style style:name="T253" style:parent-style-name="StrongEmphasis" style:family="text">
      <style:text-properties style:font-name="Nimbus Sans"/>
    </style:style>
    <style:style style:name="T254" style:parent-style-name="StrongEmphasis" style:family="text">
      <style:text-properties style:font-name="Nimbus Sans"/>
    </style:style>
    <style:style style:name="P255" style:parent-style-name="Textbody" style:family="paragraph">
      <style:text-properties fo:font-weight="bold" style:font-weight-asian="bold" style:font-weight-complex="bold"/>
    </style:style>
    <style:style style:name="P256" style:parent-style-name="Textbody" style:family="paragraph"/>
    <style:style style:name="T257" style:parent-style-name="Fonteparág.padrão" style:family="text">
      <style:text-properties fo:font-weight="bold" style:font-weight-asian="bold" style:font-weight-complex="bold"/>
    </style:style>
    <style:style style:name="P258" style:parent-style-name="Textbody" style:family="paragraph">
      <style:paragraph-properties fo:margin-left="0.9847in" fo:text-indent="0.4923in">
        <style:tab-stops/>
      </style:paragraph-properties>
    </style:style>
    <style:style style:name="P259" style:parent-style-name="Textbody" style:family="paragraph">
      <style:paragraph-properties fo:margin-left="0.9847in" fo:text-indent="0.4923in">
        <style:tab-stops/>
      </style:paragraph-properties>
    </style:style>
    <style:style style:name="P260" style:parent-style-name="Textbody" style:family="paragraph">
      <style:paragraph-properties fo:margin-left="1.477in">
        <style:tab-stops/>
      </style:paragraph-properties>
    </style:style>
    <style:style style:name="P261" style:parent-style-name="Textbody" style:family="paragraph"/>
    <style:style style:name="T262" style:parent-style-name="Fonteparág.padrão" style:family="text">
      <style:text-properties fo:font-weight="bold" style:font-weight-asian="bold" style:font-weight-complex="bold"/>
    </style:style>
    <style:style style:name="P263" style:parent-style-name="Textbody" style:family="paragraph">
      <style:paragraph-properties fo:margin-left="0.9847in" fo:text-indent="0.4923in">
        <style:tab-stops/>
      </style:paragraph-properties>
    </style:style>
    <style:style style:name="P264" style:parent-style-name="Textbody" style:family="paragraph">
      <style:paragraph-properties fo:margin-left="0.9847in" fo:text-indent="0.4923in">
        <style:tab-stops/>
      </style:paragraph-properties>
    </style:style>
    <style:style style:name="P265" style:parent-style-name="Textbody" style:family="paragraph">
      <style:paragraph-properties fo:margin-left="0.9847in">
        <style:tab-stops/>
      </style:paragraph-properties>
      <style:text-properties fo:font-weight="bold" style:font-weight-asian="bold" style:font-weight-complex="bold"/>
    </style:style>
    <style:style style:name="P266" style:parent-style-name="Textbody" style:family="paragraph">
      <style:text-properties fo:font-weight="bold" style:font-weight-asian="bold" style:font-weight-complex="bold"/>
    </style:style>
    <style:style style:name="P267" style:parent-style-name="Textbody" style:family="paragraph"/>
    <style:style style:name="T268" style:parent-style-name="Fonteparág.padrão" style:family="text">
      <style:text-properties fo:font-weight="bold" style:font-weight-asian="bold" style:font-weight-complex="bold"/>
    </style:style>
    <style:style style:name="P269" style:parent-style-name="Textbody" style:family="paragraph">
      <style:paragraph-properties fo:margin-left="0.9847in" fo:text-indent="0.4923in">
        <style:tab-stops/>
      </style:paragraph-properties>
    </style:style>
    <style:style style:name="T270" style:parent-style-name="Fonteparág.padrão" style:family="text">
      <style:text-properties fo:font-weight="bold" style:font-weight-asian="bold" style:font-weight-complex="bold"/>
    </style:style>
    <style:style style:name="P271" style:parent-style-name="Textbody" style:family="paragraph">
      <style:paragraph-properties fo:margin-left="0.9847in" fo:text-indent="0.4923in">
        <style:tab-stops/>
      </style:paragraph-properties>
    </style:style>
    <style:style style:name="T272" style:parent-style-name="Fonteparág.padrão" style:family="text">
      <style:text-properties fo:font-weight="bold" style:font-weight-asian="bold" style:font-weight-complex="bold"/>
    </style:style>
    <style:style style:name="P273" style:parent-style-name="Textbody" style:family="paragraph">
      <style:paragraph-properties fo:margin-left="0.9847in" fo:text-indent="0.4923in">
        <style:tab-stops/>
      </style:paragraph-properties>
    </style:style>
    <style:style style:name="T274" style:parent-style-name="Fonteparág.padrão" style:family="text">
      <style:text-properties fo:font-weight="bold" style:font-weight-asian="bold" style:font-weight-complex="bold"/>
    </style:style>
    <style:style style:name="P275" style:parent-style-name="Textbody" style:family="paragraph">
      <style:paragraph-properties fo:margin-left="1.477in" fo:text-indent="0.4923in">
        <style:tab-stops/>
      </style:paragraph-properties>
    </style:style>
    <style:style style:name="P276" style:parent-style-name="Textbody" style:family="paragraph">
      <style:paragraph-properties fo:margin-left="1.477in" fo:text-indent="0.4923in">
        <style:tab-stops/>
      </style:paragraph-properties>
    </style:style>
    <style:style style:name="P277" style:parent-style-name="Textbody" style:family="paragraph">
      <style:paragraph-properties fo:margin-left="0.9847in">
        <style:tab-stops/>
      </style:paragraph-properties>
      <style:text-properties fo:font-weight="bold" style:font-weight-asian="bold" style:font-weight-complex="bold"/>
    </style:style>
    <style:style style:name="P278" style:parent-style-name="Textbody" style:family="paragraph">
      <style:text-properties fo:font-weight="bold" style:font-weight-asian="bold" style:font-weight-complex="bold"/>
    </style:style>
    <style:style style:name="P279" style:parent-style-name="Textbody" style:family="paragraph">
      <style:paragraph-properties fo:margin-left="0.9847in">
        <style:tab-stops/>
      </style:paragraph-properties>
    </style:style>
    <style:style style:name="T280" style:parent-style-name="Fonteparág.padrão" style:family="text">
      <style:text-properties fo:font-weight="bold" style:font-weight-asian="bold" style:font-weight-complex="bold"/>
    </style:style>
    <style:style style:name="P281" style:parent-style-name="Textbody" style:family="paragraph">
      <style:paragraph-properties fo:margin-left="0.9847in">
        <style:tab-stops/>
      </style:paragraph-properties>
    </style:style>
    <style:style style:name="P282" style:parent-style-name="Textbody" style:family="paragraph">
      <style:paragraph-properties fo:margin-left="0.9847in">
        <style:tab-stops/>
      </style:paragraph-properties>
    </style:style>
    <style:style style:name="P283" style:parent-style-name="Textbody" style:family="paragraph">
      <style:paragraph-properties fo:margin-left="0.9847in">
        <style:tab-stops/>
      </style:paragraph-properties>
      <style:text-properties fo:font-weight="bold" style:font-weight-asian="bold" style:font-weight-complex="bold"/>
    </style:style>
    <style:style style:name="P284" style:parent-style-name="Textbody" style:family="paragraph">
      <style:text-properties fo:font-weight="bold" style:font-weight-asian="bold" style:font-weight-complex="bold"/>
    </style:style>
    <style:style style:name="P285" style:parent-style-name="Textbody" style:family="paragraph"/>
    <style:style style:name="T286" style:parent-style-name="Fonteparág.padrão" style:family="text">
      <style:text-properties fo:font-weight="bold" style:font-weight-asian="bold" style:font-weight-complex="bold"/>
    </style:style>
    <style:style style:name="P287" style:parent-style-name="Textbody" style:family="paragraph">
      <style:paragraph-properties fo:margin-left="0.9847in" fo:text-indent="0.4923in">
        <style:tab-stops/>
      </style:paragraph-properties>
    </style:style>
    <style:style style:name="T288" style:parent-style-name="Fonteparág.padrão" style:family="text">
      <style:text-properties fo:font-weight="bold" style:font-weight-asian="bold" style:font-weight-complex="bold"/>
    </style:style>
    <style:style style:name="P289" style:parent-style-name="Textbody" style:family="paragraph"/>
    <style:style style:name="T290" style:parent-style-name="Fonteparág.padrão" style:family="text">
      <style:text-properties fo:font-weight="bold" style:font-weight-asian="bold" style:font-weight-complex="bold"/>
    </style:style>
    <style:style style:name="P291" style:parent-style-name="Textbody" style:family="paragraph">
      <style:paragraph-properties fo:margin-left="0.9847in" fo:text-indent="0.4923in">
        <style:tab-stops/>
      </style:paragraph-properties>
    </style:style>
    <style:style style:name="P292" style:parent-style-name="Textbody" style:family="paragraph">
      <style:paragraph-properties fo:margin-left="0.9847in" fo:text-indent="0.4923in">
        <style:tab-stops/>
      </style:paragraph-properties>
    </style:style>
    <style:style style:name="P293" style:parent-style-name="Textbody" style:family="paragraph">
      <style:paragraph-properties fo:margin-left="0.9847in">
        <style:tab-stops/>
      </style:paragraph-properties>
      <style:text-properties fo:font-weight="bold" style:font-weight-asian="bold" style:font-weight-complex="bold"/>
    </style:style>
    <style:style style:name="P294" style:parent-style-name="Textbody" style:family="paragraph">
      <style:text-properties fo:font-weight="bold" style:font-weight-asian="bold" style:font-weight-complex="bold"/>
    </style:style>
    <style:style style:name="P295" style:parent-style-name="Textbody" style:family="paragraph">
      <style:paragraph-properties fo:margin-left="0.7881in" fo:text-indent="0.1965in">
        <style:tab-stops/>
      </style:paragraph-properties>
    </style:style>
    <style:style style:name="T296" style:parent-style-name="Fonteparág.padrão" style:family="text">
      <style:text-properties fo:font-weight="bold" style:font-weight-asian="bold" style:font-weight-complex="bold"/>
    </style:style>
    <style:style style:name="P297" style:parent-style-name="Textbody" style:family="paragraph">
      <style:paragraph-properties fo:margin-left="0.9847in">
        <style:tab-stops/>
      </style:paragraph-properties>
    </style:style>
    <style:style style:name="P298" style:parent-style-name="Textbody" style:family="paragraph">
      <style:paragraph-properties fo:margin-left="0.7881in" fo:text-indent="0.1965in">
        <style:tab-stops/>
      </style:paragraph-properties>
    </style:style>
    <style:style style:name="P299" style:parent-style-name="Textbody" style:family="paragraph">
      <style:paragraph-properties fo:margin-left="0.9847in">
        <style:tab-stops/>
      </style:paragraph-properties>
      <style:text-properties fo:font-weight="bold" style:font-weight-asian="bold" style:font-weight-complex="bold"/>
    </style:style>
    <style:style style:name="P300" style:parent-style-name="Textbody" style:family="paragraph">
      <style:text-properties fo:font-weight="bold" style:font-weight-asian="bold" style:font-weight-complex="bold"/>
    </style:style>
    <style:style style:name="P301" style:parent-style-name="Textbody" style:family="paragraph">
      <style:paragraph-properties fo:margin-left="0.9847in">
        <style:tab-stops/>
      </style:paragraph-properties>
    </style:style>
    <style:style style:name="T302" style:parent-style-name="Fonteparág.padrão" style:family="text">
      <style:text-properties fo:font-weight="bold" style:font-weight-asian="bold" style:font-weight-complex="bold"/>
    </style:style>
    <style:style style:name="P303" style:parent-style-name="Textbody" style:family="paragraph">
      <style:paragraph-properties fo:margin-left="0.9847in">
        <style:tab-stops/>
      </style:paragraph-properties>
    </style:style>
    <style:style style:name="P304" style:parent-style-name="Textbody" style:family="paragraph">
      <style:paragraph-properties fo:margin-left="0.9847in">
        <style:tab-stops/>
      </style:paragraph-properties>
    </style:style>
    <style:style style:name="P305" style:parent-style-name="Textbody" style:family="paragraph">
      <style:paragraph-properties fo:margin-left="0.9847in">
        <style:tab-stops/>
      </style:paragraph-properties>
    </style:style>
    <style:style style:name="P306" style:parent-style-name="Textbody" style:family="paragraph">
      <style:paragraph-properties fo:margin-left="0.9847in">
        <style:tab-stops/>
      </style:paragraph-properties>
    </style:style>
    <style:style style:name="P307" style:parent-style-name="Textbody" style:family="paragraph">
      <style:paragraph-properties fo:margin-left="0.9847in">
        <style:tab-stops/>
      </style:paragraph-properties>
    </style:style>
    <style:style style:name="P308" style:parent-style-name="Textbody" style:family="paragraph">
      <style:paragraph-properties fo:margin-left="0.9847in">
        <style:tab-stops/>
      </style:paragraph-properties>
      <style:text-properties fo:font-weight="bold" style:font-weight-asian="bold" style:font-weight-complex="bold"/>
    </style:style>
    <style:style style:name="P309" style:parent-style-name="Textbody" style:family="paragraph">
      <style:text-properties fo:font-weight="bold" style:font-weight-asian="bold" style:font-weight-complex="bold"/>
    </style:style>
    <style:style style:name="P310" style:parent-style-name="Textbody" style:family="paragraph">
      <style:paragraph-properties fo:margin-left="0.9847in">
        <style:tab-stops/>
      </style:paragraph-properties>
    </style:style>
    <style:style style:name="T311" style:parent-style-name="Fonteparág.padrão" style:family="text">
      <style:text-properties fo:font-weight="bold" style:font-weight-asian="bold" style:font-weight-complex="bold"/>
    </style:style>
    <style:style style:name="T312" style:parent-style-name="Fonteparág.padrão" style:family="text">
      <style:text-properties fo:font-weight="bold" style:font-weight-asian="bold" style:font-weight-complex="bold"/>
    </style:style>
    <style:style style:name="T313" style:parent-style-name="Fonteparág.padrão" style:family="text">
      <style:text-properties fo:font-weight="bold" style:font-weight-asian="bold" style:font-weight-complex="bold"/>
    </style:style>
    <style:style style:name="P314" style:parent-style-name="Textbody" style:family="paragraph">
      <style:paragraph-properties fo:margin-left="0.9847in">
        <style:tab-stops/>
      </style:paragraph-properties>
    </style:style>
    <style:style style:name="P315" style:parent-style-name="Textbody" style:family="paragraph">
      <style:paragraph-properties fo:margin-left="0.9847in">
        <style:tab-stops/>
      </style:paragraph-properties>
    </style:style>
    <style:style style:name="P316" style:parent-style-name="Textbody" style:family="paragraph">
      <style:paragraph-properties fo:margin-left="0.9847in">
        <style:tab-stops/>
      </style:paragraph-properties>
      <style:text-properties fo:font-weight="bold" style:font-weight-asian="bold" style:font-weight-complex="bold"/>
    </style:style>
    <style:style style:name="P317" style:parent-style-name="Textbody" style:family="paragraph">
      <style:text-properties fo:font-weight="bold" style:font-weight-asian="bold" style:font-weight-complex="bold"/>
    </style:style>
    <style:style style:name="P318" style:parent-style-name="Textbody" style:family="paragraph">
      <style:paragraph-properties fo:margin-left="0.9847in">
        <style:tab-stops/>
      </style:paragraph-properties>
    </style:style>
    <style:style style:name="T319" style:parent-style-name="Fonteparág.padrão" style:family="text">
      <style:text-properties fo:font-weight="bold" style:font-weight-asian="bold" style:font-weight-complex="bold"/>
    </style:style>
    <style:style style:name="P320" style:parent-style-name="Textbody" style:family="paragraph">
      <style:paragraph-properties fo:margin-left="0.9847in">
        <style:tab-stops/>
      </style:paragraph-properties>
    </style:style>
    <style:style style:name="P321" style:parent-style-name="Textbody" style:family="paragraph">
      <style:paragraph-properties fo:margin-left="0.9847in">
        <style:tab-stops/>
      </style:paragraph-properties>
    </style:style>
    <style:style style:name="P322" style:parent-style-name="Textbody" style:family="paragraph">
      <style:paragraph-properties fo:margin-left="0.9847in">
        <style:tab-stops/>
      </style:paragraph-properties>
      <style:text-properties fo:font-weight="bold" style:font-weight-asian="bold" style:font-weight-complex="bold"/>
    </style:style>
    <style:style style:name="P323" style:parent-style-name="Textbody" style:family="paragraph">
      <style:text-properties fo:font-weight="bold" style:font-weight-asian="bold" style:font-weight-complex="bold"/>
    </style:style>
    <style:style style:name="P324" style:parent-style-name="Textbody" style:family="paragraph"/>
    <style:style style:name="T325" style:parent-style-name="Fonteparág.padrão" style:family="text">
      <style:text-properties fo:font-weight="bold" style:font-weight-asian="bold" style:font-weight-complex="bold"/>
    </style:style>
    <style:style style:name="T326" style:parent-style-name="Fonteparág.padrão" style:family="text">
      <style:text-properties fo:font-weight="bold" style:font-weight-asian="bold" style:font-weight-complex="bold"/>
    </style:style>
    <style:style style:name="P327" style:parent-style-name="Textbody" style:family="paragraph">
      <style:paragraph-properties fo:margin-left="0.9847in" fo:text-indent="0.4923in">
        <style:tab-stops/>
      </style:paragraph-properties>
    </style:style>
    <style:style style:name="P328" style:parent-style-name="Textbody" style:family="paragraph">
      <style:paragraph-properties fo:margin-left="0.9847in" fo:text-indent="0.4923in">
        <style:tab-stops/>
      </style:paragraph-properties>
    </style:style>
    <style:style style:name="P329" style:parent-style-name="Textbody" style:family="paragraph"/>
    <style:style style:name="T330" style:parent-style-name="Fonteparág.padrão" style:family="text">
      <style:text-properties fo:font-weight="bold" style:font-weight-asian="bold" style:font-weight-complex="bold"/>
    </style:style>
    <style:style style:name="T331" style:parent-style-name="Fonteparág.padrão" style:family="text">
      <style:text-properties fo:font-weight="bold" style:font-weight-asian="bold" style:font-weight-complex="bold"/>
    </style:style>
    <style:style style:name="P332" style:parent-style-name="Textbody" style:family="paragraph">
      <style:paragraph-properties fo:margin-left="0.9847in" fo:text-indent="0.4923in">
        <style:tab-stops/>
      </style:paragraph-properties>
    </style:style>
    <style:style style:name="P333" style:parent-style-name="Textbody" style:family="paragraph">
      <style:paragraph-properties fo:margin-left="1.2805in" fo:text-indent="0.1965in">
        <style:tab-stops/>
      </style:paragraph-properties>
    </style:style>
    <style:style style:name="P334" style:parent-style-name="Textbody" style:family="paragraph"/>
    <style:style style:name="T335" style:parent-style-name="Fonteparág.padrão" style:family="text">
      <style:text-properties fo:font-weight="bold" style:font-weight-asian="bold" style:font-weight-complex="bold"/>
    </style:style>
    <style:style style:name="T336" style:parent-style-name="Fonteparág.padrão" style:family="text">
      <style:text-properties fo:font-weight="bold" style:font-weight-asian="bold" style:font-weight-complex="bold"/>
    </style:style>
    <style:style style:name="P337" style:parent-style-name="Textbody" style:family="paragraph">
      <style:paragraph-properties fo:margin-left="0.9847in" fo:text-indent="0.4923in">
        <style:tab-stops/>
      </style:paragraph-properties>
    </style:style>
    <style:style style:name="P338" style:parent-style-name="Textbody" style:family="paragraph">
      <style:paragraph-properties fo:margin-left="1.084in" fo:text-indent="0.393in">
        <style:tab-stops/>
      </style:paragraph-properties>
    </style:style>
    <style:style style:name="P339" style:parent-style-name="Textbody" style:family="paragraph"/>
    <style:style style:name="T340" style:parent-style-name="Fonteparág.padrão" style:family="text">
      <style:text-properties fo:font-weight="bold" style:font-weight-asian="bold" style:font-weight-complex="bold"/>
    </style:style>
    <style:style style:name="T341" style:parent-style-name="Fonteparág.padrão" style:family="text">
      <style:text-properties fo:font-weight="bold" style:font-weight-asian="bold" style:font-weight-complex="bold"/>
    </style:style>
    <style:style style:name="P342" style:parent-style-name="Textbody" style:family="paragraph">
      <style:paragraph-properties fo:margin-left="0.9847in" fo:text-indent="0.4923in">
        <style:tab-stops/>
      </style:paragraph-properties>
    </style:style>
    <style:style style:name="P343" style:parent-style-name="Textbody" style:family="paragraph">
      <style:paragraph-properties fo:margin-left="0.9847in" fo:text-indent="0.4923in">
        <style:tab-stops/>
      </style:paragraph-properties>
    </style:style>
    <style:style style:name="P344" style:parent-style-name="Textbody" style:family="paragraph"/>
    <style:style style:name="T345" style:parent-style-name="Fonteparág.padrão" style:family="text">
      <style:text-properties fo:font-weight="bold" style:font-weight-asian="bold" style:font-weight-complex="bold"/>
    </style:style>
    <style:style style:name="T346" style:parent-style-name="Fonteparág.padrão" style:family="text">
      <style:text-properties fo:font-weight="bold" style:font-weight-asian="bold" style:font-weight-complex="bold"/>
    </style:style>
    <style:style style:name="P347" style:parent-style-name="Textbody" style:family="paragraph">
      <style:paragraph-properties fo:margin-left="1.2805in" fo:text-indent="0.1965in">
        <style:tab-stops/>
      </style:paragraph-properties>
    </style:style>
    <style:style style:name="P348" style:parent-style-name="Textbody" style:family="paragraph">
      <style:paragraph-properties fo:margin-left="1.2805in" fo:text-indent="0.1965in">
        <style:tab-stops/>
      </style:paragraph-properties>
    </style:style>
    <style:style style:name="P349" style:parent-style-name="Textbody" style:family="paragraph">
      <style:paragraph-properties fo:margin-left="0.9847in">
        <style:tab-stops/>
      </style:paragraph-properties>
      <style:text-properties fo:font-weight="bold" style:font-weight-asian="bold" style:font-weight-complex="bold"/>
    </style:style>
    <style:style style:name="P350" style:parent-style-name="Textbody" style:family="paragraph">
      <style:text-properties fo:font-weight="bold" style:font-weight-asian="bold" style:font-weight-complex="bold"/>
    </style:style>
    <style:style style:name="P351" style:parent-style-name="Textbody" style:family="paragraph"/>
    <style:style style:name="P352" style:parent-style-name="Textbody" style:family="paragraph"/>
    <style:style style:name="P353" style:parent-style-name="Textbody" style:family="paragraph"/>
    <style:style style:name="T354" style:parent-style-name="Fonteparág.padrão" style:family="text">
      <style:text-properties style:font-name="Segoe UI Emoji" style:font-name-complex="Segoe UI Emoji"/>
    </style:style>
    <style:style style:name="P355" style:parent-style-name="Textbody" style:family="paragraph">
      <style:paragraph-properties fo:margin-left="0.9847in">
        <style:tab-stops/>
      </style:paragraph-properties>
    </style:style>
    <style:style style:name="P356" style:parent-style-name="Título3" style:family="paragraph">
      <style:text-properties style:font-name="Nimbus Sans"/>
    </style:style>
    <style:style style:name="P357" style:parent-style-name="Textbody" style:family="paragraph">
      <style:paragraph-properties fo:margin-bottom="0in"/>
    </style:style>
    <style:style style:name="T358" style:parent-style-name="StrongEmphasis" style:family="text">
      <style:text-properties style:font-name="Nimbus Sans"/>
    </style:style>
    <style:style style:name="T359" style:parent-style-name="StrongEmphasis" style:family="text">
      <style:text-properties style:font-name="Nimbus Sans"/>
    </style:style>
    <style:style style:name="T360" style:parent-style-name="Fonteparág.padrão" style:family="text">
      <style:text-properties style:font-name="Nimbus Sans"/>
    </style:style>
    <style:style style:name="P361" style:parent-style-name="Textbody" style:family="paragraph">
      <style:paragraph-properties fo:margin-bottom="0in"/>
    </style:style>
    <style:style style:name="T362" style:parent-style-name="SourceText" style:family="text">
      <style:text-properties style:font-name="Nimbus Sans"/>
    </style:style>
    <style:style style:name="T363" style:parent-style-name="Fonteparág.padrão" style:family="text">
      <style:text-properties style:font-name="Nimbus Sans"/>
    </style:style>
    <style:style style:name="T364" style:parent-style-name="Fonteparág.padrão" style:family="text">
      <style:text-properties style:font-name="Nimbus Sans"/>
    </style:style>
    <style:style style:name="P365" style:parent-style-name="Textbody" style:family="paragraph">
      <style:paragraph-properties fo:margin-bottom="0in"/>
    </style:style>
    <style:style style:name="T366" style:parent-style-name="StrongEmphasis" style:family="text">
      <style:text-properties style:font-name="Nimbus Sans"/>
    </style:style>
    <style:style style:name="T367" style:parent-style-name="StrongEmphasis" style:family="text">
      <style:text-properties style:font-name="Nimbus Sans"/>
    </style:style>
    <style:style style:name="T368" style:parent-style-name="Fonteparág.padrão" style:family="text">
      <style:text-properties style:font-name="Nimbus Sans"/>
    </style:style>
    <style:style style:name="P369" style:parent-style-name="Textbody" style:family="paragraph">
      <style:paragraph-properties fo:margin-bottom="0in"/>
    </style:style>
    <style:style style:name="T370" style:parent-style-name="SourceText" style:family="text">
      <style:text-properties style:font-name="Nimbus Sans"/>
    </style:style>
    <style:style style:name="T371" style:parent-style-name="Fonteparág.padrão" style:family="text">
      <style:text-properties style:font-name="Nimbus Sans"/>
    </style:style>
    <style:style style:name="T372" style:parent-style-name="Fonteparág.padrão" style:family="text">
      <style:text-properties style:font-name="Nimbus Sans"/>
    </style:style>
    <style:style style:name="P373" style:parent-style-name="Textbody" style:family="paragraph">
      <style:paragraph-properties fo:margin-bottom="0in"/>
    </style:style>
    <style:style style:name="T374" style:parent-style-name="StrongEmphasis" style:family="text">
      <style:text-properties style:font-name="Nimbus Sans"/>
    </style:style>
    <style:style style:name="T375" style:parent-style-name="StrongEmphasis" style:family="text">
      <style:text-properties style:font-name="Nimbus Sans"/>
    </style:style>
    <style:style style:name="T376" style:parent-style-name="Fonteparág.padrão" style:family="text">
      <style:text-properties style:font-name="Nimbus Sans"/>
    </style:style>
    <style:style style:name="T377" style:parent-style-name="StrongEmphasis" style:family="text">
      <style:text-properties style:font-name="Nimbus Sans"/>
    </style:style>
    <style:style style:name="T378" style:parent-style-name="StrongEmphasis" style:family="text">
      <style:text-properties style:font-name="Nimbus Sans"/>
    </style:style>
    <style:style style:name="T379" style:parent-style-name="Fonteparág.padrão" style:family="text">
      <style:text-properties style:font-name="Nimbus Sans"/>
    </style:style>
    <style:style style:name="P380" style:parent-style-name="Textbody" style:family="paragraph">
      <style:paragraph-properties fo:margin-bottom="0in"/>
    </style:style>
    <style:style style:name="T381" style:parent-style-name="SourceText" style:family="text">
      <style:text-properties style:font-name="Nimbus Sans"/>
    </style:style>
    <style:style style:name="T382" style:parent-style-name="Fonteparág.padrão" style:family="text">
      <style:text-properties style:font-name="Nimbus Sans"/>
    </style:style>
    <style:style style:name="T383" style:parent-style-name="Fonteparág.padrão" style:family="text">
      <style:text-properties style:font-name="Nimbus Sans"/>
    </style:style>
    <style:style style:name="P384" style:parent-style-name="Textbody" style:family="paragraph">
      <style:paragraph-properties fo:margin-bottom="0in"/>
    </style:style>
    <style:style style:name="T385" style:parent-style-name="SourceText" style:family="text">
      <style:text-properties style:font-name="Nimbus Sans"/>
    </style:style>
    <style:style style:name="T386" style:parent-style-name="StrongEmphasis" style:family="text">
      <style:text-properties style:font-name="Nimbus Sans"/>
    </style:style>
    <style:style style:name="T387" style:parent-style-name="Fonteparág.padrão" style:family="text">
      <style:text-properties style:font-name="Nimbus Sans"/>
    </style:style>
    <style:style style:name="T388" style:parent-style-name="StrongEmphasis" style:family="text">
      <style:text-properties style:font-name="Nimbus Sans"/>
    </style:style>
    <style:style style:name="T389" style:parent-style-name="StrongEmphasis" style:family="text">
      <style:text-properties style:font-name="Nimbus Sans"/>
    </style:style>
    <style:style style:name="T390" style:parent-style-name="Fonteparág.padrão" style:family="text">
      <style:text-properties style:font-name="Nimbus Sans"/>
    </style:style>
    <style:style style:name="P391" style:parent-style-name="Textbody" style:family="paragraph">
      <style:paragraph-properties fo:margin-bottom="0in"/>
    </style:style>
    <style:style style:name="T392" style:parent-style-name="SourceText" style:family="text">
      <style:text-properties style:font-name="Nimbus Sans"/>
    </style:style>
    <style:style style:name="T393" style:parent-style-name="StrongEmphasis" style:family="text">
      <style:text-properties style:font-name="Nimbus Sans"/>
    </style:style>
    <style:style style:name="T394" style:parent-style-name="Fonteparág.padrão" style:family="text">
      <style:text-properties style:font-name="Nimbus Sans"/>
    </style:style>
    <style:style style:name="P395" style:parent-style-name="Textbody" style:family="paragraph">
      <style:paragraph-properties fo:margin-bottom="0in"/>
    </style:style>
    <style:style style:name="T396" style:parent-style-name="StrongEmphasis" style:family="text">
      <style:text-properties style:font-name="Nimbus Sans"/>
    </style:style>
    <style:style style:name="T397" style:parent-style-name="StrongEmphasis" style:family="text">
      <style:text-properties style:font-name="Nimbus Sans"/>
    </style:style>
    <style:style style:name="T398" style:parent-style-name="Fonteparág.padrão" style:family="text">
      <style:text-properties style:font-name="Nimbus Sans"/>
    </style:style>
    <style:style style:name="P399" style:parent-style-name="Textbody" style:family="paragraph">
      <style:paragraph-properties fo:margin-bottom="0in"/>
    </style:style>
    <style:style style:name="T400" style:parent-style-name="StrongEmphasis" style:family="text">
      <style:text-properties style:font-name="Nimbus Sans"/>
    </style:style>
    <style:style style:name="T401" style:parent-style-name="StrongEmphasis" style:family="text">
      <style:text-properties style:font-name="Nimbus Sans"/>
    </style:style>
    <style:style style:name="T402" style:parent-style-name="Fonteparág.padrão" style:family="text">
      <style:text-properties style:font-name="Nimbus Sans"/>
    </style:style>
    <style:style style:name="P403" style:parent-style-name="Textbody" style:family="paragraph"/>
    <style:style style:name="T404" style:parent-style-name="SourceText" style:family="text">
      <style:text-properties style:font-name="Nimbus Sans"/>
    </style:style>
    <style:style style:name="T405" style:parent-style-name="Fonteparág.padrão" style:family="text">
      <style:text-properties style:font-name="Nimbus Sans"/>
    </style:style>
    <style:style style:name="T406" style:parent-style-name="Fonteparág.padrão" style:family="text">
      <style:text-properties style:font-name="Nimbus Sans"/>
    </style:style>
    <style:style style:name="P407" style:parent-style-name="Título3" style:family="paragraph">
      <style:text-properties style:font-name="Nimbus Sans"/>
    </style:style>
    <style:style style:name="P408" style:parent-style-name="Textbody" style:family="paragraph">
      <style:paragraph-properties fo:margin-bottom="0in"/>
    </style:style>
    <style:style style:name="T409" style:parent-style-name="StrongEmphasis" style:family="text">
      <style:text-properties style:font-name="Nimbus Sans"/>
    </style:style>
    <style:style style:name="T410" style:parent-style-name="StrongEmphasis" style:family="text">
      <style:text-properties style:font-name="Nimbus Sans"/>
    </style:style>
    <style:style style:name="T411" style:parent-style-name="Fonteparág.padrão" style:family="text">
      <style:text-properties style:font-name="Nimbus Sans"/>
    </style:style>
    <style:style style:name="P412" style:parent-style-name="Textbody" style:family="paragraph">
      <style:paragraph-properties fo:margin-bottom="0in"/>
    </style:style>
    <style:style style:name="T413" style:parent-style-name="SourceText" style:family="text">
      <style:text-properties style:font-name="Nimbus Sans"/>
    </style:style>
    <style:style style:name="T414" style:parent-style-name="Fonteparág.padrão" style:family="text">
      <style:text-properties style:font-name="Nimbus Sans"/>
    </style:style>
    <style:style style:name="T415" style:parent-style-name="Fonteparág.padrão" style:family="text">
      <style:text-properties style:font-name="Nimbus Sans"/>
    </style:style>
    <style:style style:name="P416" style:parent-style-name="Textbody" style:family="paragraph">
      <style:paragraph-properties fo:margin-bottom="0in"/>
    </style:style>
    <style:style style:name="T417" style:parent-style-name="SourceText" style:family="text">
      <style:text-properties style:font-name="Nimbus Sans"/>
    </style:style>
    <style:style style:name="T418" style:parent-style-name="Fonteparág.padrão" style:family="text">
      <style:text-properties style:font-name="Nimbus Sans"/>
    </style:style>
    <style:style style:name="T419" style:parent-style-name="Fonteparág.padrão" style:family="text">
      <style:text-properties style:font-name="Nimbus Sans"/>
    </style:style>
    <style:style style:name="P420" style:parent-style-name="ParágrafodaLista" style:family="paragraph"/>
    <style:style style:name="T421" style:parent-style-name="StrongEmphasis" style:family="text">
      <style:text-properties fo:font-weight="normal" style:font-weight-asian="normal" style:font-weight-complex="normal"/>
    </style:style>
    <style:style style:name="T422" style:parent-style-name="StrongEmphasis" style:family="text">
      <style:text-properties style:font-name-complex="Noto Sans Devanagari" fo:font-weight="normal" style:font-weight-asian="normal" style:font-weight-complex="normal" style:font-size-complex="12pt"/>
    </style:style>
    <style:style style:name="P423" style:parent-style-name="Textbody" style:family="paragraph"/>
    <style:style style:name="T424" style:parent-style-name="StrongEmphasis" style:family="text">
      <style:text-properties fo:font-weight="normal" style:font-weight-asian="normal" style:font-weight-complex="normal"/>
    </style:style>
    <style:style style:name="T425" style:parent-style-name="StrongEmphasis" style:family="text">
      <style:text-properties fo:font-weight="normal" style:font-weight-asian="normal" style:font-weight-complex="normal"/>
    </style:style>
    <style:style style:name="T426" style:parent-style-name="StrongEmphasis" style:family="text">
      <style:text-properties fo:font-weight="normal" style:font-weight-asian="normal" style:font-weight-complex="normal"/>
    </style:style>
    <style:style style:name="P427" style:parent-style-name="Textbody" style:family="paragraph"/>
    <style:style style:name="T428" style:parent-style-name="StrongEmphasis" style:family="text">
      <style:text-properties fo:font-weight="normal" style:font-weight-asian="normal" style:font-weight-complex="normal"/>
    </style:style>
    <style:style style:name="T429" style:parent-style-name="StrongEmphasis" style:family="text">
      <style:text-properties fo:font-weight="normal" style:font-weight-asian="normal" style:font-weight-complex="normal"/>
    </style:style>
    <style:style style:name="T430" style:parent-style-name="StrongEmphasis" style:family="text">
      <style:text-properties fo:font-weight="normal" style:font-weight-asian="normal" style:font-weight-complex="normal"/>
    </style:style>
    <style:style style:name="P431" style:parent-style-name="Textbody" style:family="paragraph">
      <style:paragraph-properties fo:margin-bottom="0in"/>
    </style:style>
    <style:style style:name="T432" style:parent-style-name="StrongEmphasis" style:family="text">
      <style:text-properties style:font-name="Nimbus Sans"/>
    </style:style>
    <style:style style:name="T433" style:parent-style-name="StrongEmphasis" style:family="text">
      <style:text-properties style:font-name="Nimbus Sans"/>
    </style:style>
    <style:style style:name="T434" style:parent-style-name="Fonteparág.padrão" style:family="text">
      <style:text-properties style:font-name="Nimbus Sans"/>
    </style:style>
    <style:style style:name="P435" style:parent-style-name="Textbody" style:family="paragraph">
      <style:paragraph-properties fo:margin-bottom="0in"/>
    </style:style>
    <style:style style:name="T436" style:parent-style-name="SourceText" style:family="text">
      <style:text-properties style:font-name="Nimbus Sans"/>
    </style:style>
    <style:style style:name="T437" style:parent-style-name="Fonteparág.padrão" style:family="text">
      <style:text-properties style:font-name="Nimbus Sans"/>
    </style:style>
    <style:style style:name="T438" style:parent-style-name="Fonteparág.padrão" style:family="text">
      <style:text-properties style:font-name="Nimbus Sans"/>
    </style:style>
    <style:style style:name="P439" style:parent-style-name="Textbody" style:family="paragraph"/>
    <style:style style:name="T440" style:parent-style-name="SourceText" style:family="text">
      <style:text-properties style:font-name="Nimbus Sans"/>
    </style:style>
    <style:style style:name="T441" style:parent-style-name="Fonteparág.padrão" style:family="text">
      <style:text-properties style:font-name="Nimbus Sans"/>
    </style:style>
    <style:style style:name="T442" style:parent-style-name="Fonteparág.padrão" style:family="text">
      <style:text-properties style:font-name="Nimbus Sans"/>
    </style:style>
    <style:style style:name="T443" style:parent-style-name="StrongEmphasis" style:family="text">
      <style:text-properties style:font-name="Nimbus Sans"/>
    </style:style>
    <style:style style:name="P444" style:parent-style-name="Textbody" style:family="paragraph">
      <style:text-properties style:font-name="Nimbus Sans"/>
    </style:style>
    <style:style style:name="P445" style:parent-style-name="Textbody" style:family="paragraph"/>
    <style:style style:name="T446" style:parent-style-name="StrongEmphasis" style:family="text">
      <style:text-properties style:font-name="Nimbus Sans"/>
    </style:style>
    <style:style style:name="T447" style:parent-style-name="Fonteparág.padrão" style:family="text">
      <style:text-properties style:font-name="Nimbus Sans"/>
    </style:style>
    <style:style style:name="T448" style:parent-style-name="Fonteparág.padrão" style:family="text">
      <style:text-properties style:font-name="Nimbus Sans"/>
    </style:style>
    <style:style style:name="T449" style:parent-style-name="SourceText" style:family="text">
      <style:text-properties style:font-name="Nimbus Sans"/>
    </style:style>
    <style:style style:name="T450" style:parent-style-name="Fonteparág.padrão" style:family="text">
      <style:text-properties style:font-name="Nimbus Sans"/>
    </style:style>
    <style:style style:name="T451" style:parent-style-name="SourceText" style:family="text">
      <style:text-properties style:font-name="Nimbus Sans"/>
    </style:style>
    <style:style style:name="T452" style:parent-style-name="Fonteparág.padrão" style:family="text">
      <style:text-properties style:font-name="Nimbus Sans"/>
    </style:style>
    <style:style style:name="T453" style:parent-style-name="SourceText" style:family="text">
      <style:text-properties style:font-name="Nimbus Sans"/>
    </style:style>
    <style:style style:name="T454" style:parent-style-name="Fonteparág.padrão" style:family="text">
      <style:text-properties style:font-name="Nimbus Sans"/>
    </style:style>
    <style:style style:name="P455" style:parent-style-name="PreformattedText" style:family="paragraph">
      <style:paragraph-properties fo:margin-bottom="0.1965in"/>
    </style:style>
    <style:style style:name="T456" style:parent-style-name="SourceText" style:family="text">
      <style:text-properties style:font-name="Nimbus Sans"/>
    </style:style>
    <style:style style:name="P457" style:parent-style-name="PreformattedText" style:family="paragraph">
      <style:paragraph-properties fo:margin-bottom="0.1965in"/>
    </style:style>
    <style:style style:name="T458" style:parent-style-name="SourceText" style:family="text">
      <style:text-properties style:font-name="Nimbus Sans"/>
    </style:style>
    <style:style style:name="P459" style:parent-style-name="PreformattedText" style:family="paragraph">
      <style:paragraph-properties fo:margin-bottom="0.1965in"/>
    </style:style>
    <style:style style:name="T460" style:parent-style-name="SourceText" style:family="text">
      <style:text-properties style:font-name="Nimbus Sans"/>
    </style:style>
    <style:style style:name="P461" style:parent-style-name="Textbody" style:family="paragraph"/>
    <style:style style:name="T462" style:parent-style-name="StrongEmphasis" style:family="text">
      <style:text-properties style:font-name="Nimbus Sans"/>
    </style:style>
    <style:style style:name="T463" style:parent-style-name="Fonteparág.padrão" style:family="text">
      <style:text-properties style:font-name="Nimbus Sans"/>
    </style:style>
    <style:style style:name="T464" style:parent-style-name="Fonteparág.padrão" style:family="text">
      <style:text-properties style:font-name="Nimbus Sans"/>
    </style:style>
    <style:style style:name="T465" style:parent-style-name="SourceText" style:family="text">
      <style:text-properties style:font-name="Nimbus Sans"/>
    </style:style>
    <style:style style:name="T466" style:parent-style-name="Fonteparág.padrão" style:family="text">
      <style:text-properties style:font-name="Nimbus Sans"/>
    </style:style>
    <style:style style:name="T467" style:parent-style-name="SourceText" style:family="text">
      <style:text-properties style:font-name="Nimbus Sans"/>
    </style:style>
    <style:style style:name="T468" style:parent-style-name="Fonteparág.padrão" style:family="text">
      <style:text-properties style:font-name="Nimbus Sans"/>
    </style:style>
    <style:style style:name="T469" style:parent-style-name="SourceText" style:family="text">
      <style:text-properties style:font-name="Nimbus Sans"/>
    </style:style>
    <style:style style:name="T470" style:parent-style-name="Fonteparág.padrão" style:family="text">
      <style:text-properties style:font-name="Nimbus Sans"/>
    </style:style>
    <style:style style:name="P471" style:parent-style-name="PreformattedText" style:family="paragraph">
      <style:paragraph-properties fo:margin-bottom="0.1965in"/>
      <style:text-properties style:font-name="Nimbus Sans"/>
    </style:style>
    <style:style style:name="P472" style:parent-style-name="PreformattedText" style:family="paragraph">
      <style:paragraph-properties fo:margin-bottom="0.1965in"/>
      <style:text-properties style:font-name="Nimbus Sans"/>
    </style:style>
    <style:style style:name="P473" style:parent-style-name="PreformattedText" style:family="paragraph">
      <style:paragraph-properties fo:margin-bottom="0.1965in"/>
      <style:text-properties style:font-name="Nimbus Sans"/>
    </style:style>
    <style:style style:name="P474" style:parent-style-name="PreformattedText" style:family="paragraph">
      <style:paragraph-properties fo:margin-bottom="0.1965in"/>
      <style:text-properties style:font-name="Nimbus Sans"/>
    </style:style>
    <style:style style:name="P475" style:parent-style-name="Título3" style:family="paragraph">
      <style:paragraph-properties fo:margin-top="0in" fo:margin-bottom="0.1965in"/>
    </style:style>
    <style:style style:name="T476" style:parent-style-name="StrongEmphasis" style:family="text">
      <style:text-properties style:font-name="Nimbus Sans"/>
    </style:style>
    <style:style style:name="T477" style:parent-style-name="Fonteparág.padrão" style:family="text">
      <style:text-properties style:font-name="Nimbus Sans"/>
    </style:style>
    <style:style style:name="T478" style:parent-style-name="SourceText" style:family="text">
      <style:text-properties style:font-name="Nimbus Sans"/>
    </style:style>
    <style:style style:name="T479" style:parent-style-name="Fonteparág.padrão" style:family="text">
      <style:text-properties style:font-name="Nimbus Sans"/>
    </style:style>
    <style:style style:name="T480" style:parent-style-name="Fonteparág.padrão" style:family="text">
      <style:text-properties style:font-name="Nimbus Sans"/>
    </style:style>
    <style:style style:name="P481" style:parent-style-name="PreformattedText" style:family="paragraph">
      <style:paragraph-properties fo:margin-bottom="0.1965in"/>
      <style:text-properties style:font-name="Nimbus Sans" fo:font-weight="bold" style:font-weight-asian="bold" style:font-weight-complex="bold" fo:font-size="12pt" style:font-size-asian="12pt" style:font-size-complex="12pt"/>
    </style:style>
    <style:style style:name="P482" style:parent-style-name="Textbody" style:family="paragraph">
      <style:text-properties style:font-name="Nimbus Sans"/>
    </style:style>
    <style:style style:name="P483" style:parent-style-name="PreformattedText" style:family="paragraph">
      <style:paragraph-properties fo:margin-bottom="0.1965in"/>
    </style:style>
    <style:style style:name="T484" style:parent-style-name="SourceText" style:family="text">
      <style:text-properties style:font-name="Nimbus Sans" fo:font-weight="bold" style:font-weight-asian="bold" style:font-weight-complex="bold" fo:font-size="12pt" style:font-size-asian="12pt" style:font-size-complex="12pt"/>
    </style:style>
    <style:style style:name="P485" style:parent-style-name="Textbody" style:family="paragraph">
      <style:text-properties style:font-name="Nimbus Sans"/>
    </style:style>
    <style:style style:name="P486" style:parent-style-name="PreformattedText" style:family="paragraph">
      <style:paragraph-properties fo:margin-bottom="0.1965in"/>
    </style:style>
    <style:style style:name="T487" style:parent-style-name="SourceText" style:family="text">
      <style:text-properties style:font-name="Nimbus Sans" fo:font-weight="bold" style:font-weight-asian="bold" style:font-weight-complex="bold" fo:font-size="12pt" style:font-size-asian="12pt" style:font-size-complex="12pt"/>
    </style:style>
    <style:style style:name="P488" style:parent-style-name="Textbody" style:family="paragraph">
      <style:paragraph-properties fo:margin-bottom="0in"/>
      <style:text-properties style:font-name="Nimbus Sans"/>
    </style:style>
    <style:style style:name="P489" style:parent-style-name="Textbody" style:family="paragraph">
      <style:text-properties style:font-name="Nimbus Sans"/>
    </style:style>
    <style:style style:name="P490" style:parent-style-name="Título3" style:family="paragraph">
      <style:text-properties style:font-name="Nimbus Sans"/>
    </style:style>
    <style:style style:name="P491" style:parent-style-name="Textbody" style:family="paragraph">
      <style:paragraph-properties fo:margin-bottom="0in"/>
    </style:style>
    <style:style style:name="T492" style:parent-style-name="StrongEmphasis" style:family="text">
      <style:text-properties style:font-name="Nimbus Sans"/>
    </style:style>
    <style:style style:name="T493" style:parent-style-name="StrongEmphasis" style:family="text">
      <style:text-properties style:font-name="Nimbus Sans"/>
    </style:style>
    <style:style style:name="T494" style:parent-style-name="Fonteparág.padrão" style:family="text">
      <style:text-properties style:font-name="Nimbus Sans"/>
    </style:style>
    <style:style style:name="P495" style:parent-style-name="Textbody" style:family="paragraph">
      <style:paragraph-properties fo:margin-bottom="0in"/>
    </style:style>
    <style:style style:name="T496" style:parent-style-name="StrongEmphasis" style:family="text">
      <style:text-properties style:font-name="Nimbus Sans"/>
    </style:style>
    <style:style style:name="T497" style:parent-style-name="StrongEmphasis" style:family="text">
      <style:text-properties style:font-name="Nimbus Sans"/>
    </style:style>
    <style:style style:name="T498" style:parent-style-name="Fonteparág.padrão" style:family="text">
      <style:text-properties style:font-name="Nimbus Sans"/>
    </style:style>
    <style:style style:name="P499" style:parent-style-name="Textbody" style:family="paragraph">
      <style:paragraph-properties fo:margin-bottom="0in"/>
    </style:style>
    <style:style style:name="T500" style:parent-style-name="StrongEmphasis" style:family="text">
      <style:text-properties style:font-name="Nimbus Sans"/>
    </style:style>
    <style:style style:name="T501" style:parent-style-name="StrongEmphasis" style:family="text">
      <style:text-properties style:font-name="Nimbus Sans"/>
    </style:style>
    <style:style style:name="T502" style:parent-style-name="Fonteparág.padrão" style:family="text">
      <style:text-properties style:font-name="Nimbus Sans"/>
    </style:style>
    <style:style style:name="P503" style:parent-style-name="Textbody" style:family="paragraph"/>
    <style:style style:name="T504" style:parent-style-name="SourceText" style:family="text">
      <style:text-properties style:font-name="Nimbus Sans"/>
    </style:style>
    <style:style style:name="T505" style:parent-style-name="Fonteparág.padrão" style:family="text">
      <style:text-properties style:font-name="Nimbus Sans"/>
    </style:style>
    <style:style style:name="T506" style:parent-style-name="Fonteparág.padrão" style:family="text">
      <style:text-properties style:font-name="Nimbus Sans"/>
    </style:style>
    <style:style style:name="P507" style:parent-style-name="Título3" style:family="paragraph">
      <style:text-properties style:font-name="Nimbus Sans"/>
    </style:style>
    <style:style style:name="P508" style:parent-style-name="Textbody" style:family="paragraph">
      <style:paragraph-properties fo:margin-bottom="0in"/>
    </style:style>
    <style:style style:name="T509" style:parent-style-name="StrongEmphasis" style:family="text">
      <style:text-properties style:font-name="Nimbus Sans"/>
    </style:style>
    <style:style style:name="T510" style:parent-style-name="StrongEmphasis" style:family="text">
      <style:text-properties style:font-name="Nimbus Sans"/>
    </style:style>
    <style:style style:name="T511" style:parent-style-name="Fonteparág.padrão" style:family="text">
      <style:text-properties style:font-name="Nimbus Sans"/>
    </style:style>
    <style:style style:name="P512" style:parent-style-name="Textbody" style:family="paragraph">
      <style:paragraph-properties fo:margin-bottom="0in"/>
    </style:style>
    <style:style style:name="T513" style:parent-style-name="StrongEmphasis" style:family="text">
      <style:text-properties style:font-name="Nimbus Sans"/>
    </style:style>
    <style:style style:name="T514" style:parent-style-name="StrongEmphasis" style:family="text">
      <style:text-properties style:font-name="Nimbus Sans"/>
    </style:style>
    <style:style style:name="T515" style:parent-style-name="Fonteparág.padrão" style:family="text">
      <style:text-properties style:font-name="Nimbus Sans"/>
    </style:style>
    <style:style style:name="P516" style:parent-style-name="Textbody" style:family="paragraph"/>
    <style:style style:name="T517" style:parent-style-name="StrongEmphasis" style:family="text">
      <style:text-properties style:font-name="Nimbus Sans"/>
    </style:style>
    <style:style style:name="T518" style:parent-style-name="StrongEmphasis" style:family="text">
      <style:text-properties style:font-name="Nimbus Sans"/>
    </style:style>
    <style:style style:name="T519" style:parent-style-name="Fonteparág.padrão" style:family="text">
      <style:text-properties style:font-name="Nimbus Sans"/>
    </style:style>
    <style:style style:name="P520" style:parent-style-name="Textbody" style:family="paragraph"/>
    <style:style style:name="T521" style:parent-style-name="SourceText" style:family="text">
      <style:text-properties style:font-name="Nimbus Sans"/>
    </style:style>
    <style:style style:name="T522" style:parent-style-name="StrongEmphasis" style:family="text">
      <style:text-properties style:font-name="Nimbus Sans"/>
    </style:style>
    <style:style style:name="T523" style:parent-style-name="Fonteparág.padrão" style:family="text">
      <style:text-properties style:font-name="Nimbus Sans"/>
    </style:style>
    <style:style style:name="P524" style:parent-style-name="Textbody" style:family="paragraph">
      <style:paragraph-properties fo:margin-bottom="0in"/>
    </style:style>
    <style:style style:name="T525" style:parent-style-name="SourceText" style:family="text">
      <style:text-properties style:font-name="Nimbus Sans"/>
    </style:style>
    <style:style style:name="T526" style:parent-style-name="StrongEmphasis" style:family="text">
      <style:text-properties style:font-name="Nimbus Sans"/>
    </style:style>
    <style:style style:name="T527" style:parent-style-name="Fonteparág.padrão" style:family="text">
      <style:text-properties style:font-name="Nimbus Sans"/>
    </style:style>
    <style:style style:name="P528" style:parent-style-name="Textbody" style:family="paragraph"/>
    <style:style style:name="T529" style:parent-style-name="SourceText" style:family="text">
      <style:text-properties style:font-name="Nimbus Sans"/>
    </style:style>
    <style:style style:name="T530" style:parent-style-name="StrongEmphasis" style:family="text">
      <style:text-properties style:font-name="Nimbus Sans"/>
    </style:style>
    <style:style style:name="T531" style:parent-style-name="Fonteparág.padrão" style:family="text">
      <style:text-properties style:font-name="Nimbus Sans"/>
    </style:style>
    <style:style style:name="P532" style:parent-style-name="Textbody" style:family="paragraph"/>
    <style:style style:name="T533" style:parent-style-name="StrongEmphasis" style:family="text">
      <style:text-properties style:font-name="Nimbus Sans"/>
    </style:style>
    <style:style style:name="T534" style:parent-style-name="StrongEmphasis" style:family="text">
      <style:text-properties style:font-name="Nimbus Sans"/>
    </style:style>
    <style:style style:name="T535" style:parent-style-name="Fonteparág.padrão" style:family="text">
      <style:text-properties style:font-name="Nimbus Sans"/>
    </style:style>
    <style:style style:name="P536" style:parent-style-name="Textbody" style:family="paragraph"/>
    <style:style style:name="T537" style:parent-style-name="Fonteparág.padrão" style:family="text">
      <style:text-properties style:font-name="Nimbus Sans" fo:font-weight="bold" style:font-weight-asian="bold" style:font-weight-complex="bold"/>
    </style:style>
    <style:style style:name="T538" style:parent-style-name="Fonteparág.padrão" style:family="text">
      <style:text-properties style:font-name="Nimbus Sans" fo:font-weight="bold" style:font-weight-asian="bold" style:font-weight-complex="bold"/>
    </style:style>
    <style:style style:name="T539" style:parent-style-name="Fonteparág.padrão" style:family="text">
      <style:text-properties style:font-name="Nimbus Sans"/>
    </style:style>
    <style:style style:name="P540" style:parent-style-name="Título3" style:family="paragraph">
      <style:text-properties style:font-name="Nimbus Sans"/>
    </style:style>
    <style:style style:name="P541" style:parent-style-name="Textbody" style:family="paragraph">
      <style:text-properties style:font-name="Nimbus Sans"/>
    </style:style>
    <style:style style:name="P542" style:parent-style-name="Textbody" style:family="paragraph">
      <style:paragraph-properties fo:margin-bottom="0in"/>
    </style:style>
    <style:style style:name="T543" style:parent-style-name="SourceText" style:family="text">
      <style:text-properties style:font-name="Nimbus Sans"/>
    </style:style>
    <style:style style:name="P544" style:parent-style-name="Textbody" style:family="paragraph">
      <style:paragraph-properties fo:margin-bottom="0in"/>
    </style:style>
    <style:style style:name="T545" style:parent-style-name="SourceText" style:family="text">
      <style:text-properties style:font-name="Nimbus Sans"/>
    </style:style>
    <style:style style:name="P546" style:parent-style-name="Textbody" style:family="paragraph">
      <style:paragraph-properties fo:margin-bottom="0in"/>
    </style:style>
    <style:style style:name="T547" style:parent-style-name="SourceText" style:family="text">
      <style:text-properties style:font-name="Nimbus Sans"/>
    </style:style>
    <style:style style:name="P548" style:parent-style-name="Textbody" style:family="paragraph">
      <style:paragraph-properties fo:margin-bottom="0in"/>
    </style:style>
    <style:style style:name="T549" style:parent-style-name="SourceText" style:family="text">
      <style:text-properties style:font-name="Nimbus Sans"/>
    </style:style>
    <style:style style:name="P550" style:parent-style-name="Textbody" style:family="paragraph"/>
    <style:style style:name="T551" style:parent-style-name="SourceText" style:family="text">
      <style:text-properties style:font-name="Nimbus Sans"/>
    </style:style>
    <style:style style:name="P552" style:parent-style-name="Textbody" style:family="paragraph">
      <style:text-properties style:font-name="Nimbus Sans"/>
    </style:style>
    <style:style style:name="T553" style:parent-style-name="StrongEmphasis" style:family="text">
      <style:text-properties style:font-name="Nimbus Sans"/>
    </style:style>
    <style:style style:name="T554" style:parent-style-name="StrongEmphasis" style:family="text">
      <style:text-properties style:font-name="Nimbus Sans"/>
    </style:style>
    <style:style style:name="P555" style:parent-style-name="Textbody" style:family="paragraph">
      <style:paragraph-properties fo:margin-bottom="0in"/>
    </style:style>
    <style:style style:name="T556" style:parent-style-name="StrongEmphasis" style:family="text">
      <style:text-properties style:font-name="Nimbus Sans"/>
    </style:style>
    <style:style style:name="T557" style:parent-style-name="StrongEmphasis" style:family="text">
      <style:text-properties style:font-name="Nimbus Sans"/>
    </style:style>
    <style:style style:name="T558" style:parent-style-name="Fonteparág.padrão" style:family="text">
      <style:text-properties style:font-name="Nimbus Sans"/>
    </style:style>
    <style:style style:name="P559" style:parent-style-name="Textbody" style:family="paragraph">
      <style:paragraph-properties fo:margin-bottom="0in"/>
    </style:style>
    <style:style style:name="T560" style:parent-style-name="StrongEmphasis" style:family="text">
      <style:text-properties style:font-name="Nimbus Sans"/>
    </style:style>
    <style:style style:name="T561" style:parent-style-name="StrongEmphasis" style:family="text">
      <style:text-properties style:font-name="Nimbus Sans"/>
    </style:style>
    <style:style style:name="T562" style:parent-style-name="Fonteparág.padrão" style:family="text">
      <style:text-properties style:font-name="Nimbus Sans"/>
    </style:style>
    <style:style style:name="P563" style:parent-style-name="Textbody" style:family="paragraph">
      <style:paragraph-properties fo:margin-bottom="0in"/>
    </style:style>
    <style:style style:name="T564" style:parent-style-name="StrongEmphasis" style:family="text">
      <style:text-properties style:font-name="Nimbus Sans"/>
    </style:style>
    <style:style style:name="T565" style:parent-style-name="Fonteparág.padrão" style:family="text">
      <style:text-properties style:font-name="Nimbus Sans"/>
    </style:style>
    <style:style style:name="T566" style:parent-style-name="Fonteparág.padrão" style:family="text">
      <style:text-properties style:font-name="Nimbus Sans"/>
    </style:style>
    <style:style style:name="T567" style:parent-style-name="Fonteparág.padrão" style:family="text">
      <style:text-properties style:font-name="Nimbus Sans"/>
    </style:style>
    <style:style style:name="P568" style:parent-style-name="Textbody" style:family="paragraph"/>
    <style:style style:name="T569" style:parent-style-name="StrongEmphasis" style:family="text">
      <style:text-properties style:font-name="Nimbus Sans"/>
    </style:style>
    <style:style style:name="T570" style:parent-style-name="StrongEmphasis" style:family="text">
      <style:text-properties style:font-name="Nimbus Sans"/>
    </style:style>
    <style:style style:name="T571" style:parent-style-name="Fonteparág.padrão" style:family="text">
      <style:text-properties style:font-name="Nimbus Sans"/>
    </style:style>
    <style:style style:name="T572" style:parent-style-name="StrongEmphasis" style:family="text">
      <style:text-properties style:font-name="Nimbus Sans"/>
    </style:style>
    <style:style style:name="T573" style:parent-style-name="StrongEmphasis" style:family="text">
      <style:text-properties style:font-name="Nimbus Sans"/>
    </style:style>
    <style:style style:name="P574" style:parent-style-name="Textbody" style:family="paragraph">
      <style:paragraph-properties fo:margin-bottom="0in"/>
    </style:style>
    <style:style style:name="T575" style:parent-style-name="StrongEmphasis" style:family="text">
      <style:text-properties style:font-name="Nimbus Sans"/>
    </style:style>
    <style:style style:name="T576" style:parent-style-name="StrongEmphasis" style:family="text">
      <style:text-properties style:font-name="Nimbus Sans"/>
    </style:style>
    <style:style style:name="T577" style:parent-style-name="Fonteparág.padrão" style:family="text">
      <style:text-properties style:font-name="Nimbus Sans"/>
    </style:style>
    <style:style style:name="P578" style:parent-style-name="Textbody" style:family="paragraph"/>
    <style:style style:name="T579" style:parent-style-name="StrongEmphasis" style:family="text">
      <style:text-properties style:font-name="Nimbus Sans"/>
    </style:style>
    <style:style style:name="T580" style:parent-style-name="StrongEmphasis" style:family="text">
      <style:text-properties style:font-name="Nimbus Sans"/>
    </style:style>
    <style:style style:name="T581" style:parent-style-name="Fonteparág.padrão" style:family="text">
      <style:text-properties style:font-name="Nimbus Sans"/>
    </style:style>
    <style:style style:name="T582" style:parent-style-name="Fonteparág.padrão" style:family="text">
      <style:text-properties style:font-name="Nimbus Sans"/>
    </style:style>
    <style:style style:name="T583" style:parent-style-name="Fonteparág.padrão" style:family="text">
      <style:text-properties style:font-name="Nimbus Sans"/>
    </style:style>
    <style:style style:name="T584" style:parent-style-name="StrongEmphasis" style:family="text">
      <style:text-properties style:font-name="Nimbus Sans"/>
    </style:style>
    <style:style style:name="T585" style:parent-style-name="StrongEmphasis" style:family="text">
      <style:text-properties style:font-name="Nimbus Sans"/>
    </style:style>
    <style:style style:name="T586" style:parent-style-name="Fonteparág.padrão" style:family="text">
      <style:text-properties style:font-name="Nimbus Sans"/>
    </style:style>
    <style:style style:name="P587" style:parent-style-name="Standard" style:family="paragraph">
      <style:text-properties style:font-name="Nimbus Sans"/>
    </style:style>
    <style:style style:name="P588" style:parent-style-name="Standard" style:family="paragraph">
      <style:text-properties style:font-name="Nimbus Sans"/>
    </style:style>
    <style:style style:name="P589" style:parent-style-name="Standard" style:family="paragraph">
      <style:paragraph-properties fo:text-align="center"/>
      <style:text-properties style:font-name="Nimbus Sans" fo:font-weight="bold" style:font-weight-asian="bold" style:font-weight-complex="bold" fo:font-size="33pt" style:font-size-asian="33pt" style:font-size-complex="170pt"/>
    </style:style>
    <style:style style:name="P590" style:parent-style-name="Standard" style:family="paragraph">
      <style:text-properties style:font-name="Nimbus Sans"/>
    </style:style>
    <style:style style:name="P591" style:parent-style-name="Standard" style:family="paragraph">
      <style:text-properties style:font-name="Nimbus Sans"/>
    </style:style>
    <style:style style:name="T592" style:parent-style-name="Fonteparág.padrão" style:family="text">
      <style:text-properties style:font-name="Nimbus Sans" fo:font-weight="bold" style:font-weight-asian="bold" style:font-weight-complex="bold"/>
    </style:style>
    <style:style style:name="T593" style:parent-style-name="Fonteparág.padrão" style:family="text">
      <style:text-properties style:font-name="Nimbus Sans" fo:font-weight="bold" style:font-weight-asian="bold" style:font-weight-complex="bold"/>
    </style:style>
    <style:style style:name="T594" style:parent-style-name="Fonteparág.padrão" style:family="text">
      <style:text-properties style:font-name="Nimbus Sans"/>
    </style:style>
    <style:style style:name="T595" style:parent-style-name="Fonteparág.padrão" style:family="text">
      <style:text-properties style:font-name="Nimbus Sans" fo:font-weight="bold" style:font-weight-asian="bold" style:font-weight-complex="bold"/>
    </style:style>
    <style:style style:name="T596" style:parent-style-name="Fonteparág.padrão" style:family="text">
      <style:text-properties style:font-name="Nimbus Sans"/>
    </style:style>
    <style:style style:name="T597" style:parent-style-name="Fonteparág.padrão" style:family="text">
      <style:text-properties style:font-name="Nimbus Sans" fo:font-weight="bold" style:font-weight-asian="bold" style:font-weight-complex="bold"/>
    </style:style>
    <style:style style:name="T598" style:parent-style-name="Fonteparág.padrão" style:family="text">
      <style:text-properties style:font-name="Nimbus Sans"/>
    </style:style>
    <style:style style:name="P599" style:parent-style-name="Standard" style:family="paragraph">
      <style:text-properties style:font-name="Nimbus Sans" fo:font-weight="bold" style:font-weight-asian="bold" style:font-weight-complex="bold"/>
    </style:style>
    <style:style style:name="P600" style:parent-style-name="Standard" style:family="paragraph">
      <style:paragraph-properties fo:text-align="center"/>
      <style:text-properties style:font-name="Nimbus Sans" fo:font-weight="bold" style:font-weight-asian="bold" style:font-weight-complex="bold" fo:font-size="20pt" style:font-size-asian="20pt" style:font-size-complex="20pt"/>
    </style:style>
    <style:style style:name="P601" style:parent-style-name="Standard" style:family="paragraph">
      <style:text-properties style:font-name="Nimbus Sans" fo:font-weight="bold" style:font-weight-asian="bold" style:font-weight-complex="bold"/>
    </style:style>
    <style:style style:name="P602" style:parent-style-name="Standard" style:family="paragraph">
      <style:text-properties style:font-name="Nimbus Sans" fo:font-weight="bold" style:font-weight-asian="bold" style:font-weight-complex="bold"/>
    </style:style>
    <style:style style:name="P603" style:parent-style-name="Standard" style:family="paragraph">
      <style:text-properties style:font-name="Nimbus Sans" fo:font-weight="bold" style:font-weight-asian="bold" style:font-weight-complex="bold"/>
    </style:style>
    <style:style style:name="P604" style:parent-style-name="Standard" style:family="paragraph">
      <style:text-properties style:font-name="Nimbus Sans" fo:font-weight="bold" style:font-weight-asian="bold" style:font-weight-complex="bold"/>
    </style:style>
    <style:style style:name="T605" style:parent-style-name="Fonteparág.padrão" style:family="text">
      <style:text-properties style:font-name="Nimbus Sans" fo:font-weight="bold" style:font-weight-asian="bold" style:font-weight-complex="bold"/>
    </style:style>
    <style:style style:name="T606" style:parent-style-name="Fonteparág.padrão" style:family="text">
      <style:text-properties style:font-name="Nimbus Sans" fo:font-weight="bold" style:font-weight-asian="bold" style:font-weight-complex="bold"/>
    </style:style>
    <style:style style:name="P607" style:parent-style-name="Standard" style:family="paragraph"/>
    <style:style style:name="T608" style:parent-style-name="Fonteparág.padrão" style:family="text">
      <style:text-properties style:font-name="Nimbus Sans" fo:font-weight="bold" style:font-weight-asian="bold" style:font-weight-complex="bold"/>
    </style:style>
    <style:style style:name="T609" style:parent-style-name="Fonteparág.padrão" style:family="text">
      <style:text-properties style:font-name="Nimbus Sans" fo:font-weight="bold" style:font-weight-asian="bold" style:font-weight-complex="bold"/>
    </style:style>
    <style:style style:name="T610" style:parent-style-name="Fonteparág.padrão" style:family="text">
      <style:text-properties style:font-name="Nimbus Sans"/>
    </style:style>
    <style:style style:name="P611" style:parent-style-name="Standard" style:family="paragraph"/>
    <style:style style:name="T612" style:parent-style-name="Fonteparág.padrão" style:family="text">
      <style:text-properties style:font-name="Nimbus Sans" fo:font-weight="bold" style:font-weight-asian="bold" style:font-weight-complex="bold"/>
    </style:style>
    <style:style style:name="T613" style:parent-style-name="Fonteparág.padrão" style:family="text">
      <style:text-properties style:font-name="Nimbus Sans" fo:font-weight="bold" style:font-weight-asian="bold" style:font-weight-complex="bold"/>
    </style:style>
    <style:style style:name="T614" style:parent-style-name="Fonteparág.padrão" style:family="text">
      <style:text-properties style:font-name="Nimbus Sans"/>
    </style:style>
    <style:style style:name="P615" style:parent-style-name="Standard" style:family="paragraph"/>
    <style:style style:name="T616" style:parent-style-name="Fonteparág.padrão" style:family="text">
      <style:text-properties style:font-name="Nimbus Sans" fo:font-weight="bold" style:font-weight-asian="bold" style:font-weight-complex="bold"/>
    </style:style>
    <style:style style:name="T617" style:parent-style-name="Fonteparág.padrão" style:family="text">
      <style:text-properties style:font-name="Nimbus Sans" fo:font-weight="bold" style:font-weight-asian="bold" style:font-weight-complex="bold"/>
    </style:style>
    <style:style style:name="T618" style:parent-style-name="Fonteparág.padrão" style:family="text">
      <style:text-properties style:font-name="Nimbus Sans"/>
    </style:style>
    <style:style style:name="P619" style:parent-style-name="Standard" style:family="paragraph"/>
    <style:style style:name="T620" style:parent-style-name="Fonteparág.padrão" style:family="text">
      <style:text-properties style:font-name="Nimbus Sans" fo:font-weight="bold" style:font-weight-asian="bold" style:font-weight-complex="bold"/>
    </style:style>
    <style:style style:name="T621" style:parent-style-name="Fonteparág.padrão" style:family="text">
      <style:text-properties style:font-name="Nimbus Sans" fo:font-weight="bold" style:font-weight-asian="bold" style:font-weight-complex="bold"/>
    </style:style>
    <style:style style:name="T622" style:parent-style-name="Fonteparág.padrão" style:family="text">
      <style:text-properties style:font-name="Nimbus Sans"/>
    </style:style>
    <style:style style:name="T623" style:parent-style-name="Fonteparág.padrão" style:family="text">
      <style:text-properties style:font-name="Nimbus Sans" fo:font-weight="bold" style:font-weight-asian="bold" style:font-weight-complex="bold"/>
    </style:style>
    <style:style style:name="T624" style:parent-style-name="Fonteparág.padrão" style:family="text">
      <style:text-properties style:font-name="Nimbus Sans" fo:font-weight="bold" style:font-weight-asian="bold" style:font-weight-complex="bold"/>
    </style:style>
    <style:style style:name="P625" style:parent-style-name="Standard" style:family="paragraph"/>
    <style:style style:name="T626" style:parent-style-name="Fonteparág.padrão" style:family="text">
      <style:text-properties style:font-name="Nimbus Sans" fo:font-weight="bold" style:font-weight-asian="bold" style:font-weight-complex="bold"/>
    </style:style>
    <style:style style:name="T627" style:parent-style-name="Fonteparág.padrão" style:family="text">
      <style:text-properties style:font-name="Nimbus Sans" fo:font-weight="bold" style:font-weight-asian="bold" style:font-weight-complex="bold"/>
    </style:style>
    <style:style style:name="T628" style:parent-style-name="Fonteparág.padrão" style:family="text">
      <style:text-properties style:font-name="Nimbus Sans"/>
    </style:style>
    <style:style style:name="P629" style:parent-style-name="Standard" style:family="paragraph"/>
    <style:style style:name="T630" style:parent-style-name="Fonteparág.padrão" style:family="text">
      <style:text-properties style:font-name="Nimbus Sans" fo:font-weight="bold" style:font-weight-asian="bold" style:font-weight-complex="bold"/>
    </style:style>
    <style:style style:name="T631" style:parent-style-name="Fonteparág.padrão" style:family="text">
      <style:text-properties style:font-name="Nimbus Sans" fo:font-weight="bold" style:font-weight-asian="bold" style:font-weight-complex="bold"/>
    </style:style>
    <style:style style:name="T632" style:parent-style-name="Fonteparág.padrão" style:family="text">
      <style:text-properties style:font-name="Nimbus Sans"/>
    </style:style>
    <style:style style:name="P633" style:parent-style-name="Standard" style:family="paragraph"/>
    <style:style style:name="T634" style:parent-style-name="Fonteparág.padrão" style:family="text">
      <style:text-properties style:font-name="Nimbus Sans" fo:font-weight="bold" style:font-weight-asian="bold" style:font-weight-complex="bold"/>
    </style:style>
    <style:style style:name="T635" style:parent-style-name="Fonteparág.padrão" style:family="text">
      <style:text-properties style:font-name="Nimbus Sans" fo:font-weight="bold" style:font-weight-asian="bold" style:font-weight-complex="bold"/>
    </style:style>
    <style:style style:name="T636" style:parent-style-name="Fonteparág.padrão" style:family="text">
      <style:text-properties style:font-name="Nimbus Sans"/>
    </style:style>
    <style:style style:name="P637" style:parent-style-name="Standard" style:family="paragraph"/>
    <style:style style:name="T638" style:parent-style-name="Fonteparág.padrão" style:family="text">
      <style:text-properties style:font-name="Nimbus Sans" fo:font-weight="bold" style:font-weight-asian="bold" style:font-weight-complex="bold"/>
    </style:style>
    <style:style style:name="T639" style:parent-style-name="Fonteparág.padrão" style:family="text">
      <style:text-properties style:font-name="Nimbus Sans" fo:font-weight="bold" style:font-weight-asian="bold" style:font-weight-complex="bold"/>
    </style:style>
    <style:style style:name="T640" style:parent-style-name="Fonteparág.padrão" style:family="text">
      <style:text-properties style:font-name="Nimbus Sans"/>
    </style:style>
    <style:style style:name="P641" style:parent-style-name="Standard" style:family="paragraph"/>
    <style:style style:name="T642" style:parent-style-name="Fonteparág.padrão" style:family="text">
      <style:text-properties style:font-name="Nimbus Sans" fo:font-weight="bold" style:font-weight-asian="bold" style:font-weight-complex="bold"/>
    </style:style>
    <style:style style:name="T643" style:parent-style-name="Fonteparág.padrão" style:family="text">
      <style:text-properties style:font-name="Nimbus Sans" fo:font-weight="bold" style:font-weight-asian="bold" style:font-weight-complex="bold"/>
    </style:style>
    <style:style style:name="T644" style:parent-style-name="Fonteparág.padrão" style:family="text">
      <style:text-properties style:font-name="Nimbus Sans"/>
    </style:style>
    <style:style style:name="T645" style:parent-style-name="Fonteparág.padrão" style:family="text">
      <style:text-properties style:font-name="Nimbus Sans" fo:font-weight="bold" style:font-weight-asian="bold" style:font-weight-complex="bold"/>
    </style:style>
    <style:style style:name="T646" style:parent-style-name="Fonteparág.padrão" style:family="text">
      <style:text-properties style:font-name="Nimbus Sans" fo:font-weight="bold" style:font-weight-asian="bold" style:font-weight-complex="bold"/>
    </style:style>
    <style:style style:name="P647" style:parent-style-name="Standard" style:family="paragraph"/>
    <style:style style:name="T648" style:parent-style-name="Fonteparág.padrão" style:family="text">
      <style:text-properties style:font-name="Nimbus Sans" fo:font-weight="bold" style:font-weight-asian="bold" style:font-weight-complex="bold"/>
    </style:style>
    <style:style style:name="T649" style:parent-style-name="Fonteparág.padrão" style:family="text">
      <style:text-properties style:font-name="Nimbus Sans" fo:font-weight="bold" style:font-weight-asian="bold" style:font-weight-complex="bold"/>
    </style:style>
    <style:style style:name="T650" style:parent-style-name="Fonteparág.padrão" style:family="text">
      <style:text-properties style:font-name="Nimbus Sans"/>
    </style:style>
    <style:style style:name="P651" style:parent-style-name="Standard" style:family="paragraph"/>
    <style:style style:name="T652" style:parent-style-name="Fonteparág.padrão" style:family="text">
      <style:text-properties style:font-name="Nimbus Sans" fo:font-weight="bold" style:font-weight-asian="bold" style:font-weight-complex="bold"/>
    </style:style>
    <style:style style:name="T653" style:parent-style-name="Fonteparág.padrão" style:family="text">
      <style:text-properties style:font-name="Nimbus Sans" fo:font-weight="bold" style:font-weight-asian="bold" style:font-weight-complex="bold"/>
    </style:style>
    <style:style style:name="T654" style:parent-style-name="Fonteparág.padrão" style:family="text">
      <style:text-properties style:font-name="Nimbus Sans"/>
    </style:style>
    <style:style style:name="P655" style:parent-style-name="Standard" style:family="paragraph"/>
    <style:style style:name="T656" style:parent-style-name="Fonteparág.padrão" style:family="text">
      <style:text-properties style:font-name="Nimbus Sans" fo:font-weight="bold" style:font-weight-asian="bold" style:font-weight-complex="bold"/>
    </style:style>
    <style:style style:name="T657" style:parent-style-name="Fonteparág.padrão" style:family="text">
      <style:text-properties style:font-name="Nimbus Sans" fo:font-weight="bold" style:font-weight-asian="bold" style:font-weight-complex="bold"/>
    </style:style>
    <style:style style:name="T658" style:parent-style-name="Fonteparág.padrão" style:family="text">
      <style:text-properties style:font-name="Nimbus Sans"/>
    </style:style>
    <style:style style:name="P659" style:parent-style-name="Standard" style:family="paragraph"/>
    <style:style style:name="T660" style:parent-style-name="Fonteparág.padrão" style:family="text">
      <style:text-properties style:font-name="Nimbus Sans" fo:font-weight="bold" style:font-weight-asian="bold" style:font-weight-complex="bold"/>
    </style:style>
    <style:style style:name="T661" style:parent-style-name="Fonteparág.padrão" style:family="text">
      <style:text-properties style:font-name="Nimbus Sans" fo:font-weight="bold" style:font-weight-asian="bold" style:font-weight-complex="bold"/>
    </style:style>
    <style:style style:name="T662" style:parent-style-name="Fonteparág.padrão" style:family="text">
      <style:text-properties style:font-name="Nimbus Sans"/>
    </style:style>
    <style:style style:name="T663" style:parent-style-name="Fonteparág.padrão" style:family="text">
      <style:text-properties style:font-name="Nimbus Sans" fo:font-weight="bold" style:font-weight-asian="bold" style:font-weight-complex="bold"/>
    </style:style>
    <style:style style:name="T664" style:parent-style-name="Fonteparág.padrão" style:family="text">
      <style:text-properties style:font-name="Nimbus Sans" fo:font-weight="bold" style:font-weight-asian="bold" style:font-weight-complex="bold"/>
    </style:style>
    <style:style style:name="P665" style:parent-style-name="Standard" style:family="paragraph"/>
    <style:style style:name="T666" style:parent-style-name="Fonteparág.padrão" style:family="text">
      <style:text-properties style:font-name="Nimbus Sans" fo:font-weight="bold" style:font-weight-asian="bold" style:font-weight-complex="bold"/>
    </style:style>
    <style:style style:name="T667" style:parent-style-name="Fonteparág.padrão" style:family="text">
      <style:text-properties style:font-name="Nimbus Sans" fo:font-weight="bold" style:font-weight-asian="bold" style:font-weight-complex="bold"/>
    </style:style>
    <style:style style:name="T668" style:parent-style-name="Fonteparág.padrão" style:family="text">
      <style:text-properties style:font-name="Nimbus Sans"/>
    </style:style>
    <style:style style:name="P669" style:parent-style-name="Standard" style:family="paragraph"/>
    <style:style style:name="T670" style:parent-style-name="Fonteparág.padrão" style:family="text">
      <style:text-properties style:font-name="Nimbus Sans" fo:font-weight="bold" style:font-weight-asian="bold" style:font-weight-complex="bold"/>
    </style:style>
    <style:style style:name="T671" style:parent-style-name="Fonteparág.padrão" style:family="text">
      <style:text-properties style:font-name="Nimbus Sans" fo:font-weight="bold" style:font-weight-asian="bold" style:font-weight-complex="bold"/>
    </style:style>
    <style:style style:name="T672" style:parent-style-name="Fonteparág.padrão" style:family="text">
      <style:text-properties style:font-name="Nimbus Sans"/>
    </style:style>
    <style:style style:name="P673" style:parent-style-name="Standard" style:family="paragraph"/>
    <style:style style:name="T674" style:parent-style-name="Fonteparág.padrão" style:family="text">
      <style:text-properties style:font-name="Nimbus Sans" fo:font-weight="bold" style:font-weight-asian="bold" style:font-weight-complex="bold"/>
    </style:style>
    <style:style style:name="T675" style:parent-style-name="Fonteparág.padrão" style:family="text">
      <style:text-properties style:font-name="Nimbus Sans" fo:font-weight="bold" style:font-weight-asian="bold" style:font-weight-complex="bold"/>
    </style:style>
    <style:style style:name="T676" style:parent-style-name="Fonteparág.padrão" style:family="text">
      <style:text-properties style:font-name="Nimbus Sans"/>
    </style:style>
    <style:style style:name="T677" style:parent-style-name="Fonteparág.padrão" style:family="text">
      <style:text-properties style:font-name="Nimbus Sans" fo:font-weight="bold" style:font-weight-asian="bold" style:font-weight-complex="bold"/>
    </style:style>
    <style:style style:name="T678" style:parent-style-name="Fonteparág.padrão" style:family="text">
      <style:text-properties style:font-name="Nimbus Sans" fo:font-weight="bold" style:font-weight-asian="bold" style:font-weight-complex="bold"/>
    </style:style>
    <style:style style:name="P679" style:parent-style-name="Standard" style:family="paragraph"/>
    <style:style style:name="T680" style:parent-style-name="Fonteparág.padrão" style:family="text">
      <style:text-properties style:font-name="Nimbus Sans" fo:font-weight="bold" style:font-weight-asian="bold" style:font-weight-complex="bold"/>
    </style:style>
    <style:style style:name="T681" style:parent-style-name="Fonteparág.padrão" style:family="text">
      <style:text-properties style:font-name="Nimbus Sans" fo:font-weight="bold" style:font-weight-asian="bold" style:font-weight-complex="bold"/>
    </style:style>
    <style:style style:name="T682" style:parent-style-name="Fonteparág.padrão" style:family="text">
      <style:text-properties style:font-name="Nimbus Sans"/>
    </style:style>
    <style:style style:name="P683" style:parent-style-name="Standard" style:family="paragraph"/>
    <style:style style:name="T684" style:parent-style-name="Fonteparág.padrão" style:family="text">
      <style:text-properties style:font-name="Nimbus Sans" fo:font-weight="bold" style:font-weight-asian="bold" style:font-weight-complex="bold"/>
    </style:style>
    <style:style style:name="T685" style:parent-style-name="Fonteparág.padrão" style:family="text">
      <style:text-properties style:font-name="Nimbus Sans" fo:font-weight="bold" style:font-weight-asian="bold" style:font-weight-complex="bold"/>
    </style:style>
    <style:style style:name="T686" style:parent-style-name="Fonteparág.padrão" style:family="text">
      <style:text-properties style:font-name="Nimbus Sans"/>
    </style:style>
    <style:style style:name="T687" style:parent-style-name="Fonteparág.padrão" style:family="text">
      <style:text-properties style:font-name="Nimbus Sans" fo:font-weight="bold" style:font-weight-asian="bold" style:font-weight-complex="bold"/>
    </style:style>
    <style:style style:name="T688" style:parent-style-name="Fonteparág.padrão" style:family="text">
      <style:text-properties style:font-name="Nimbus Sans" fo:font-weight="bold" style:font-weight-asian="bold" style:font-weight-complex="bold"/>
    </style:style>
    <style:style style:name="P689" style:parent-style-name="Standard" style:family="paragraph"/>
    <style:style style:name="T690" style:parent-style-name="Fonteparág.padrão" style:family="text">
      <style:text-properties style:font-name="Nimbus Sans" fo:font-weight="bold" style:font-weight-asian="bold" style:font-weight-complex="bold"/>
    </style:style>
    <style:style style:name="T691" style:parent-style-name="Fonteparág.padrão" style:family="text">
      <style:text-properties style:font-name="Nimbus Sans" fo:font-weight="bold" style:font-weight-asian="bold" style:font-weight-complex="bold"/>
    </style:style>
    <style:style style:name="T692" style:parent-style-name="Fonteparág.padrão" style:family="text">
      <style:text-properties style:font-name="Nimbus Sans"/>
    </style:style>
    <style:style style:name="P693" style:parent-style-name="Standard" style:family="paragraph"/>
    <style:style style:name="T694" style:parent-style-name="Fonteparág.padrão" style:family="text">
      <style:text-properties style:font-name="Nimbus Sans" fo:font-weight="bold" style:font-weight-asian="bold" style:font-weight-complex="bold"/>
    </style:style>
    <style:style style:name="T695" style:parent-style-name="Fonteparág.padrão" style:family="text">
      <style:text-properties style:font-name="Nimbus Sans" fo:font-weight="bold" style:font-weight-asian="bold" style:font-weight-complex="bold"/>
    </style:style>
    <style:style style:name="T696" style:parent-style-name="Fonteparág.padrão" style:family="text">
      <style:text-properties style:font-name="Nimbus Sans"/>
    </style:style>
    <style:style style:name="T697" style:parent-style-name="Fonteparág.padrão" style:family="text">
      <style:text-properties style:font-name="Nimbus Sans" fo:font-weight="bold" style:font-weight-asian="bold" style:font-weight-complex="bold"/>
    </style:style>
    <style:style style:name="T698" style:parent-style-name="Fonteparág.padrão" style:family="text">
      <style:text-properties style:font-name="Nimbus Sans" fo:font-weight="bold" style:font-weight-asian="bold" style:font-weight-complex="bold"/>
    </style:style>
    <style:style style:name="P699" style:parent-style-name="Standard" style:family="paragraph"/>
    <style:style style:name="T700" style:parent-style-name="Fonteparág.padrão" style:family="text">
      <style:text-properties style:font-name="Nimbus Sans" fo:font-weight="bold" style:font-weight-asian="bold" style:font-weight-complex="bold"/>
    </style:style>
    <style:style style:name="T701" style:parent-style-name="Fonteparág.padrão" style:family="text">
      <style:text-properties style:font-name="Nimbus Sans" fo:font-weight="bold" style:font-weight-asian="bold" style:font-weight-complex="bold"/>
    </style:style>
    <style:style style:name="T702" style:parent-style-name="Fonteparág.padrão" style:family="text">
      <style:text-properties style:font-name="Nimbus Sans"/>
    </style:style>
    <style:style style:name="T703" style:parent-style-name="Fonteparág.padrão" style:family="text">
      <style:text-properties style:font-name="Nimbus Sans" fo:font-weight="bold" style:font-weight-asian="bold" style:font-weight-complex="bold"/>
    </style:style>
    <style:style style:name="T704" style:parent-style-name="Fonteparág.padrão" style:family="text">
      <style:text-properties style:font-name="Nimbus Sans" fo:font-weight="bold" style:font-weight-asian="bold" style:font-weight-complex="bold"/>
    </style:style>
    <style:style style:name="P705" style:parent-style-name="Standard" style:family="paragraph"/>
    <style:style style:name="T706" style:parent-style-name="Fonteparág.padrão" style:family="text">
      <style:text-properties style:font-name="Nimbus Sans" fo:font-weight="bold" style:font-weight-asian="bold" style:font-weight-complex="bold"/>
    </style:style>
    <style:style style:name="T707" style:parent-style-name="Fonteparág.padrão" style:family="text">
      <style:text-properties style:font-name="Nimbus Sans" fo:font-weight="bold" style:font-weight-asian="bold" style:font-weight-complex="bold"/>
    </style:style>
    <style:style style:name="T708" style:parent-style-name="Fonteparág.padrão" style:family="text">
      <style:text-properties style:font-name="Nimbus Sans"/>
    </style:style>
    <style:style style:name="T709" style:parent-style-name="Fonteparág.padrão" style:family="text">
      <style:text-properties style:font-name="Nimbus Sans" fo:font-weight="bold" style:font-weight-asian="bold" style:font-weight-complex="bold"/>
    </style:style>
    <style:style style:name="T710" style:parent-style-name="Fonteparág.padrão" style:family="text">
      <style:text-properties style:font-name="Nimbus Sans" fo:font-weight="bold" style:font-weight-asian="bold" style:font-weight-complex="bold"/>
    </style:style>
    <style:style style:name="P711" style:parent-style-name="Standard" style:family="paragraph"/>
    <style:style style:name="T712" style:parent-style-name="Fonteparág.padrão" style:family="text">
      <style:text-properties style:font-name="Nimbus Sans" fo:font-weight="bold" style:font-weight-asian="bold" style:font-weight-complex="bold"/>
    </style:style>
    <style:style style:name="T713" style:parent-style-name="Fonteparág.padrão" style:family="text">
      <style:text-properties style:font-name="Nimbus Sans" fo:font-weight="bold" style:font-weight-asian="bold" style:font-weight-complex="bold"/>
    </style:style>
    <style:style style:name="T714" style:parent-style-name="Fonteparág.padrão" style:family="text">
      <style:text-properties style:font-name="Nimbus Sans"/>
    </style:style>
    <style:style style:name="P715" style:parent-style-name="Standard" style:family="paragraph"/>
    <style:style style:name="T716" style:parent-style-name="Fonteparág.padrão" style:family="text">
      <style:text-properties style:font-name="Nimbus Sans" fo:font-weight="bold" style:font-weight-asian="bold" style:font-weight-complex="bold"/>
    </style:style>
    <style:style style:name="T717" style:parent-style-name="Fonteparág.padrão" style:family="text">
      <style:text-properties style:font-name="Nimbus Sans" fo:font-weight="bold" style:font-weight-asian="bold" style:font-weight-complex="bold"/>
    </style:style>
    <style:style style:name="T718" style:parent-style-name="Fonteparág.padrão" style:family="text">
      <style:text-properties style:font-name="Nimbus Sans"/>
    </style:style>
    <style:style style:name="P719" style:parent-style-name="Standard" style:family="paragraph"/>
    <style:style style:name="T720" style:parent-style-name="Fonteparág.padrão" style:family="text">
      <style:text-properties style:font-name="Nimbus Sans" fo:font-weight="bold" style:font-weight-asian="bold" style:font-weight-complex="bold"/>
    </style:style>
    <style:style style:name="T721" style:parent-style-name="Fonteparág.padrão" style:family="text">
      <style:text-properties style:font-name="Nimbus Sans" fo:font-weight="bold" style:font-weight-asian="bold" style:font-weight-complex="bold"/>
    </style:style>
    <style:style style:name="T722" style:parent-style-name="Fonteparág.padrão" style:family="text">
      <style:text-properties style:font-name="Nimbus Sans"/>
    </style:style>
    <style:style style:name="P723" style:parent-style-name="Standard" style:family="paragraph"/>
    <style:style style:name="T724" style:parent-style-name="Fonteparág.padrão" style:family="text">
      <style:text-properties style:font-name="Nimbus Sans" fo:font-weight="bold" style:font-weight-asian="bold" style:font-weight-complex="bold"/>
    </style:style>
    <style:style style:name="T725" style:parent-style-name="Fonteparág.padrão" style:family="text">
      <style:text-properties style:font-name="Nimbus Sans" fo:font-weight="bold" style:font-weight-asian="bold" style:font-weight-complex="bold"/>
    </style:style>
    <style:style style:name="T726" style:parent-style-name="Fonteparág.padrão" style:family="text">
      <style:text-properties style:font-name="Nimbus Sans"/>
    </style:style>
    <style:style style:name="P727" style:parent-style-name="Standard" style:family="paragraph"/>
    <style:style style:name="T728" style:parent-style-name="Fonteparág.padrão" style:family="text">
      <style:text-properties style:font-name="Nimbus Sans" fo:font-weight="bold" style:font-weight-asian="bold" style:font-weight-complex="bold"/>
    </style:style>
    <style:style style:name="T729" style:parent-style-name="Fonteparág.padrão" style:family="text">
      <style:text-properties style:font-name="Nimbus Sans" fo:font-weight="bold" style:font-weight-asian="bold" style:font-weight-complex="bold"/>
    </style:style>
    <style:style style:name="T730" style:parent-style-name="Fonteparág.padrão" style:family="text">
      <style:text-properties style:font-name="Nimbus Sans"/>
    </style:style>
    <style:style style:name="T731" style:parent-style-name="Fonteparág.padrão" style:family="text">
      <style:text-properties style:font-name="Nimbus Sans" fo:font-weight="bold" style:font-weight-asian="bold" style:font-weight-complex="bold"/>
    </style:style>
    <style:style style:name="T732" style:parent-style-name="Fonteparág.padrão" style:family="text">
      <style:text-properties style:font-name="Nimbus Sans" fo:font-weight="bold" style:font-weight-asian="bold" style:font-weight-complex="bold"/>
    </style:style>
    <style:style style:name="P733" style:parent-style-name="Standard" style:family="paragraph">
      <style:text-properties style:font-name="Nimbus Sans"/>
    </style:style>
    <style:style style:name="P734" style:parent-style-name="Standard" style:family="paragraph">
      <style:text-properties style:font-name="Nimbus Sans"/>
    </style:style>
    <style:style style:name="P735" style:parent-style-name="Standard" style:family="paragraph">
      <style:text-properties style:font-name="Nimbus Sans"/>
    </style:style>
    <style:style style:name="P736" style:parent-style-name="Standard" style:family="paragraph">
      <style:text-properties style:font-name="Nimbus Sans"/>
    </style:style>
    <style:style style:name="P737" style:parent-style-name="Standard" style:family="paragraph">
      <style:text-properties style:font-name="Nimbus Sans"/>
    </style:style>
    <style:style style:name="P738" style:parent-style-name="Standard" style:family="paragraph">
      <style:text-properties style:font-name="Nimbus Sans"/>
    </style:style>
    <style:style style:name="P739" style:parent-style-name="Standard" style:family="paragraph">
      <style:text-properties style:font-name="Nimbus Sans"/>
    </style:style>
    <style:style style:name="P740" style:parent-style-name="Standard" style:family="paragraph">
      <style:text-properties style:font-name="Nimbus Sans"/>
    </style:style>
    <style:style style:name="P741" style:parent-style-name="Standard" style:family="paragraph">
      <style:text-properties style:font-name="Nimbus Sans"/>
    </style:style>
    <style:style style:name="P742" style:parent-style-name="Standard" style:family="paragraph">
      <style:text-properties style:font-name="Nimbus Sans"/>
    </style:style>
    <style:style style:name="P743" style:parent-style-name="Standard" style:family="paragraph">
      <style:text-properties style:font-name="Nimbus Sans"/>
    </style:style>
    <style:style style:name="P744" style:parent-style-name="Standard" style:family="paragraph">
      <style:text-properties style:font-name="Nimbus Sans" fo:font-weight="bold" style:font-weight-asian="bold" style:font-weight-complex="bold"/>
    </style:style>
    <style:style style:name="P745" style:parent-style-name="Standard" style:family="paragraph">
      <style:text-properties style:font-name="Nimbus Sans" fo:font-weight="bold" style:font-weight-asian="bold" style:font-weight-complex="bold"/>
    </style:style>
    <style:style style:name="P746" style:parent-style-name="Standard" style:family="paragraph">
      <style:paragraph-properties fo:text-align="center"/>
      <style:text-properties style:font-name="Nimbus Sans" fo:font-weight="bold" style:font-weight-asian="bold" style:font-weight-complex="bold" fo:font-size="20pt" style:font-size-asian="20pt" style:font-size-complex="20pt"/>
    </style:style>
    <style:style style:name="P747" style:parent-style-name="Standard" style:family="paragraph">
      <style:text-properties style:font-name="Nimbus Sans" fo:font-weight="bold" style:font-weight-asian="bold" style:font-weight-complex="bold"/>
    </style:style>
    <style:style style:name="T748" style:parent-style-name="Fonteparág.padrão" style:family="text">
      <style:text-properties style:font-name="Nimbus Sans" fo:font-weight="bold" style:font-weight-asian="bold" style:font-weight-complex="bold"/>
    </style:style>
    <style:style style:name="T749" style:parent-style-name="Fonteparág.padrão" style:family="text">
      <style:text-properties style:font-name="Nimbus Sans" fo:font-weight="bold" style:font-weight-asian="bold" style:font-weight-complex="bold"/>
    </style:style>
    <style:style style:name="P750" style:parent-style-name="Standard" style:family="paragraph">
      <style:text-properties style:font-name="Nimbus Sans"/>
    </style:style>
    <style:style style:name="T751" style:parent-style-name="Fonteparág.padrão" style:family="text">
      <style:text-properties style:font-name="Nimbus Sans" fo:font-weight="bold" style:font-weight-asian="bold" style:font-weight-complex="bold"/>
    </style:style>
    <style:style style:name="T752" style:parent-style-name="Fonteparág.padrão" style:family="text">
      <style:text-properties style:font-name="Nimbus Sans" fo:font-weight="bold" style:font-weight-asian="bold" style:font-weight-complex="bold"/>
    </style:style>
    <style:style style:name="P753" style:parent-style-name="Standard" style:family="paragraph"/>
    <style:style style:name="T754" style:parent-style-name="Fonteparág.padrão" style:family="text">
      <style:text-properties style:font-name="Nimbus Sans" fo:font-weight="bold" style:font-weight-asian="bold" style:font-weight-complex="bold"/>
    </style:style>
    <style:style style:name="T755" style:parent-style-name="Fonteparág.padrão" style:family="text">
      <style:text-properties style:font-name="Nimbus Sans" fo:font-weight="bold" style:font-weight-asian="bold" style:font-weight-complex="bold"/>
    </style:style>
    <style:style style:name="T756" style:parent-style-name="Fonteparág.padrão" style:family="text">
      <style:text-properties style:font-name="Nimbus Sans"/>
    </style:style>
    <style:style style:name="P757" style:parent-style-name="Standard" style:family="paragraph"/>
    <style:style style:name="T758" style:parent-style-name="Fonteparág.padrão" style:family="text">
      <style:text-properties style:font-name="Nimbus Sans" fo:font-weight="bold" style:font-weight-asian="bold" style:font-weight-complex="bold"/>
    </style:style>
    <style:style style:name="T759" style:parent-style-name="Fonteparág.padrão" style:family="text">
      <style:text-properties style:font-name="Nimbus Sans" fo:font-weight="bold" style:font-weight-asian="bold" style:font-weight-complex="bold"/>
    </style:style>
    <style:style style:name="T760" style:parent-style-name="Fonteparág.padrão" style:family="text">
      <style:text-properties style:font-name="Nimbus Sans"/>
    </style:style>
    <style:style style:name="P761" style:parent-style-name="Standard" style:family="paragraph"/>
    <style:style style:name="T762" style:parent-style-name="Fonteparág.padrão" style:family="text">
      <style:text-properties style:font-name="Nimbus Sans" fo:font-weight="bold" style:font-weight-asian="bold" style:font-weight-complex="bold"/>
    </style:style>
    <style:style style:name="T763" style:parent-style-name="Fonteparág.padrão" style:family="text">
      <style:text-properties style:font-name="Nimbus Sans" fo:font-weight="bold" style:font-weight-asian="bold" style:font-weight-complex="bold"/>
    </style:style>
    <style:style style:name="T764" style:parent-style-name="Fonteparág.padrão" style:family="text">
      <style:text-properties style:font-name="Nimbus Sans"/>
    </style:style>
    <style:style style:name="P765" style:parent-style-name="Standard" style:family="paragraph"/>
    <style:style style:name="T766" style:parent-style-name="Fonteparág.padrão" style:family="text">
      <style:text-properties style:font-name="Nimbus Sans" fo:font-weight="bold" style:font-weight-asian="bold" style:font-weight-complex="bold"/>
    </style:style>
    <style:style style:name="T767" style:parent-style-name="Fonteparág.padrão" style:family="text">
      <style:text-properties style:font-name="Nimbus Sans" fo:font-weight="bold" style:font-weight-asian="bold" style:font-weight-complex="bold"/>
    </style:style>
    <style:style style:name="T768" style:parent-style-name="Fonteparág.padrão" style:family="text">
      <style:text-properties style:font-name="Nimbus Sans"/>
    </style:style>
    <style:style style:name="P769" style:parent-style-name="Standard" style:family="paragraph"/>
    <style:style style:name="T770" style:parent-style-name="Fonteparág.padrão" style:family="text">
      <style:text-properties style:font-name="Nimbus Sans" fo:font-weight="bold" style:font-weight-asian="bold" style:font-weight-complex="bold"/>
    </style:style>
    <style:style style:name="T771" style:parent-style-name="Fonteparág.padrão" style:family="text">
      <style:text-properties style:font-name="Nimbus Sans" fo:font-weight="bold" style:font-weight-asian="bold" style:font-weight-complex="bold"/>
    </style:style>
    <style:style style:name="T772" style:parent-style-name="Fonteparág.padrão" style:family="text">
      <style:text-properties style:font-name="Nimbus Sans"/>
    </style:style>
    <style:style style:name="T773" style:parent-style-name="Fonteparág.padrão" style:family="text">
      <style:text-properties style:font-name="Nimbus Sans" fo:font-weight="bold" style:font-weight-asian="bold" style:font-weight-complex="bold"/>
    </style:style>
    <style:style style:name="T774" style:parent-style-name="Fonteparág.padrão" style:family="text">
      <style:text-properties style:font-name="Nimbus Sans" fo:font-weight="bold" style:font-weight-asian="bold" style:font-weight-complex="bold"/>
    </style:style>
    <style:style style:name="P775" style:parent-style-name="Standard" style:family="paragraph"/>
    <style:style style:name="T776" style:parent-style-name="Fonteparág.padrão" style:family="text">
      <style:text-properties style:font-name="Nimbus Sans" fo:font-weight="bold" style:font-weight-asian="bold" style:font-weight-complex="bold"/>
    </style:style>
    <style:style style:name="T777" style:parent-style-name="Fonteparág.padrão" style:family="text">
      <style:text-properties style:font-name="Nimbus Sans" fo:font-weight="bold" style:font-weight-asian="bold" style:font-weight-complex="bold"/>
    </style:style>
    <style:style style:name="T778" style:parent-style-name="Fonteparág.padrão" style:family="text">
      <style:text-properties style:font-name="Nimbus Sans"/>
    </style:style>
    <style:style style:name="P779" style:parent-style-name="Standard" style:family="paragraph"/>
    <style:style style:name="T780" style:parent-style-name="Fonteparág.padrão" style:family="text">
      <style:text-properties style:font-name="Nimbus Sans" fo:font-weight="bold" style:font-weight-asian="bold" style:font-weight-complex="bold"/>
    </style:style>
    <style:style style:name="T781" style:parent-style-name="Fonteparág.padrão" style:family="text">
      <style:text-properties style:font-name="Nimbus Sans" fo:font-weight="bold" style:font-weight-asian="bold" style:font-weight-complex="bold"/>
    </style:style>
    <style:style style:name="T782" style:parent-style-name="Fonteparág.padrão" style:family="text">
      <style:text-properties style:font-name="Nimbus Sans"/>
    </style:style>
    <style:style style:name="P783" style:parent-style-name="Standard" style:family="paragraph"/>
    <style:style style:name="T784" style:parent-style-name="Fonteparág.padrão" style:family="text">
      <style:text-properties style:font-name="Nimbus Sans" fo:font-weight="bold" style:font-weight-asian="bold" style:font-weight-complex="bold"/>
    </style:style>
    <style:style style:name="T785" style:parent-style-name="Fonteparág.padrão" style:family="text">
      <style:text-properties style:font-name="Nimbus Sans" fo:font-weight="bold" style:font-weight-asian="bold" style:font-weight-complex="bold"/>
    </style:style>
    <style:style style:name="T786" style:parent-style-name="Fonteparág.padrão" style:family="text">
      <style:text-properties style:font-name="Nimbus Sans"/>
    </style:style>
    <style:style style:name="T787" style:parent-style-name="Fonteparág.padrão" style:family="text">
      <style:text-properties style:font-name="Nimbus Sans" fo:font-weight="bold" style:font-weight-asian="bold" style:font-weight-complex="bold"/>
    </style:style>
    <style:style style:name="T788" style:parent-style-name="Fonteparág.padrão" style:family="text">
      <style:text-properties style:font-name="Nimbus Sans" fo:font-weight="bold" style:font-weight-asian="bold" style:font-weight-complex="bold"/>
    </style:style>
    <style:style style:name="P789" style:parent-style-name="Standard" style:family="paragraph">
      <style:text-properties style:font-name="Nimbus Sans"/>
    </style:style>
    <style:style style:name="P790" style:parent-style-name="Standard" style:family="paragraph">
      <style:text-properties style:font-name="Nimbus Sans"/>
    </style:style>
    <style:style style:name="P791" style:parent-style-name="Standard" style:family="paragraph">
      <style:text-properties style:font-name="Nimbus Sans"/>
    </style:style>
    <style:style style:name="P792" style:parent-style-name="Standard" style:family="paragraph">
      <style:text-properties style:font-name="Nimbus Sans"/>
    </style:style>
    <style:style style:name="P793" style:parent-style-name="Standard" style:family="paragraph">
      <style:text-properties style:font-name="Nimbus Sans"/>
    </style:style>
    <style:style style:name="P794" style:parent-style-name="Standard" style:family="paragraph">
      <style:text-properties style:font-name="Nimbus Sans"/>
    </style:style>
    <style:style style:name="P795" style:parent-style-name="Standard" style:family="paragraph">
      <style:text-properties style:font-name="Nimbus Sans"/>
    </style:style>
    <style:style style:name="P796" style:parent-style-name="Standard" style:family="paragraph">
      <style:text-properties style:font-name="Nimbus Sans"/>
    </style:style>
    <style:style style:name="P797" style:parent-style-name="Standard" style:family="paragraph">
      <style:text-properties style:font-name="Nimbus Sans"/>
    </style:style>
    <style:style style:name="P798" style:parent-style-name="Standard" style:family="paragraph">
      <style:text-properties style:font-name="Nimbus Sans"/>
    </style:style>
    <style:style style:name="P799" style:parent-style-name="Standard" style:family="paragraph">
      <style:text-properties style:font-name="Nimbus Sans"/>
    </style:style>
    <style:style style:name="T800" style:parent-style-name="Fonteparág.padrão" style:family="text">
      <style:text-properties style:font-name="Nimbus Sans"/>
    </style:style>
    <style:style style:name="P801" style:parent-style-name="Standard" style:family="paragraph">
      <style:text-properties style:font-name="Nimbus Sans" fo:font-weight="bold" style:font-weight-asian="bold" style:font-weight-complex="bold"/>
    </style:style>
    <style:style style:name="P802" style:parent-style-name="Standard" style:family="paragraph">
      <style:text-properties style:font-name="Nimbus Sans" fo:font-weight="bold" style:font-weight-asian="bold" style:font-weight-complex="bold"/>
    </style:style>
    <style:style style:name="P803" style:parent-style-name="Standard" style:family="paragraph">
      <style:paragraph-properties fo:margin-left="0.5in">
        <style:tab-stops/>
      </style:paragraph-properties>
      <style:text-properties style:font-name="Nimbus Sans"/>
    </style:style>
    <style:style style:name="P804" style:parent-style-name="Standard" style:family="paragraph"/>
    <style:style style:name="T805" style:parent-style-name="Fonteparág.padrão" style:family="text">
      <style:text-properties style:font-name="Nimbus Sans" fo:font-weight="bold" style:font-weight-asian="bold" style:font-weight-complex="bold"/>
    </style:style>
    <style:style style:name="T806" style:parent-style-name="Fonteparág.padrão" style:family="text">
      <style:text-properties style:font-name="Nimbus Sans"/>
    </style:style>
    <style:style style:name="P807" style:parent-style-name="Standard" style:family="paragraph"/>
    <style:style style:name="T808" style:parent-style-name="Fonteparág.padrão" style:family="text">
      <style:text-properties style:font-name="Nimbus Sans" fo:font-weight="bold" style:font-weight-asian="bold" style:font-weight-complex="bold"/>
    </style:style>
    <style:style style:name="T809" style:parent-style-name="Fonteparág.padrão" style:family="text">
      <style:text-properties style:font-name="Nimbus Sans"/>
    </style:style>
    <style:style style:name="P810" style:parent-style-name="Standard" style:family="paragraph"/>
    <style:style style:name="T811" style:parent-style-name="Fonteparág.padrão" style:family="text">
      <style:text-properties style:font-name="Nimbus Sans"/>
    </style:style>
    <style:style style:name="T812" style:parent-style-name="Fonteparág.padrão" style:family="text">
      <style:text-properties style:font-name="Nimbus Sans" fo:font-weight="bold" style:font-weight-asian="bold" style:font-weight-complex="bold"/>
    </style:style>
    <style:style style:name="T813" style:parent-style-name="Fonteparág.padrão" style:family="text">
      <style:text-properties style:font-name="Nimbus Sans"/>
    </style:style>
    <style:style style:name="T814" style:parent-style-name="Fonteparág.padrão" style:family="text">
      <style:text-properties style:font-name="Nimbus Sans" fo:font-weight="bold" style:font-weight-asian="bold" style:font-weight-complex="bold"/>
    </style:style>
    <style:style style:name="T815" style:parent-style-name="Fonteparág.padrão" style:family="text">
      <style:text-properties style:font-name="Nimbus Sans" fo:font-weight="bold" style:font-weight-asian="bold" style:font-weight-complex="bold"/>
    </style:style>
    <style:style style:name="T816" style:parent-style-name="Fonteparág.padrão" style:family="text">
      <style:text-properties style:font-name="Nimbus Sans"/>
    </style:style>
    <style:style style:name="P817" style:parent-style-name="Standard" style:family="paragraph">
      <style:text-properties style:font-name="Nimbus Sans"/>
    </style:style>
    <style:style style:family="graphic" style:name="a0">
      <style:graphic-properties draw:fill="solid" draw:fill-color="#f8faff" draw:opacity="100%" draw:stroke="none"/>
    </style:style>
    <style:style style:family="graphic" style:name="a1">
      <style:graphic-properties draw:fill="solid" draw:fill-color="#f8faff" draw:opacity="100%" draw:stroke="none"/>
    </style:style>
  </office:automatic-styles>
  <office:body>
    <office:text text:use-soft-page-breaks="true">
      <text:h text:style-name="P1" text:outline-level="2"><text:tab/><text:span text:style-name="T2">Atalhos e Comandos no Terminal Essenciais para Iniciantes no Ubuntu.</text:span></text:h>
      <text:p text:style-name="P3">Parabéns por dar o primeiro passo no mundo do Ubuntu!</text:p>
      <text:p text:style-name="P4">Aqui estão alguns dos principais atalhos de teclado para Linux, que podem variar um pouco dependendo do ambiente de desktop que você está usando (como GNOME, KDE, etc.). Aqui estão alguns atalhos gerais e comuns<text:s/>:</text:p>
      <text:h text:style-name="P5" text:outline-level="3"/>
      <text:p text:style-name="P6">Índice.</text:p>
      <text:p text:style-name="P7"/>
      <text:h text:style-name="P8" text:outline-level="3">ATALHOS <text:s/>DO TECLADO (Linux)<text:s/><text:s/>:</text:h>
      <text:list text:style-name="LFO1" text:continue-numbering="true">
        <text:list-item>
          <text:p text:style-name="P9">Para abrir uma nova aba ;</text:p>
        </text:list-item>
        <text:list-item>
          <text:p text:style-name="P10">Para abrir uma nova janela ;</text:p>
        </text:list-item>
        <text:list-item>
          <text:p text:style-name="P11">Para fechar a aba atual ;</text:p>
        </text:list-item>
        <text:list-item>
          <text:p text:style-name="P12">Para fechar a janela atual ;</text:p>
        </text:list-item>
        <text:list-item>
          <text:p text:style-name="P13">Para minimizar a janela atual ;</text:p>
        </text:list-item>
        <text:list-item>
          <text:p text:style-name="P14">Seleção do botão esquerdo do mouse ;</text:p>
        </text:list-item>
        <text:list-item>
          <text:p text:style-name="P15">Simulação do botão direito do mouse ;</text:p>
        </text:list-item>
        <text:list-item>
          <text:p text:style-name="P16">Navegação entre itens ;</text:p>
        </text:list-item>
        <text:list-item>
          <text:p text:style-name="P17">Navegação e Gerenciamento de Janelas ;</text:p>
        </text:list-item>
        <text:list-item>
          <text:p text:style-name="P18">Navegação de Arquivos ;</text:p>
        </text:list-item>
        <text:list-item>
          <text:p text:style-name="P19">Outros Atalhos Úteis ;<text:tab/></text:p>
        </text:list-item>
        <text:list-item>
          <text:p text:style-name="P20"><text:span text:style-name="T21">Terminal (Linux)<text:s/></text:span><text:span text:style-name="T22"><text:s/>:</text:span><text:span text:style-name="T23"><text:s/></text:span><text:span text:style-name="T24">Ctrl + Alt + T.</text:span></text:p>
        </text:list-item>
      </text:list>
      <text:soft-page-break/>
      <text:h text:style-name="P25" text:outline-level="3">TERMINAL (Linux, Windows)<text:s/>:</text:h>
      <text:list text:style-name="LFO2" text:continue-numbering="true">
        <text:list-item>
          <text:p text:style-name="P26">Atalhos no terminal;</text:p>
        </text:list-item>
      </text:list>
      <text:list text:style-name="LFO2" text:continue-numbering="true">
        <text:list-item>
          <text:p text:style-name="P27">Comandos no Terminal;</text:p>
        </text:list-item>
      </text:list>
      <text:list text:style-name="LFO2" text:continue-numbering="true">
        <text:list-item>
          <text:p text:style-name="P28">Navegação e Listagem;</text:p>
        </text:list-item>
      </text:list>
      <text:list text:style-name="LFO2" text:continue-numbering="true">
        <text:list-item>
          <text:p text:style-name="P29">Busca;</text:p>
        </text:list-item>
      </text:list>
      <text:list text:style-name="LFO2" text:continue-numbering="true">
        <text:list-item>
          <text:p text:style-name="P30">Criação e Remoção;</text:p>
        </text:list-item>
      </text:list>
      <text:list text:style-name="LFO2" text:continue-numbering="true">
        <text:list-item>
          <text:p text:style-name="P31">Cópia e Movimentação;</text:p>
        </text:list-item>
      </text:list>
      <text:list text:style-name="LFO2" text:continue-numbering="true">
        <text:list-item>
          <text:p text:style-name="P32"><text:span text:style-name="T33">Abrir arquivos de texto;</text:span></text:p>
        </text:list-item>
      </text:list>
      <text:list text:style-name="LFO2" text:continue-numbering="true">
        <text:list-item>
          <text:p text:style-name="P34"><text:span text:style-name="T35">Abrir qualquer arquivo com o programa padrão;</text:span></text:p>
        </text:list-item>
      </text:list>
      <text:list text:style-name="LFO2" text:continue-numbering="true">
        <text:list-item>
          <text:p text:style-name="P36"><text:span text:style-name="T37">Gerenciamento de Pacotes;</text:span></text:p>
        </text:list-item>
      </text:list>
      <text:list text:style-name="LFO2" text:continue-numbering="true">
        <text:list-item>
          <text:p text:style-name="P38"><text:span text:style-name="T39">Outros Comandos Úteis;</text:span></text:p>
        </text:list-item>
      </text:list>
      <text:list text:style-name="LFO2" text:continue-numbering="true">
        <text:list-item>
          <text:p text:style-name="P40"><text:span text:style-name="T41">Exemplo Prático.</text:span></text:p>
        </text:list-item>
      </text:list>
      <text:p text:style-name="P42"/>
      <text:h text:style-name="P43" text:outline-level="3">ATALHOS <text:s/>DO TECLADO<text:s/>:</text:h>
      <text:h text:style-name="P44" text:outline-level="3">Para abrir uma nova aba<text:s/>:</text:h>
      <text:p text:style-name="P45"/>
      <text:list text:style-name="LFO1" text:continue-numbering="true">
        <text:list-item>
          <text:p text:style-name="P46"><text:span text:style-name="T47">Windows/Linux</text:span><text:span text:style-name="T48"><text:s/>:</text:span><text:span text:style-name="T49"><text:s/></text:span><text:span text:style-name="T50">Ctrl + T</text:span></text:p>
        </text:list-item>
        <text:list-item>
          <text:p text:style-name="P51"><text:span text:style-name="T52">Mac</text:span><text:span text:style-name="T53"><text:s/>:</text:span><text:span text:style-name="T54"><text:s/></text:span><text:span text:style-name="T55">Command (⌘) + T</text:span></text:p>
        </text:list-item>
      </text:list>
      <text:h text:style-name="P56" text:outline-level="3">Para abrir uma nova janela<text:s/>:</text:h>
      <text:list text:style-name="LFO3" text:continue-numbering="true">
        <text:list-item>
          <text:p text:style-name="P57"><text:span text:style-name="T58">Windows/Linux</text:span><text:span text:style-name="T59"><text:s/>:</text:span><text:span text:style-name="T60"><text:s/></text:span><text:span text:style-name="T61">Ctrl + N</text:span></text:p>
        </text:list-item>
        <text:list-item>
          <text:p text:style-name="P62"><text:span text:style-name="T63">Mac</text:span><text:span text:style-name="T64"><text:s/>:</text:span><text:span text:style-name="T65"><text:s/></text:span><text:span text:style-name="T66">Command (⌘) + N</text:span></text:p>
        </text:list-item>
      </text:list>
      <text:p text:style-name="P67">Esses atalhos funcionam na maioria dos navegadores, como Google Chrome, Firefox, Edge e outros.</text:p>
      <text:h text:style-name="P68" text:outline-level="3">Para fechar a aba atual<text:s/>:</text:h>
      <text:list text:style-name="LFO4" text:continue-numbering="true">
        <text:list-item>
          <text:p text:style-name="P69"><text:span text:style-name="T70">Windows/Linux</text:span><text:span text:style-name="T71"><text:s/>:</text:span><text:span text:style-name="T72"><text:s/></text:span><text:span text:style-name="T73">Ctrl + W</text:span></text:p>
        </text:list-item>
        <text:list-item>
          <text:p text:style-name="P74"><text:span text:style-name="T75">Mac</text:span><text:span text:style-name="T76"><text:s/>:</text:span><text:span text:style-name="T77"><text:s/></text:span><text:span text:style-name="T78">Command (⌘) + W</text:span></text:p>
        </text:list-item>
      </text:list>
      <text:h text:style-name="P79" text:outline-level="3">Para fechar a janela atual<text:s/>:</text:h>
      <text:list text:style-name="LFO5" text:continue-numbering="true">
        <text:list-item>
          <text:p text:style-name="P80"><text:span text:style-name="T81">Windows/Linux</text:span><text:span text:style-name="T82"><text:s/>:</text:span><text:span text:style-name="T83"><text:s/></text:span><text:span text:style-name="T84">Ctrl + Shift + W</text:span><text:span text:style-name="T85"><text:s/>ou<text:s/></text:span><text:span text:style-name="T86">Alt + F4</text:span></text:p>
        </text:list-item>
        <text:list-item>
          <text:p text:style-name="P87"><text:span text:style-name="T88">Mac</text:span><text:span text:style-name="T89"><text:s/>:</text:span><text:span text:style-name="T90"><text:s/></text:span><text:span text:style-name="T91">Command (⌘) + Shift + W</text:span><text:span text:style-name="T92"><text:s/>ou<text:s/></text:span><text:span text:style-name="T93">Command (⌘) + Q</text:span><text:span text:style-name="T94"><text:s/>(para fechar completamente o navegador)</text:span></text:p>
        </text:list-item>
      </text:list>
      <text:soft-page-break/>
      <text:h text:style-name="P95" text:outline-level="3">Para minimizar a janela atual<text:s/>:</text:h>
      <text:list text:style-name="LFO6" text:continue-numbering="true">
        <text:list-item>
          <text:p text:style-name="P96"><text:span text:style-name="T97">Windows/Linux</text:span><text:span text:style-name="T98"><text:s/>:</text:span><text:span text:style-name="T99"><text:s/></text:span><text:span text:style-name="T100">Windows + M</text:span><text:span text:style-name="T101"><text:s/>ou<text:s/></text:span><text:span text:style-name="T102">Alt + Espaço</text:span><text:span text:style-name="T103">, seguido de<text:s/></text:span><text:span text:style-name="T104">N</text:span></text:p>
        </text:list-item>
        <text:list-item>
          <text:p text:style-name="P105"><text:span text:style-name="T106">Mac</text:span><text:span text:style-name="T107"><text:s/>:</text:span><text:span text:style-name="T108"><text:s/></text:span><text:span text:style-name="T109">Command (⌘) + M</text:span></text:p>
        </text:list-item>
      </text:list>
      <text:p text:style-name="P110">Esses atalhos funcionam na maioria dos navegadores e sistemas operacionais.</text:p>
      <text:p text:style-name="P111">Para simular a seleção do botão esquerdo e direito do mouse via atalhos de teclado, você pode usar os seguintes métodos, dependendo do que deseja fazer<text:s/>:</text:p>
      <text:h text:style-name="P112" text:outline-level="3">Seleção do botão esquerdo do mouse<text:s/>:</text:h>
      <text:list text:style-name="LFO7" text:continue-numbering="true">
        <text:list-item>
          <text:p text:style-name="P113"><text:span text:style-name="T114">Selecionar um item ou texto</text:span><text:span text:style-name="T115"><text:s/>:</text:span></text:p>
          <text:list text:continue-numbering="true">
            <text:list-item>
              <text:p text:style-name="P116"><text:span text:style-name="T117">Shift + Setas</text:span><text:span text:style-name="T118"><text:s/>:</text:span><text:span text:style-name="T119"><text:s/>Para selecionar texto ou itens um por um.</text:span></text:p>
            </text:list-item>
            <text:list-item>
              <text:p text:style-name="P120"><text:span text:style-name="T121">Shift + Clique</text:span><text:span text:style-name="T122"><text:s/>:</text:span><text:span text:style-name="T123"><text:s/>Para selecionar um intervalo de itens ou texto.</text:span></text:p>
            </text:list-item>
          </text:list>
        </text:list-item>
      </text:list>
      <text:h text:style-name="P124" text:outline-level="3">Simulação do botão direito do mouse<text:s/>:</text:h>
      <text:list text:style-name="LFO8" text:continue-numbering="true">
        <text:list-item>
          <text:p text:style-name="P125"><text:span text:style-name="T126">Abrir o menu de contexto (botão direito)</text:span><text:span text:style-name="T127"><text:s/>:</text:span></text:p>
          <text:list text:continue-numbering="true">
            <text:list-item>
              <text:p text:style-name="P128"><text:span text:style-name="T129">Shift + F10</text:span><text:span text:style-name="T130"><text:s/>:</text:span><text:span text:style-name="T131"><text:s/>Isso geralmente abre o menu de contexto no Windows, permitindo acessar opções como copiar, colar, etc.</text:span></text:p>
            </text:list-item>
            <text:list-item>
              <text:p text:style-name="P132"><text:span text:style-name="T133">Tecla de menu</text:span><text:span text:style-name="T134"><text:s/>(se disponível)</text:span><text:span text:style-name="T135"><text:s/>:</text:span><text:span text:style-name="T136"><text:s/>Algumas teclados têm uma tecla dedicada para abrir o menu de contexto. Ela é geralmente localizada entre a tecla<text:s/></text:span><text:span text:style-name="T137">Alt</text:span><text:span text:style-name="T138"><text:s/>direita e a<text:s/></text:span><text:span text:style-name="T139">Ctrl</text:span><text:span text:style-name="T140"><text:s/>direita.</text:span></text:p>
            </text:list-item>
          </text:list>
        </text:list-item>
      </text:list>
      <text:h text:style-name="P141" text:outline-level="3">Navegação entre itens<text:s/>:</text:h>
      <text:list text:style-name="LFO9" text:continue-numbering="true">
        <text:list-item>
          <text:p text:style-name="P142"><text:span text:style-name="T143">Tab</text:span><text:span text:style-name="T144"><text:s/>:</text:span><text:span text:style-name="T145"><text:s/>Move o foco para o próximo item interativo (como botões e links).</text:span></text:p>
        </text:list-item>
        <text:list-item>
          <text:p text:style-name="P146"><text:span text:style-name="T147">Shift + Tab</text:span><text:span text:style-name="T148"><text:s/>:</text:span><text:span text:style-name="T149"><text:s/>Move o foco para o item anterior.</text:span></text:p>
        </text:list-item>
      </text:list>
      <text:p text:style-name="P150">Esses métodos permitem interagir com elementos em uma interface gráfica sem o uso do mouse.</text:p>
      <text:p text:style-name="P151"><text:s/></text:p>
      <text:h text:style-name="P152" text:outline-level="3">Navegação e Gerenciamento de Janelas</text:h>
      <text:list text:style-name="LFO10" text:continue-numbering="true">
        <text:list-item>
          <text:p text:style-name="P153"><text:span text:style-name="T154">Alt + Tab</text:span><text:span text:style-name="T155"><text:s/>:</text:span><text:span text:style-name="T156"><text:s/>Alterna entre janelas abertas.</text:span></text:p>
        </text:list-item>
        <text:list-item>
          <text:p text:style-name="P157"><text:span text:style-name="T158">Super (Tecla Windows) + D</text:span><text:span text:style-name="T159"><text:s/>:</text:span><text:span text:style-name="T160"><text:s/>Minimiza todas as janelas e mostra a área de trabalho.</text:span></text:p>
        </text:list-item>
        <text:list-item>
          <text:p text:style-name="P161"><text:span text:style-name="T162">Super + L</text:span><text:span text:style-name="T163"><text:s/>:</text:span><text:span text:style-name="T164"><text:s/>Bloqueia a tela.</text:span></text:p>
        </text:list-item>
        <text:list-item>
          <text:p text:style-name="P165"><text:span text:style-name="T166">Ctrl + Alt + T</text:span><text:span text:style-name="T167"><text:s/>:</text:span><text:span text:style-name="T168"><text:s/>Abre o terminal (Linux).</text:span></text:p>
        </text:list-item>
      </text:list>
      <text:h text:style-name="P169" text:outline-level="3">Navegação de Arquivos</text:h>
      <text:list text:style-name="LFO11" text:continue-numbering="true">
        <text:list-item>
          <text:p text:style-name="P170"><text:span text:style-name="T171">Ctrl + N</text:span><text:span text:style-name="T172"><text:s/>:</text:span><text:span text:style-name="T173"><text:s/>Abre uma nova janela de navegação em gerenciadores de arquivos.</text:span></text:p>
        </text:list-item>
        <text:list-item>
          <text:p text:style-name="P174"><text:span text:style-name="T175">Ctrl + W</text:span><text:span text:style-name="T176"><text:s/>:</text:span><text:span text:style-name="T177"><text:s/>Fecha a janela atual.</text:span></text:p>
        </text:list-item>
      </text:list>
      <text:h text:style-name="P178" text:outline-level="3">Outros Atalhos Úteis</text:h>
      <text:list text:style-name="LFO12" text:continue-numbering="true">
        <text:list-item>
          <text:p text:style-name="P179"><text:span text:style-name="T180">Alt + F2</text:span><text:span text:style-name="T181"><text:s/>:</text:span><text:span text:style-name="T182"><text:s/>Abre o prompt de execução para iniciar aplicativos.</text:span></text:p>
        </text:list-item>
        <text:list-item>
          <text:p text:style-name="P183"><text:span text:style-name="T184">Ctrl + Shift + Esc</text:span><text:span text:style-name="T185"><text:s/>:</text:span><text:span text:style-name="T186"><text:s/>Abre o gerenciador de tarefas (em alguns ambientes).</text:span></text:p>
        </text:list-item>
      </text:list>
      <text:soft-page-break/>
      <text:p text:style-name="P187">Esses atalhos podem variar um pouco com base na distribuição e no ambiente de desktop, mas são um bom ponto de partida para aumentar sua eficiência no Linux!</text:p>
      <text:p text:style-name="P188"/>
      <text:h text:style-name="P189" text:outline-level="3">Linux</text:h>
      <text:p text:style-name="Textbody"/>
      <text:h text:style-name="P190" text:outline-level="3">TERMINAL<text:s/><text:s/>:</text:h>
      <text:p text:style-name="P191">O terminal é uma ferramenta poderosa para interagir com o sistema de forma mais profunda e eficiente. Para te auxiliar nessa jornada, vou apresentar alguns dos comandos mais importantes que você deve conhecer<text:s/>:</text:p>
      <text:h text:style-name="P192" text:outline-level="3">Atalhos no terminal<text:s/>:</text:h>
      <text:list text:style-name="LFO10" text:continue-numbering="true">
        <text:list-item>
          <text:p text:style-name="P193"><text:span text:style-name="T194">Ctrl + Alt + T</text:span><text:span text:style-name="T195"><text:s/>:</text:span><text:span text:style-name="T196"><text:s/>Abre o terminal.</text:span></text:p>
        </text:list-item>
      </text:list>
      <text:list text:style-name="LFO13" text:continue-numbering="true">
        <text:list-item>
          <text:p text:style-name="P197"><text:span text:style-name="T198">Ctrl + C</text:span><text:span text:style-name="T199"><text:s/>:</text:span><text:span text:style-name="T200"><text:s/>Interrompe um comando em execução.</text:span></text:p>
        </text:list-item>
        <text:list-item>
          <text:p text:style-name="P201"><text:span text:style-name="T202">Ctrl + Z</text:span><text:span text:style-name="T203"><text:s/>:</text:span><text:span text:style-name="T204"><text:s/>Coloca um comando em segundo plano.</text:span></text:p>
        </text:list-item>
        <text:list-item>
          <text:p text:style-name="P205"><text:span text:style-name="T206">Ctrl + A</text:span><text:span text:style-name="T207"><text:s/>:</text:span><text:span text:style-name="T208"><text:s/>Move o cursor para o início da linha.</text:span></text:p>
        </text:list-item>
        <text:list-item>
          <text:p text:style-name="P209"><text:span text:style-name="T210">Ctrl + E</text:span><text:span text:style-name="T211"><text:s/>:</text:span><text:span text:style-name="T212"><text:s/>Move o cursor para o final da linha.</text:span></text:p>
        </text:list-item>
        <text:list-item>
          <text:p text:style-name="P213"><text:span text:style-name="T214">Ctrl + R</text:span><text:span text:style-name="T215"><text:s/>:</text:span><text:span text:style-name="T216"><text:s/>Busca por comandos anteriores.</text:span></text:p>
        </text:list-item>
        <text:list-item>
          <text:p text:style-name="P217"><text:span text:style-name="T218">Tab</text:span><text:span text:style-name="T219"><text:s/>:</text:span><text:span text:style-name="T220"><text:s/>Completa automaticamente nomes de arquivos ou diretórios.</text:span></text:p>
        </text:list-item>
      </text:list>
      <text:h text:style-name="P221" text:outline-level="3">Comandos no Terminal<text:s/>:</text:h>
      <text:h text:style-name="P222" text:outline-level="3">Navegação e Listagem<text:s/></text:h>
      <text:list text:style-name="LFO14" text:continue-numbering="true">
        <text:list-item>
          <text:p text:style-name="P223"><text:span text:style-name="T224">ls</text:span><text:span text:style-name="T225"><text:s/>:</text:span><text:span text:style-name="T226"><text:s/>Lista os arquivos e diretórios dentro do diretório atual.</text:span></text:p>
          <text:list text:continue-numbering="true">
            <text:list-item>
              <text:p text:style-name="P227"><text:span text:style-name="T228">ls -l</text:span><text:span text:style-name="T229"><text:s/>:</text:span><text:span text:style-name="T230"><text:s/>Mostra informações detalhadas sobre os arquivos, como permissões, tamanho e data de modificação.</text:span></text:p>
            </text:list-item>
          </text:list>
        </text:list-item>
        <text:list-item>
          <text:p text:style-name="P231"><text:span text:style-name="T232">cd</text:span><text:span text:style-name="T233"><text:s/>:</text:span><text:span text:style-name="T234"><text:s/>Muda o diretório de trabalho atual.</text:span></text:p>
          <text:list text:continue-numbering="true">
            <text:list-item>
              <text:p text:style-name="P235"><text:span text:style-name="T236">cd ..</text:span><text:span text:style-name="T237"><text:s/>:</text:span><text:span text:style-name="T238"><text:s/>Volta um nível no diretório.</text:span></text:p>
            </text:list-item>
            <text:list-item>
              <text:p text:style-name="P239"><text:span text:style-name="T240">cd /</text:span><text:span text:style-name="T241"><text:s/>:</text:span><text:span text:style-name="T242"><text:s/>Vai para o diretório raiz.</text:span></text:p>
            </text:list-item>
            <text:list-item>
              <text:p text:style-name="P243"><text:span text:style-name="T244">cd ~</text:span><text:span text:style-name="T245"><text:s/>:</text:span><text:span text:style-name="T246"><text:s/>Vai para o diretório home.</text:span></text:p>
            </text:list-item>
          </text:list>
        </text:list-item>
        <text:list-item>
          <text:p text:style-name="P247"><text:span text:style-name="T248">pwd</text:span><text:span text:style-name="T249"><text:s/>:</text:span><text:span text:style-name="T250"><text:s/>Mostra o caminho completo do diretório atual.</text:span></text:p>
        </text:list-item>
      </text:list>
      <text:p text:style-name="Textbody"><text:span text:style-name="T251">Busca</text:span></text:p>
      <text:list text:style-name="LFO14" text:continue-numbering="true">
        <text:list-item>
          <text:p text:style-name="P252"><text:span text:style-name="T253">find</text:span><text:span text:style-name="T254"><text:s/>:</text:span><text:s/>buscar arquivos e diretórios em um sistema de arquivos, com base em critérios específicos. Ele permite filtrar por nome, tipo, tamanho, data de modificação, permissões e muito mais. Além disso, pode executar ações nos resultados encontrados (como excluir, mover ou processar arquivos).</text:p>
          <text:list text:continue-numbering="true">
            <text:list-item>
              <text:p text:style-name="P255">1. Buscar por nome<text:s/>:</text:p>
              <text:list text:continue-numbering="true">
                <text:list-item>
                  <text:p text:style-name="P256"><text:span text:style-name="T257">-name</text:span><text:s/>:<text:s/>Busca por nome exato (case-sensitive).</text:p>
                </text:list-item>
              </text:list>
            </text:list-item>
          </text:list>
        </text:list-item>
      </text:list>
      <text:soft-page-break/>
      <text:p text:style-name="P258">```bash</text:p>
      <text:p text:style-name="P259">find /home -name "arquivo.txt" <text:s text:c="12"/># Busca "arquivo.txt" em /home</text:p>
      <text:p text:style-name="P260"/>
      <text:list text:style-name="LFO14" text:continue-numbering="true">
        <text:list-item>
          <text:list>
            <text:list-item>
              <text:list>
                <text:list-item>
                  <text:p text:style-name="P261"><text:span text:style-name="T262">-iname</text:span><text:s/>:<text:s/>Busca por nome (case-insensitive).</text:p>
                </text:list-item>
              </text:list>
            </text:list-item>
          </text:list>
        </text:list-item>
      </text:list>
      <text:p text:style-name="P263">```bash</text:p>
      <text:p text:style-name="P264">find . -iname "*.PDF" <text:s text:c="15"/># Encontra .pdf, .PDF, .Pdf, etc.</text:p>
      <text:p text:style-name="P265"/>
      <text:list text:style-name="LFO14" text:continue-numbering="true">
        <text:list-item>
          <text:list>
            <text:list-item>
              <text:p text:style-name="P266">2. Buscar por tipo<text:s/>:</text:p>
              <text:list text:continue-numbering="true">
                <text:list-item>
                  <text:p text:style-name="P267"><text:span text:style-name="T268">-type</text:span><text:s/>:<text:s/>Filtra por tipo de item<text:s/>:</text:p>
                </text:list-item>
              </text:list>
            </text:list-item>
          </text:list>
        </text:list-item>
      </text:list>
      <text:p text:style-name="P269"><text:span text:style-name="T270">f</text:span><text:s/>:<text:s/>Arquivos regulares.</text:p>
      <text:p text:style-name="P271"><text:span text:style-name="T272">d</text:span><text:s/>:<text:s/>Diretórios.</text:p>
      <text:p text:style-name="P273"><text:span text:style-name="T274">l</text:span><text:s/>:<text:s/>Links simbólicos.</text:p>
      <text:p text:style-name="P275">```bash</text:p>
      <text:p text:style-name="P276">find /var -type d <text:s text:c="12"/># Lista todos os diretórios em /var</text:p>
      <text:p text:style-name="P277"/>
      <text:list text:style-name="LFO14" text:continue-numbering="true">
        <text:list-item>
          <text:list>
            <text:list-item>
              <text:p text:style-name="P278">3. Buscar por tamanho<text:s/>:</text:p>
            </text:list-item>
          </text:list>
        </text:list-item>
      </text:list>
      <text:p text:style-name="P279"><text:span text:style-name="T280">-size</text:span><text:s/>:<text:s/>Filtra por tamanho (ex<text:s/>: +10M para arquivos maiores que 10 MB).</text:p>
      <text:p text:style-name="P281">```bash</text:p>
      <text:p text:style-name="P282">find / -size +100M <text:s text:c="12"/># Arquivos maiores que 100 MB</text:p>
      <text:p text:style-name="P283"/>
      <text:list text:style-name="LFO14" text:continue-numbering="true">
        <text:list-item>
          <text:list>
            <text:list-item>
              <text:p text:style-name="P284">4. Buscar por tempo de modificação<text:s/>:</text:p>
              <text:list text:continue-numbering="true">
                <text:list-item>
                  <text:p text:style-name="P285"><text:span text:style-name="T286">-mtime</text:span><text:s/>:<text:s/>Dias desde a última modificação.</text:p>
                </text:list-item>
              </text:list>
            </text:list-item>
          </text:list>
        </text:list-item>
      </text:list>
      <text:p text:style-name="P287"><text:span text:style-name="T288">+7</text:span><text:s/>:<text:s/>Modificados há mais de 7 dias.</text:p>
      <text:list text:style-name="LFO14" text:continue-numbering="true">
        <text:list-item>
          <text:list>
            <text:list-item>
              <text:list>
                <text:list-item>
                  <text:p text:style-name="P289"><text:span text:style-name="T290">-1</text:span><text:s/>:<text:s/>Modificados há menos de 1 dia.</text:p>
                </text:list-item>
              </text:list>
            </text:list-item>
          </text:list>
        </text:list-item>
      </text:list>
      <text:p text:style-name="P291">```bash</text:p>
      <text:p text:style-name="P292">find /tmp -mtime +7 <text:s text:c="12"/># Arquivos não modificados nos últimos 7 dias</text:p>
      <text:p text:style-name="P293"/>
      <text:list text:style-name="LFO14" text:continue-numbering="true">
        <text:list-item>
          <text:list>
            <text:list-item>
              <text:p text:style-name="P294">5. Buscar por permissões<text:s/>:</text:p>
            </text:list-item>
          </text:list>
        </text:list-item>
      </text:list>
      <text:p text:style-name="P295"><text:span text:style-name="T296">-perm</text:span><text:s/>:<text:s/>Filtra por permissões (ex<text:s/>: 644).</text:p>
      <text:p text:style-name="P297">```bash</text:p>
      <text:p text:style-name="P298">find ~ -perm 644 <text:s text:c="12"/># Arquivos com permissões exatamente 644</text:p>
      <text:p text:style-name="P299"/>
      <text:list text:style-name="LFO14" text:continue-numbering="true">
        <text:list-item>
          <text:list>
            <text:list-item>
              <text:p text:style-name="P300">6. Executar comandos nos resultados<text:s/>:</text:p>
            </text:list-item>
          </text:list>
        </text:list-item>
      </text:list>
      <text:p text:style-name="P301"><text:span text:style-name="T302">-exec</text:span><text:s/>:<text:s/>Executa um comando para cada item encontrado.</text:p>
      <text:p text:style-name="P303">```bash</text:p>
      <text:p text:style-name="P304">find . -name "*.log" -exec rm {} \; <text:s text:c="12"/># Exclui todos os .log</text:p>
      <text:p text:style-name="P305"/>
      <text:p text:style-name="P306">{}<text:s/>:<text:s/>Substitui o nome do arquivo encontrado.</text:p>
      <text:p text:style-name="P307">\;<text:s/>:<text:s/>Indica o fim do comando.</text:p>
      <text:p text:style-name="P308"/>
      <text:list text:style-name="LFO14" text:continue-numbering="true">
        <text:list-item>
          <text:list>
            <text:list-item>
              <text:p text:style-name="P309">7. Combinar critérios<text:s/>:</text:p>
            </text:list-item>
          </text:list>
        </text:list-item>
      </text:list>
      <text:p text:style-name="P310"><text:span text:style-name="T311">-and</text:span> (implícito), <text:span text:style-name="T312">-or</text:span>, <text:span text:style-name="T313">-not</text:span><text:s/>:</text:p>
      <text:p text:style-name="P314">```bash</text:p>
      <text:p text:style-name="P315">find . -name "*.txt" -not -name "backup*" <text:s text:c="12"/># .txt que não começam com "backup"</text:p>
      <text:p text:style-name="P316"/>
      <text:list text:style-name="LFO14" text:continue-numbering="true">
        <text:list-item>
          <text:list>
            <text:list-item>
              <text:p text:style-name="P317">8. Limitar profundidade da busca<text:s/>:</text:p>
            </text:list-item>
          </text:list>
        </text:list-item>
      </text:list>
      <text:p text:style-name="P318"><text:span text:style-name="T319">-maxdepth</text:span><text:s/>:<text:s/>Define a profundidade máxima de subdiretórios.</text:p>
      <text:p text:style-name="P320">```bash</text:p>
      <text:p text:style-name="P321">find . -maxdepth 2 -name "*.js" <text:s text:c="12"/># Busca até 2 níveis de subpastas</text:p>
      <text:p text:style-name="Textbody"><draw:custom-shape svg:x="0in" svg:y="0in" svg:width="0in" svg:height="0.01042in" draw:id="id0" draw:style-name="a0" draw:name="Horizontal Line 13" text:anchor-type="as-char"><svg:title/><svg:desc/><draw:enhanced-geometry draw:type="non-primitive" svg:viewBox="0 0 21600 21600" draw:enhanced-path="M 0 0 L 21600 0 21600 21600 0 21600 Z N"/></draw:custom-shape></text:p>
      <text:p text:style-name="P322"/>
      <text:p text:style-name="P323">Exemplos práticos<text:s/>:</text:p>
      <text:list text:style-name="LFO14" text:continue-numbering="true">
        <text:list-item>
          <text:list>
            <text:list-item>
              <text:p text:style-name="P324"><text:span text:style-name="T325">Excluir arquivos temporários</text:span><text:span text:style-name="T326"><text:s/>:</text:span></text:p>
            </text:list-item>
          </text:list>
        </text:list-item>
      </text:list>
      <text:p text:style-name="P327">```bash</text:p>
      <text:p text:style-name="P328">find /tmp -type f -name "*.tmp" -exec rm {} \;</text:p>
      <text:list text:style-name="LFO14" text:continue-numbering="true">
        <text:list-item>
          <text:list>
            <text:list-item>
              <text:p text:style-name="P329"><text:span text:style-name="T330">Listar arquivos modificados nas últimas 24 horas</text:span><text:span text:style-name="T331"><text:s/>:</text:span></text:p>
            </text:list-item>
          </text:list>
        </text:list-item>
      </text:list>
      <text:p text:style-name="P332">```bash</text:p>
      <text:p text:style-name="P333">find ~ -type f -mtime -1</text:p>
      <text:list text:style-name="LFO14" text:continue-numbering="true">
        <text:list-item>
          <text:list>
            <text:list-item>
              <text:p text:style-name="P334"><text:span text:style-name="T335">Buscar arquivos de mais de 1 GB e listar detalhes</text:span><text:span text:style-name="T336"><text:s/>:</text:span></text:p>
            </text:list-item>
          </text:list>
        </text:list-item>
      </text:list>
      <text:p text:style-name="P337">```bash</text:p>
      <text:p text:style-name="P338">find / -size +1G -exec ls -lh {} \;</text:p>
      <text:list text:style-name="LFO14" text:continue-numbering="true">
        <text:list-item>
          <text:list>
            <text:list-item>
              <text:p text:style-name="P339"><text:span text:style-name="T340">Encontrar diretórios vazios</text:span><text:span text:style-name="T341"><text:s/>:</text:span></text:p>
            </text:list-item>
          </text:list>
        </text:list-item>
      </text:list>
      <text:soft-page-break/>
      <text:p text:style-name="P342">```bash</text:p>
      <text:p text:style-name="P343">find . -type d -empty</text:p>
      <text:list text:style-name="LFO14" text:continue-numbering="true">
        <text:list-item>
          <text:list>
            <text:list-item>
              <text:p text:style-name="P344"><text:span text:style-name="T345">Alterar permissões de todos os scripts .sh</text:span><text:span text:style-name="T346"><text:s/>:</text:span></text:p>
            </text:list-item>
          </text:list>
        </text:list-item>
      </text:list>
      <text:p text:style-name="P347">```bash</text:p>
      <text:p text:style-name="P348">find . -name "*.sh" -exec chmod +x {} \;</text:p>
      <text:p text:style-name="Textbody"><draw:custom-shape svg:x="0in" svg:y="0in" svg:width="0in" svg:height="0.01042in" draw:id="id1" draw:style-name="a1" draw:name="Horizontal Line 14" text:anchor-type="as-char"><svg:title/><svg:desc/><draw:enhanced-geometry draw:type="non-primitive" svg:viewBox="0 0 21600 21600" draw:enhanced-path="M 0 0 L 21600 0 21600 21600 0 21600 Z N"/></draw:custom-shape></text:p>
      <text:p text:style-name="P349"/>
      <text:p text:style-name="P350">Dica de segurança<text:s/>:</text:p>
      <text:list text:style-name="LFO14" text:continue-numbering="true">
        <text:list-item>
          <text:list>
            <text:list-item>
              <text:p text:style-name="P351">Sempre teste o comando find sem -exec ou -delete primeiro para verificar os resultados.</text:p>
            </text:list-item>
            <text:list-item>
              <text:p text:style-name="P352">Use -print ou -print0 (com xargs -0) para lidar com nomes de arquivos complexos (ex<text:s/>:<text:s/>espaços).</text:p>
            </text:list-item>
            <text:list-item>
              <text:p text:style-name="P353">O find é essencial para automatizar tarefas de administração de sistemas e gerenciamento de arquivos!<text:s/><text:span text:style-name="T354">🐧</text:span></text:p>
            </text:list-item>
          </text:list>
        </text:list-item>
      </text:list>
      <text:p text:style-name="P355"/>
      <text:h text:style-name="P356" text:outline-level="3">Criação e Remoção</text:h>
      <text:list text:style-name="LFO15" text:continue-numbering="true">
        <text:list-item>
          <text:p text:style-name="P357"><text:span text:style-name="T358">mkdir</text:span><text:span text:style-name="T359"><text:s/>:</text:span><text:span text:style-name="T360"><text:s/>Cria um novo diretório.</text:span></text:p>
          <text:list text:continue-numbering="true">
            <text:list-item>
              <text:p text:style-name="P361"><text:span text:style-name="T362">mkdir documentos</text:span><text:span text:style-name="T363"><text:s/>:</text:span><text:span text:style-name="T364"><text:s/>Cria um diretório chamado "documentos".</text:span></text:p>
            </text:list-item>
          </text:list>
        </text:list-item>
        <text:list-item>
          <text:p text:style-name="P365"><text:span text:style-name="T366">touch</text:span><text:span text:style-name="T367"><text:s/>:</text:span><text:span text:style-name="T368"><text:s/>Cria um novo arquivo vazio.</text:span></text:p>
          <text:list text:continue-numbering="true">
            <text:list-item>
              <text:p text:style-name="P369"><text:span text:style-name="T370">touch meu_arquivo.txt</text:span><text:span text:style-name="T371"><text:s/>:</text:span><text:span text:style-name="T372"><text:s/>Cria um arquivo de texto chamado "meu_arquivo.txt".</text:span></text:p>
            </text:list-item>
          </text:list>
        </text:list-item>
        <text:list-item>
          <text:p text:style-name="P373"><text:span text:style-name="T374">rm</text:span><text:span text:style-name="T375"><text:s/>:</text:span><text:span text:style-name="T376"><text:s/>Remove um arquivo.<text:s/></text:span><text:span text:style-name="T377">Cuidado</text:span><text:span text:style-name="T378"><text:s/>:</text:span><text:span text:style-name="T379"><text:s/>Use com cautela, pois a remoção é permanente.</text:span></text:p>
          <text:list text:continue-numbering="true">
            <text:list-item>
              <text:p text:style-name="P380"><text:span text:style-name="T381">rm arquivo.txt</text:span><text:span text:style-name="T382"><text:s/>:</text:span><text:span text:style-name="T383"><text:s/>Remove o arquivo "arquivo.txt".</text:span></text:p>
            </text:list-item>
            <text:list-item>
              <text:p text:style-name="P384"><text:span text:style-name="T385">rm -fr nome_do_diretório</text:span><text:span text:style-name="T386"><text:s/>:</text:span><text:span text:style-name="T387"><text:s/>Apaga o diretório e todo o seu conteúdo recursivamente.<text:s/></text:span><text:span text:style-name="T388">Atenção</text:span><text:span text:style-name="T389"><text:s/>:</text:span><text:span text:style-name="T390"><text:s/>Use este comando com cuidado, pois não há uma lixeira para recuperar arquivos apagados desta forma.</text:span></text:p>
              <text:list text:continue-numbering="true">
                <text:list-item>
                  <text:p text:style-name="P391"><text:span text:style-name="T392">-f</text:span><text:span text:style-name="T393"><text:s/>:</text:span><text:span text:style-name="T394"><text:s/>Força a remoção, ignorando mensagens de proteção.</text:span></text:p>
                </text:list-item>
                <text:list-item>
                  <text:p text:style-name="P395"><text:span text:style-name="T396">-i</text:span><text:span text:style-name="T397"><text:s/>:</text:span><text:span text:style-name="T398"><text:s/>Interage, pedindo confirmação antes de apagar cada arquivo.</text:span></text:p>
                </text:list-item>
              </text:list>
            </text:list-item>
          </text:list>
        </text:list-item>
        <text:list-item>
          <text:p text:style-name="P399"><text:span text:style-name="T400">rmdir</text:span><text:span text:style-name="T401"><text:s/>:</text:span><text:span text:style-name="T402"><text:s/>Remove um diretório vazio.</text:span></text:p>
          <text:list text:continue-numbering="true">
            <text:list-item>
              <text:p text:style-name="P403"><text:span text:style-name="T404">rmdir pasta_vazia</text:span><text:span text:style-name="T405"><text:s/>:</text:span><text:span text:style-name="T406"><text:s/>Remove a pasta "pasta_vazia".</text:span></text:p>
            </text:list-item>
          </text:list>
        </text:list-item>
      </text:list>
      <text:h text:style-name="P407" text:outline-level="3">Cópia e Movimentação</text:h>
      <text:list text:style-name="LFO16" text:continue-numbering="true">
        <text:list-item>
          <text:p text:style-name="P408"><text:span text:style-name="T409">cp</text:span><text:span text:style-name="T410"><text:s/>:</text:span><text:span text:style-name="T411"><text:s/>Copia arquivos e diretórios.</text:span></text:p>
          <text:list text:continue-numbering="true">
            <text:list-item>
              <text:p text:style-name="P412"><text:span text:style-name="T413">cp arquivo.txt documentos</text:span><text:span text:style-name="T414"><text:s/>:</text:span><text:span text:style-name="T415"><text:s/>Copia o arquivo "arquivo.txt" para o diretório "documentos".</text:span></text:p>
            </text:list-item>
            <text:list-item>
              <text:p text:style-name="P416"><text:span text:style-name="T417">cp -r diretorio1 diretorio2</text:span><text:span text:style-name="T418"><text:s/>:</text:span><text:span text:style-name="T419"><text:s/>Copia recursivamente o diretório "diretorio1" para "diretorio2".</text:span></text:p>
            </text:list-item>
            <text:list-item>
              <text:p text:style-name="P420"><text:span text:style-name="T421">cp *.txt pasta_destino/ :<text:s/></text:span><text:span text:style-name="T422">Copia todos os arquivos com extensão .txt para pasta_destino.</text:span></text:p>
            </text:list-item>
            <text:list-item>
              <text:p text:style-name="P423"><text:span text:style-name="T424">cp -p arquivo1 arquivo2 diretorio_destino/ : A opção -p mantém atributos como data de modificação e permissões</text:span><text:span text:style-name="T425"><text:s/>(metadados)</text:span><text:span text:style-name="T426">.</text:span></text:p>
            </text:list-item>
            <text:list-item>
              <text:p text:style-name="P427"><text:span text:style-name="T428">cp -i arquivo1 arquivo2 diretorio_destino/</text:span><text:span text:style-name="T429"><text:s/>:<text:s/></text:span><text:span text:style-name="T430">A opção -i pede confirmação se um arquivo com o mesmo nome existir no destino.</text:span></text:p>
            </text:list-item>
          </text:list>
        </text:list-item>
        <text:list-item>
          <text:p text:style-name="P431"><text:span text:style-name="T432">mv</text:span><text:span text:style-name="T433"><text:s/>:</text:span><text:span text:style-name="T434"><text:s/>Move ou renomeia arquivos e diretórios.</text:span></text:p>
          <text:list text:continue-numbering="true">
            <text:list-item>
              <text:p text:style-name="P435"><text:span text:style-name="T436">mv arquivo.txt outro_nome.txt</text:span><text:span text:style-name="T437"><text:s/>:</text:span><text:span text:style-name="T438"><text:s/>Renomeia o arquivo "arquivo.txt" para "outro_nome.txt".</text:span></text:p>
            </text:list-item>
            <text:list-item>
              <text:p text:style-name="P439"><text:span text:style-name="T440">mv arquivo.txt documentos</text:span><text:span text:style-name="T441"><text:s/>:</text:span><text:span text:style-name="T442"><text:s/>Move o arquivo "arquivo.txt" para o diretório "documentos".</text:span></text:p>
            </text:list-item>
          </text:list>
        </text:list-item>
      </text:list>
      <text:h text:style-name="Título3" text:outline-level="3"><text:span text:style-name="T443">Abrir arquivos de texto</text:span></text:h>
      <text:p text:style-name="P444">Para visualizar ou editar arquivos de texto<text:s/>:</text:p>
      <text:list text:style-name="LFO17" text:continue-numbering="true">
        <text:list-item>
          <text:p text:style-name="P445"><text:span text:style-name="T446">Visualizar</text:span><text:span text:style-name="T447"><text:s/>:</text:span><text:span text:style-name="T448"><text:s/>Use o comando<text:s/></text:span><text:span text:style-name="T449">cat</text:span><text:span text:style-name="T450">,<text:s/></text:span><text:span text:style-name="T451">less</text:span><text:span text:style-name="T452">, ou<text:s/></text:span><text:span text:style-name="T453">more</text:span><text:span text:style-name="T454">.</text:span></text:p>
        </text:list-item>
      </text:list>
      <text:p text:style-name="P455"><text:span text:style-name="T456">cat nome_do_arquivo.txt</text:span></text:p>
      <text:p text:style-name="P457"><text:span text:style-name="T458">less nome_do_arquivo.txt</text:span></text:p>
      <text:p text:style-name="P459"><text:span text:style-name="T460">more nome_do_arquivo.txt</text:span></text:p>
      <text:p text:style-name="Textbody"/>
      <text:list text:style-name="LFO18" text:continue-numbering="true">
        <text:list-item>
          <text:p text:style-name="P461"><text:span text:style-name="T462">Editar</text:span><text:span text:style-name="T463"><text:s/>:</text:span><text:span text:style-name="T464"><text:s/>Use um editor de texto como<text:s/></text:span><text:span text:style-name="T465">nano</text:span><text:span text:style-name="T466">,<text:s/></text:span><text:span text:style-name="T467">vim</text:span><text:span text:style-name="T468">, ou<text:s/></text:span><text:span text:style-name="T469">gedit</text:span><text:span text:style-name="T470">.</text:span></text:p>
        </text:list-item>
      </text:list>
      <text:p text:style-name="P471"><text:tab/>nano nome_do_arquivo.txt</text:p>
      <text:p text:style-name="P472"><text:tab/>vim nome_do_arquivo.txt</text:p>
      <text:p text:style-name="P473"><text:tab/>gedit nome_do_arquivo.txt <text:s text:c="12"/># Abre uma interface gráfica (caso instalada)</text:p>
      <text:p text:style-name="P474"/>
      <text:h text:style-name="P475" text:outline-level="3"><text:span text:style-name="T476">Abrir qualquer arquivo com o programa padrão</text:span></text:h>
      <text:p text:style-name="Textbody"><text:span text:style-name="T477">O comando<text:s/></text:span><text:span text:style-name="T478">xdg-open</text:span><text:span text:style-name="T479"><text:s/>pode ser usado para abrir qualquer arquivo com o aplicativo padrão associado</text:span><text:span text:style-name="T480"><text:s/>:</text:span></text:p>
      <text:list text:style-name="LFO19" text:continue-numbering="true">
        <text:list-item>
          <text:p text:style-name="P481">xdg-open nome_do_arquivo</text:p>
          <text:list text:continue-numbering="true">
            <text:list-item>
              <text:p text:style-name="P482">Esse comando detecta automaticamente o tipo de arquivo e usa o aplicativo padrão para abrir.</text:p>
            </text:list-item>
          </text:list>
        </text:list-item>
        <text:list-item>
          <text:p text:style-name="P483"><text:span text:style-name="T484">cat arquivo.txt</text:span></text:p>
          <text:list text:continue-numbering="true">
            <text:list-item>
              <text:p text:style-name="P485">Este comando exi <text:s text:c="5"/>be o conteúdo de um arquivo de texto diretamente no terminal.</text:p>
            </text:list-item>
          </text:list>
        </text:list-item>
        <text:list-item>
          <text:p text:style-name="P486"><text:span text:style-name="T487">less arquivo_grande.log</text:span></text:p>
          <text:soft-page-break/>
          <text:list text:continue-numbering="true">
            <text:list-item>
              <text:p text:style-name="P488">Similar ao cat, mas permite navegar pelo conteúdo do arquivo página por página.</text:p>
            </text:list-item>
          </text:list>
        </text:list-item>
      </text:list>
      <text:p text:style-name="P489"/>
      <text:h text:style-name="P490" text:outline-level="3">Gerenciamento de Pacotes</text:h>
      <text:list text:style-name="LFO20" text:continue-numbering="true">
        <text:list-item>
          <text:p text:style-name="P491"><text:span text:style-name="T492">sudo apt update</text:span><text:span text:style-name="T493"><text:s/>:</text:span><text:span text:style-name="T494"><text:s/>Atualiza o índice de pacotes.</text:span></text:p>
        </text:list-item>
        <text:list-item>
          <text:p text:style-name="P495"><text:span text:style-name="T496">sudo apt upgrade</text:span><text:span text:style-name="T497"><text:s/>:</text:span><text:span text:style-name="T498"><text:s/>Atualiza todos os pacotes instalados.</text:span></text:p>
        </text:list-item>
        <text:list-item>
          <text:p text:style-name="P499"><text:span text:style-name="T500">sudo apt install nome_do_pacote</text:span><text:span text:style-name="T501"><text:s/>:</text:span><text:span text:style-name="T502"><text:s/>Instala um novo pacote.</text:span></text:p>
          <text:list text:continue-numbering="true">
            <text:list-item>
              <text:p text:style-name="P503"><text:span text:style-name="T504">sudo apt install firefox</text:span><text:span text:style-name="T505"><text:s/>:</text:span><text:span text:style-name="T506"><text:s/>Instala o navegador Firefox.</text:span></text:p>
            </text:list-item>
          </text:list>
        </text:list-item>
      </text:list>
      <text:h text:style-name="P507" text:outline-level="3">Outros Comandos Úteis</text:h>
      <text:list text:style-name="LFO21" text:continue-numbering="true">
        <text:list-item>
          <text:p text:style-name="P508"><text:span text:style-name="T509">man nome_do_comando</text:span><text:span text:style-name="T510"><text:s/>:</text:span><text:span text:style-name="T511"><text:s/>Acessa o manual do comando.</text:span></text:p>
        </text:list-item>
        <text:list-item>
          <text:p text:style-name="P512"><text:span text:style-name="T513">clear</text:span><text:span text:style-name="T514"><text:s/>:</text:span><text:span text:style-name="T515"><text:s/>Limpa a tela do terminal.</text:span></text:p>
        </text:list-item>
        <text:list-item>
          <text:p text:style-name="P516"><text:span text:style-name="T517">history</text:span><text:span text:style-name="T518"><text:s/>:</text:span><text:span text:style-name="T519"><text:s/>Mostra o histórico de comandos.</text:span></text:p>
          <text:list text:continue-numbering="true">
            <text:list-item>
              <text:p text:style-name="P520"><text:span text:style-name="T521">history -c</text:span><text:span text:style-name="T522"><text:s/>:</text:span><text:span text:style-name="T523"><text:s/>Limpa completamente o histórico de comandos.</text:span></text:p>
            </text:list-item>
            <text:list-item>
              <text:p text:style-name="P524"><text:span text:style-name="T525">history -d &lt;número&gt;</text:span><text:span text:style-name="T526"><text:s/>:</text:span><text:span text:style-name="T527"><text:s/>Apaga o comando com o número especificado.</text:span></text:p>
            </text:list-item>
            <text:list-item>
              <text:p text:style-name="P528"><text:span text:style-name="T529">history -a</text:span><text:span text:style-name="T530"><text:s/>:</text:span><text:span text:style-name="T531"><text:s/>Adiciona os comandos da sessão atual ao arquivo de histórico.</text:span></text:p>
            </text:list-item>
            <text:list-item>
              <text:p text:style-name="P532"><text:span text:style-name="T533">Ctrl+R</text:span><text:span text:style-name="T534"><text:s/>:</text:span><text:span text:style-name="T535"><text:s/>Ativa a busca reversa. Comece a digitar parte de um comando e o terminal irá procurar por comandos anteriores que correspondam à sua entrada.</text:span></text:p>
            </text:list-item>
          </text:list>
        </text:list-item>
        <text:list-item>
          <text:p text:style-name="P536"><text:span text:style-name="T537">Alsamixer</text:span><text:span text:style-name="T538"><text:s/>:</text:span><text:span text:style-name="T539"><text:s/>mostra opções de controle de saída de áudio (caixas de som, fones de ouvido, etc).</text:span></text:p>
        </text:list-item>
      </text:list>
      <text:h text:style-name="P540" text:outline-level="3">Exemplo Prático</text:h>
      <text:p text:style-name="P541">Vamos criar uma estrutura de diretórios para organizar seus documentos<text:s/>:</text:p>
      <text:list text:style-name="LFO22" text:continue-numbering="true">
        <text:list-item>
          <text:p text:style-name="P542"><text:span text:style-name="T543">mkdir documentos</text:span></text:p>
        </text:list-item>
        <text:list-item>
          <text:p text:style-name="P544"><text:span text:style-name="T545">cd documentos</text:span></text:p>
        </text:list-item>
        <text:list-item>
          <text:p text:style-name="P546"><text:span text:style-name="T547">mkdir textos imagens</text:span></text:p>
        </text:list-item>
        <text:list-item>
          <text:p text:style-name="P548"><text:span text:style-name="T549">touch texto1.txt texto2.txt</text:span></text:p>
        </text:list-item>
        <text:list-item>
          <text:p text:style-name="P550"><text:span text:style-name="T551">cp imagem1.jpg imagem2.png imagens</text:span></text:p>
        </text:list-item>
      </text:list>
      <text:p text:style-name="P552">Com esses comandos, você criou um diretório chamado "documentos" com subdiretórios para "textos" e "imagens", e adicionou alguns arquivos de exemplo.</text:p>
      <text:p text:style-name="Textbody"><text:span text:style-name="T553">Dicas</text:span><text:span text:style-name="T554"><text:s/>:</text:span></text:p>
      <text:list text:style-name="LFO23" text:continue-numbering="true">
        <text:list-item>
          <text:p text:style-name="P555"><text:span text:style-name="T556">sudo</text:span><text:span text:style-name="T557"><text:s/>:</text:span><text:span text:style-name="T558"><text:s/>Permite executar comandos com privilégios de administrador.</text:span></text:p>
        </text:list-item>
        <text:list-item>
          <text:p text:style-name="P559"><text:span text:style-name="T560">Tab</text:span><text:span text:style-name="T561"><text:s/>:</text:span><text:span text:style-name="T562"><text:s/>Completa automaticamente nomes de arquivos e comandos.</text:span></text:p>
        </text:list-item>
        <text:list-item>
          <text:p text:style-name="P563"><text:span text:style-name="T564">?</text:span><text:span text:style-name="T565"><text:s/>(ponto de interrogação)</text:span><text:span text:style-name="T566"><text:s/>:</text:span><text:span text:style-name="T567"><text:s/>Mostra opções de um comando.</text:span></text:p>
        </text:list-item>
        <text:list-item>
          <text:p text:style-name="P568"><text:span text:style-name="T569">^C</text:span><text:span text:style-name="T570"><text:s/>:</text:span><text:span text:style-name="T571"><text:s/>Interrompe um comando em execução.</text:span></text:p>
        </text:list-item>
      </text:list>
      <text:p text:style-name="Textbody"><text:span text:style-name="T572">Recursos Adicionais</text:span><text:span text:style-name="T573"><text:s/>:</text:span></text:p>
      <text:list text:style-name="LFO24" text:continue-numbering="true">
        <text:list-item>
          <text:p text:style-name="P574"><text:span text:style-name="T575">­Tutoriais online</text:span><text:span text:style-name="T576"><text:s/>:</text:span><text:span text:style-name="T577"><text:s/>Existem diversos tutoriais em vídeo e texto sobre o terminal Linux.</text:span></text:p>
        </text:list-item>
        <text:list-item>
          <text:p text:style-name="P578"><text:span text:style-name="T579">Comunidades</text:span><text:span text:style-name="T580"><text:s/>:</text:span><text:span text:style-name="T581"><text:s/>Participar de fóruns e comunidades Linux pode te ajudar a tirar dúvidas e<text:s/></text:span><text:span text:style-name="T582">­aprender com outros usuários.</text:span></text:p>
        </text:list-item>
      </text:list>
      <text:p text:style-name="Textbody"><text:span text:style-name="T583">Com a prática, você se tornará cada vez mais familiar com o terminal e poderá realizar tarefas complexas de forma eficiente.<text:s/></text:span><text:span text:style-name="T584">Lembre-se</text:span><text:span text:style-name="T585"><text:s/>:</text:span><text:span text:style-name="T586"><text:s/>o terminal é uma ferramenta poderosa, mas também exige cuidado. Utilize-o com sabedoria para evitar danos ao seu sistema.</text:span></text:p>
      <text:p text:style-name="P587"/>
      <text:p text:style-name="P588"/>
      <text:p text:style-name="P589">Windows</text:p>
      <text:p text:style-name="P590"/>
      <text:p text:style-name="P591"/>
      <text:p text:style-name="Standard"><text:span text:style-name="T592">Sugestão</text:span><text:span text:style-name="T593"><text:s/>:</text:span><text:span text:style-name="T594"><text:s/>Criaremos duas listas separadas, uma para o<text:s/></text:span><text:span text:style-name="T595">Prompt de Comando</text:span><text:span text:style-name="T596"><text:s/>e outra para o<text:s/></text:span><text:span text:style-name="T597">PowerShell</text:span><text:span text:style-name="T598">, destacando as diferenças e semelhanças entre eles.</text:span></text:p>
      <text:p text:style-name="P599"/>
      <text:p text:style-name="P600">(CMD)</text:p>
      <text:p text:style-name="P601"/>
      <text:p text:style-name="P602"/>
      <text:p text:style-name="P603">Lista de Comandos para Terminal do Windows</text:p>
      <text:p text:style-name="P604">Prompt de Comando (cmd)</text:p>
      <text:p text:style-name="Standard"><text:span text:style-name="T605">Atalhos</text:span><text:span text:style-name="T606"><text:s/>:</text:span></text:p>
      <text:list text:style-name="LFO25" text:continue-numbering="true">
        <text:list-item>
          <text:p text:style-name="P607"><text:span text:style-name="T608">Ctrl+C</text:span><text:span text:style-name="T609"><text:s/>:</text:span><text:span text:style-name="T610"><text:s/>Interrompe a execução de um comando.</text:span></text:p>
        </text:list-item>
        <text:list-item>
          <text:p text:style-name="P611"><text:span text:style-name="T612">Ctrl+Z</text:span><text:span text:style-name="T613"><text:s/>:</text:span><text:span text:style-name="T614"><text:s/>Encerra o programa atual.</text:span></text:p>
        </text:list-item>
        <text:list-item>
          <text:p text:style-name="P615"><text:span text:style-name="T616">↑ ↓</text:span><text:span text:style-name="T617"><text:s/>:</text:span><text:span text:style-name="T618"><text:s/>Navega pelo histórico de comandos.</text:span></text:p>
        </text:list-item>
        <text:list-item>
          <text:p text:style-name="P619"><text:span text:style-name="T620">Tab</text:span><text:span text:style-name="T621"><text:s/>:</text:span><text:span text:style-name="T622"><text:s/>Completa automaticamente nomes de arquivos e comandos.</text:span></text:p>
        </text:list-item>
      </text:list>
      <text:p text:style-name="Standard"><text:span text:style-name="T623">Comandos</text:span><text:span text:style-name="T624"><text:s/>:</text:span></text:p>
      <text:list text:style-name="LFO26" text:continue-numbering="true">
        <text:list-item>
          <text:p text:style-name="P625"><text:span text:style-name="T626">dir</text:span><text:span text:style-name="T627"><text:s/>:</text:span><text:span text:style-name="T628"><text:s/>Lista os arquivos e subdiretórios de um diretório.</text:span></text:p>
        </text:list-item>
        <text:list-item>
          <text:p text:style-name="P629"><text:span text:style-name="T630">cd</text:span><text:span text:style-name="T631"><text:s/>:</text:span><text:span text:style-name="T632"><text:s/>Altera o diretório atual.</text:span></text:p>
        </text:list-item>
        <text:list-item>
          <text:p text:style-name="P633"><text:span text:style-name="T634">cls</text:span><text:span text:style-name="T635"><text:s/>:</text:span><text:span text:style-name="T636"><text:s/>Limpa a tela.</text:span></text:p>
        </text:list-item>
        <text:list-item>
          <text:p text:style-name="P637"><text:span text:style-name="T638">help</text:span><text:span text:style-name="T639"><text:s/>:</text:span><text:span text:style-name="T640"><text:s/>Exibe ajuda sobre um comando específico.</text:span></text:p>
        </text:list-item>
        <text:list-item>
          <text:p text:style-name="P641"><text:span text:style-name="T642">exit</text:span><text:span text:style-name="T643"><text:s/>:</text:span><text:span text:style-name="T644"><text:s/>Encerra o Prompt de Comando.</text:span></text:p>
        </text:list-item>
      </text:list>
      <text:p text:style-name="Standard"><text:span text:style-name="T645">Navegação e Listagem</text:span><text:span text:style-name="T646"><text:s/>:</text:span></text:p>
      <text:list text:style-name="LFO27" text:continue-numbering="true">
        <text:list-item>
          <text:p text:style-name="P647"><text:span text:style-name="T648">cd ..</text:span><text:span text:style-name="T649"><text:s/>:</text:span><text:span text:style-name="T650"><text:s/>Volta um nível no diretório.</text:span></text:p>
        </text:list-item>
        <text:list-item>
          <text:p text:style-name="P651"><text:span text:style-name="T652">cd<text:s/></text:span><text:span text:style-name="T653"><text:s/>:</text:span><text:span text:style-name="T654"><text:s/>Vai para a raiz do disco.</text:span></text:p>
        </text:list-item>
        <text:list-item>
          <text:p text:style-name="P655"><text:span text:style-name="T656">dir /w</text:span><text:span text:style-name="T657"><text:s/>:</text:span><text:span text:style-name="T658"><text:s/>Lista os arquivos em formato amplo.</text:span></text:p>
        </text:list-item>
        <text:list-item>
          <text:p text:style-name="P659"><text:span text:style-name="T660">dir /p</text:span><text:span text:style-name="T661"><text:s/>:</text:span><text:span text:style-name="T662"><text:s/>Lista os arquivos em páginas.</text:span></text:p>
        </text:list-item>
      </text:list>
      <text:p text:style-name="Standard"><text:span text:style-name="T663">Criação e Remoção</text:span><text:span text:style-name="T664"><text:s/>:</text:span></text:p>
      <text:list text:style-name="LFO28" text:continue-numbering="true">
        <text:list-item>
          <text:p text:style-name="P665"><text:span text:style-name="T666">mkdir</text:span><text:span text:style-name="T667"><text:s/>:</text:span><text:span text:style-name="T668"><text:s/>Cria um novo diretório.</text:span></text:p>
        </text:list-item>
        <text:list-item>
          <text:p text:style-name="P669"><text:span text:style-name="T670">rmdir</text:span><text:span text:style-name="T671"><text:s/>:</text:span><text:span text:style-name="T672"><text:s/>Remove um diretório vazio.</text:span></text:p>
        </text:list-item>
        <text:list-item>
          <text:p text:style-name="P673"><text:span text:style-name="T674">del</text:span><text:span text:style-name="T675"><text:s/>:</text:span><text:span text:style-name="T676"><text:s/>Apaga um arquivo.</text:span></text:p>
        </text:list-item>
      </text:list>
      <text:p text:style-name="Standard"><text:span text:style-name="T677">Cópia e Movimentação</text:span><text:span text:style-name="T678"><text:s/>:</text:span></text:p>
      <text:list text:style-name="LFO29" text:continue-numbering="true">
        <text:list-item>
          <text:p text:style-name="P679"><text:span text:style-name="T680">copy</text:span><text:span text:style-name="T681"><text:s/>:</text:span><text:span text:style-name="T682"><text:s/>Copia um ou mais arquivos.</text:span></text:p>
        </text:list-item>
        <text:list-item>
          <text:p text:style-name="P683"><text:span text:style-name="T684">move</text:span><text:span text:style-name="T685"><text:s/>:</text:span><text:span text:style-name="T686"><text:s/>Move um ou mais arquivos.</text:span></text:p>
        </text:list-item>
      </text:list>
      <text:p text:style-name="Standard"><text:span text:style-name="T687">Abrir arquivos de texto</text:span><text:span text:style-name="T688"><text:s/>:</text:span></text:p>
      <text:list text:style-name="LFO30" text:continue-numbering="true">
        <text:list-item>
          <text:p text:style-name="P689"><text:span text:style-name="T690">type</text:span><text:span text:style-name="T691"><text:s/>:</text:span><text:span text:style-name="T692"><text:s/>Exibe o conteúdo de um arquivo de texto.</text:span></text:p>
        </text:list-item>
        <text:list-item>
          <text:p text:style-name="P693"><text:span text:style-name="T694">more</text:span><text:span text:style-name="T695"><text:s/>:</text:span><text:span text:style-name="T696"><text:s/>Exibe o conteúdo de um arquivo de texto página por página.</text:span></text:p>
        </text:list-item>
      </text:list>
      <text:p text:style-name="Standard"><text:span text:style-name="T697">Abrir qualquer arquivo com o programa padrão</text:span><text:span text:style-name="T698"><text:s/>:</text:span></text:p>
      <text:soft-page-break/>
      <text:list text:style-name="LFO31" text:continue-numbering="true">
        <text:list-item>
          <text:p text:style-name="P699"><text:span text:style-name="T700">start</text:span><text:span text:style-name="T701"><text:s/>:</text:span><text:span text:style-name="T702"><text:s/>Abre um arquivo com o programa associado.</text:span></text:p>
        </text:list-item>
      </text:list>
      <text:p text:style-name="Standard"><text:span text:style-name="T703">Gerenciamento de Pacotes</text:span><text:span text:style-name="T704"><text:s/>:</text:span></text:p>
      <text:list text:style-name="LFO32" text:continue-numbering="true">
        <text:list-item>
          <text:p text:style-name="P705"><text:span text:style-name="T706">Não disponível</text:span><text:span text:style-name="T707"><text:s/>:</text:span><text:span text:style-name="T708"><text:s/>O Prompt de Comando não possui um gerenciador de pacotes integrado.</text:span></text:p>
        </text:list-item>
      </text:list>
      <text:p text:style-name="Standard"><text:span text:style-name="T709">Outros Comandos Úteis</text:span><text:span text:style-name="T710"><text:s/>:</text:span></text:p>
      <text:list text:style-name="LFO33" text:continue-numbering="true">
        <text:list-item>
          <text:p text:style-name="P711"><text:span text:style-name="T712">ipconfig</text:span><text:span text:style-name="T713"><text:s/>:</text:span><text:span text:style-name="T714"><text:s/>Exibe informações de configuração da rede.</text:span></text:p>
        </text:list-item>
        <text:list-item>
          <text:p text:style-name="P715"><text:span text:style-name="T716">ping</text:span><text:span text:style-name="T717"><text:s/>:</text:span><text:span text:style-name="T718"><text:s/>Envia pacotes ICMP para um host.</text:span></text:p>
        </text:list-item>
        <text:list-item>
          <text:p text:style-name="P719"><text:span text:style-name="T720">tracert</text:span><text:span text:style-name="T721"><text:s/>:</text:span><text:span text:style-name="T722"><text:s/>Traça a rota de um pacote IP.</text:span></text:p>
        </text:list-item>
        <text:list-item>
          <text:p text:style-name="P723"><text:span text:style-name="T724">tasklist</text:span><text:span text:style-name="T725"><text:s/>:</text:span><text:span text:style-name="T726"><text:s/>Lista os processos em execução.</text:span></text:p>
        </text:list-item>
        <text:list-item>
          <text:p text:style-name="P727"><text:span text:style-name="T728">shutdown</text:span><text:span text:style-name="T729"><text:s/>:</text:span><text:span text:style-name="T730"><text:s/>Desliga ou reinicia o computador.</text:span></text:p>
        </text:list-item>
      </text:list>
      <text:p text:style-name="Standard"><text:span text:style-name="T731">Exemplo Prático</text:span><text:span text:style-name="T732"><text:s/>:</text:span></text:p>
      <text:p text:style-name="P733"/>
      <text:p text:style-name="P734">C<text:s/>:\&gt; cd Documents</text:p>
      <text:p text:style-name="P735">C<text:s/>:\Documents&gt; dir</text:p>
      <text:p text:style-name="P736"><text:s/>Volume in drive C is OS</text:p>
      <text:p text:style-name="P737"><text:s/>Volume Serial Number is 1234-5678</text:p>
      <text:p text:style-name="P738"><text:s/>Directory of C<text:s/>:\Documents</text:p>
      <text:p text:style-name="P739"/>
      <text:p text:style-name="P740">05/01/2023 <text:s/>10<text:s/>:24 AM <text:s text:c="3"/>&lt;DIR&gt; <text:s text:c="9"/>Subpasta</text:p>
      <text:p text:style-name="P741">22/02/2023 <text:s/>03<text:s/>:15 PM <text:s text:c="12"/>123 byte <text:s/>arquivo.txt</text:p>
      <text:p text:style-name="P742"><text:s text:c="15"/>1 file(s) <text:s text:c="9"/>123 bytes</text:p>
      <text:p text:style-name="P743"><text:s text:c="15"/>1 dir(s) <text:s/>21.484.174.336 bytes free</text:p>
      <text:p text:style-name="P744"/>
      <text:p text:style-name="P745"/>
      <text:p text:style-name="P746">PowerShell</text:p>
      <text:p text:style-name="P747"/>
      <text:p text:style-name="Standard"><text:span text:style-name="T748">Atalhos</text:span><text:span text:style-name="T749"><text:s/>:</text:span></text:p>
      <text:list text:style-name="LFO34" text:continue-numbering="true">
        <text:list-item>
          <text:p text:style-name="P750">Semelhantes ao Prompt de Comando.</text:p>
        </text:list-item>
      </text:list>
      <text:p text:style-name="Standard"><text:span text:style-name="T751">Comandos</text:span><text:span text:style-name="T752"><text:s/>:</text:span></text:p>
      <text:list text:style-name="LFO35" text:continue-numbering="true">
        <text:list-item>
          <text:p text:style-name="P753"><text:span text:style-name="T754">Get-ChildItem</text:span><text:span text:style-name="T755"><text:s/>:</text:span><text:span text:style-name="T756"><text:s/>Lista os itens em um diretório (equivalente a dir).</text:span></text:p>
        </text:list-item>
        <text:list-item>
          <text:p text:style-name="P757"><text:span text:style-name="T758">Set-Location</text:span><text:span text:style-name="T759"><text:s/>:</text:span><text:span text:style-name="T760"><text:s/>Altera o diretório atual (equivalente a cd).</text:span></text:p>
        </text:list-item>
        <text:list-item>
          <text:p text:style-name="P761"><text:span text:style-name="T762">Clear-Host</text:span><text:span text:style-name="T763"><text:s/>:</text:span><text:span text:style-name="T764"><text:s/>Limpa a tela (equivalente a cls).</text:span></text:p>
        </text:list-item>
        <text:list-item>
          <text:p text:style-name="P765"><text:span text:style-name="T766">Get-Help</text:span><text:span text:style-name="T767"><text:s/>:</text:span><text:span text:style-name="T768"><text:s/>Exibe ajuda sobre um comando.</text:span></text:p>
        </text:list-item>
        <text:list-item>
          <text:p text:style-name="P769"><text:span text:style-name="T770">Exit</text:span><text:span text:style-name="T771"><text:s/>:</text:span><text:span text:style-name="T772"><text:s/>Encerra o PowerShell.</text:span></text:p>
        </text:list-item>
      </text:list>
      <text:p text:style-name="Standard"><text:span text:style-name="T773">Outras funcionalidades</text:span><text:span text:style-name="T774"><text:s/>:</text:span></text:p>
      <text:list text:style-name="LFO36" text:continue-numbering="true">
        <text:list-item>
          <text:p text:style-name="P775"><text:span text:style-name="T776">Pipelines</text:span><text:span text:style-name="T777"><text:s/>:</text:span><text:span text:style-name="T778"><text:s/>Conectam o resultado de um comando à entrada de outro.</text:span></text:p>
        </text:list-item>
        <text:list-item>
          <text:p text:style-name="P779"><text:span text:style-name="T780">Cmdlets</text:span><text:span text:style-name="T781"><text:s/>:</text:span><text:span text:style-name="T782"><text:s/>Comandos pré-definidos para diversas tarefas.</text:span></text:p>
        </text:list-item>
        <text:list-item>
          <text:p text:style-name="P783"><text:span text:style-name="T784">Scripts</text:span><text:span text:style-name="T785"><text:s/>:</text:span><text:span text:style-name="T786"><text:s/>Arquivos com sequências de comandos.</text:span></text:p>
        </text:list-item>
      </text:list>
      <text:p text:style-name="Standard"><text:span text:style-name="T787">Exemplo Prático</text:span><text:span text:style-name="T788"><text:s/>:</text:span></text:p>
      <text:p text:style-name="P789"/>
      <text:p text:style-name="P790">PowerShell<text:s/>:</text:p>
      <text:p text:style-name="P791"/>
      <text:p text:style-name="P792">PS C<text:s/>:\&gt; Get-ChildItem Documents</text:p>
      <text:p text:style-name="P793"><text:s text:c="4"/>Directory<text:s/>:<text:s/>C<text:s/>:\Documents</text:p>
      <text:p text:style-name="P794"/>
      <text:p text:style-name="P795">Mode <text:s text:c="15"/>LastWriteTime <text:s text:c="8"/>Length Name</text:p>
      <text:p text:style-name="P796">---- <text:s text:c="15"/>------------- <text:s text:c="8"/>------ ----</text:p>
      <text:p text:style-name="P797">d----- <text:s text:c="14"/>05/01/2023 <text:s/>10<text:s/>:24 AM <text:s text:c="15"/>Subpasta</text:p>
      <text:p text:style-name="P798">-a---- <text:s text:c="14"/>22/02/2023 <text:s/>03<text:s/>:15 PM <text:s text:c="8"/>123 arquivo.txt</text:p>
      <text:p text:style-name="P799"/>
      <text:soft-page-break/>
      <text:p text:style-name="Standard"><text:span text:style-name="T800">Use o código.</text:span></text:p>
      <text:p text:style-name="P801"/>
      <text:p text:style-name="P802">Considerações Finais</text:p>
      <text:p text:style-name="P803"/>
      <text:list text:style-name="LFO37" text:continue-numbering="true">
        <text:list-item>
          <text:p text:style-name="P804"><text:span text:style-name="T805">PowerShell</text:span><text:span text:style-name="T806"><text:s/>é mais poderoso e flexível que o Prompt de Comando, oferecendo uma vasta gama de funcionalidades para administração de sistemas.</text:span></text:p>
        </text:list-item>
        <text:list-item>
          <text:p text:style-name="P807"><text:span text:style-name="T808">Prompt de Comando</text:span><text:span text:style-name="T809"><text:s/>é mais simples e adequado para tarefas básicas.</text:span></text:p>
        </text:list-item>
        <text:list-item>
          <text:p text:style-name="P810"><text:span text:style-name="T811">Para tarefas mais complexas e automatização, o<text:s/></text:span><text:span text:style-name="T812">PowerShell</text:span><text:span text:style-name="T813"><text:s/>é a melhor escolha.</text:span></text:p>
        </text:list-item>
      </text:list>
      <text:p text:style-name="Standard"><text:span text:style-name="T814">Observação</text:span><text:span text:style-name="T815"><text:s/>:</text:span><text:span text:style-name="T816"><text:s/>Esta lista é apenas um resumo dos comandos mais comuns. Ambos os ambientes possuem muitos outros comandos e parâmetros que podem ser explorados.</text:span></text:p>
      <text:p text:style-name="P8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Sans" svg:font-family="Nimbus Sans" style:font-family-generic="swiss" style:font-pitch="variable"/>
    <style:font-face style:name="Segoe UI Emoji" svg:font-family="Segoe UI Emoj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467886"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Título4Char" style:display-name="Título 4 Char" style:family="text" style:parent-style-name="Fonteparág.padrão">
      <style:text-properties style:font-name="Aptos Display" style:font-name-asian="Times New Roman" style:font-name-complex="Mangal" fo:font-style="italic" style:font-style-asian="italic" style:font-style-complex="italic" fo:color="#0F4761" style:font-size-complex="10.5pt"/>
    </style:style>
    <style:style style:name="ParágrafodaLista" style:display-name="Parágrafo da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PC Home</dc:creator>
    <meta:creation-date>2024-09-25T18:57:00Z</meta:creation-date>
    <dc:date>2025-03-09T23:07:00Z</dc:date>
    <meta:template xlink:href="Normal" xlink:type="simple"/>
    <meta:editing-cycles>27</meta:editing-cycles>
    <meta:editing-duration>PT36300S</meta:editing-duration>
    <meta:document-statistic meta:page-count="12" meta:paragraph-count="29" meta:word-count="2279" meta:character-count="14559" meta:row-count="102" meta:non-whitespace-character-count="12309"/>
  </office:meta>
</office:document-meta>
</file>